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table:number-columns-repeated="2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123">
            <text:p>123</text:p>
          </table:table-cell>
          <table:table-cell table:formula="of:=SUMIF([.B2:.B10000];&quot;&lt;=1958&quot;;[.C2:.C10000])" office:value-type="float" office:value="464909">
            <text:p>464909</text:p>
          </table:table-cell>
          <table:table-cell table:formula="of:=COUNTIF([.B2:.B10000];&quot;&lt;=1958&quot;)" office:value-type="float" office:value="17">
            <text:p>17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275914">
            <text:p>275914</text:p>
          </table:table-cell>
          <table:table-cell table:formula="of:=SUMIF([.B2:.B10000];&quot;&lt;=1968&quot;;[.C2:.C10000])-[.D2]" office:value-type="float" office:value="2752789">
            <text:p>2752789</text:p>
          </table:table-cell>
          <table:table-cell table:formula="of:=COUNTIF([.B2:.B10000];&quot;&lt;=1968&quot;)-[.E2]" office:value-type="float" office:value="104">
            <text:p>104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25275">
            <text:p>25275</text:p>
          </table:table-cell>
          <table:table-cell table:formula="of:=SUMIF([.B2:.B10000];&quot;&lt;=1979&quot;;[.C2:.C10000])-[.D3]-[.D2]" office:value-type="float" office:value="22205204">
            <text:p>22205204</text:p>
          </table:table-cell>
          <table:table-cell table:formula="of:=COUNTIF([.B2:.B10000];&quot;&lt;=1979&quot;)-[.E3]-[.E2]" office:value-type="float" office:value="1102">
            <text:p>1102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table:formula="of:=SUMIF([.B2:.B10000];&quot;&lt;=1989&quot;;[.C2:.C10000])-[.D4]-[.D3]-[.D2]" office:value-type="float" office:value="32152433">
            <text:p>32152433</text:p>
          </table:table-cell>
          <table:table-cell table:formula="of:=COUNTIF([.B2:.B10000];&quot;&lt;=1989&quot;)-[.E4]-[.E3]-[.E2]" office:value-type="float" office:value="2082">
            <text:p>2082</text:p>
          </table:table-cell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79893">
            <text:p>79893</text:p>
          </table:table-cell>
          <table:table-cell table:formula="of:=SUMIF([.B2:.B10000];&quot;&lt;=1999&quot;;[.C2:.C10000])-[.D5]-[.D4]-[.D3]-[.D2]" office:value-type="float" office:value="2120792">
            <text:p>2120792</text:p>
          </table:table-cell>
          <table:table-cell table:formula="of:=COUNTIF([.B2:.B10000];&quot;&lt;=1999&quot;)-[.E5]-[.E4]-[.E3]-[.E2]" office:value-type="float" office:value="91">
            <text:p>91</text:p>
          </table:table-cell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6475">
            <text:p>6475</text:p>
          </table:table-cell>
          <table:table-cell table:formula="of:=SUM([.D2:.D6])" office:value-type="float" office:value="59696127">
            <text:p>59696127</text:p>
          </table:table-cell>
          <table:table-cell table:formula="of:=SUM([.E2:.E6])" office:value-type="float" office:value="3396">
            <text:p>3396</text:p>
          </table:table-cell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601">
            <text:p>2601</text:p>
          </table:table-cell>
          <table:table-cell table:formula="of:=SUM([.C2:.C10000])" office:value-type="float" office:value="59696127">
            <text:p>59696127</text:p>
          </table:table-cell>
          <table:table-cell/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14014">
            <text:p>14014</text:p>
          </table:table-cell>
          <table:table-cell table:number-columns-repeated="2"/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15054">
            <text:p>15054</text:p>
          </table:table-cell>
          <table:table-cell table:number-columns-repeated="2"/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836">
            <text:p>836</text:p>
          </table:table-cell>
          <table:table-cell table:number-columns-repeated="2"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4342">
            <text:p>4342</text:p>
          </table:table-cell>
          <table:table-cell table:number-columns-repeated="2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22143">
            <text:p>22143</text:p>
          </table:table-cell>
          <table:table-cell table:number-columns-repeated="2"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13596">
            <text:p>13596</text:p>
          </table:table-cell>
          <table:table-cell table:number-columns-repeated="2"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4470">
            <text:p>4470</text:p>
          </table:table-cell>
          <table:table-cell table:number-columns-repeated="2"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5782">
            <text:p>5782</text:p>
          </table:table-cell>
          <table:table-cell table:number-columns-repeated="2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2253">
            <text:p>2253</text:p>
          </table:table-cell>
          <table:table-cell table:number-columns-repeated="2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39802">
            <text:p>39802</text:p>
          </table:table-cell>
          <table:table-cell table:number-columns-repeated="2"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034">
            <text:p>12034</text:p>
          </table:table-cell>
          <table:table-cell table:number-columns-repeated="2"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38499">
            <text:p>38499</text:p>
          </table:table-cell>
          <table:table-cell table:number-columns-repeated="2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5423">
            <text:p>5423</text:p>
          </table:table-cell>
          <table:table-cell table:number-columns-repeated="2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41651">
            <text:p>41651</text:p>
          </table:table-cell>
          <table:table-cell table:number-columns-repeated="2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300380">
            <text:p>300380</text:p>
          </table:table-cell>
          <table:table-cell table:number-columns-repeated="2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29029">
            <text:p>29029</text:p>
          </table:table-cell>
          <table:table-cell table:number-columns-repeated="2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9459">
            <text:p>9459</text:p>
          </table:table-cell>
          <table:table-cell table:number-columns-repeated="2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51042">
            <text:p>51042</text:p>
          </table:table-cell>
          <table:table-cell table:number-columns-repeated="2"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26489">
            <text:p>26489</text:p>
          </table:table-cell>
          <table:table-cell table:number-columns-repeated="2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9281">
            <text:p>19281</text:p>
          </table:table-cell>
          <table:table-cell table:number-columns-repeated="2"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5468">
            <text:p>5468</text:p>
          </table:table-cell>
          <table:table-cell table:number-columns-repeated="2"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1436">
            <text:p>1436</text:p>
          </table:table-cell>
          <table:table-cell table:number-columns-repeated="2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15014">
            <text:p>15014</text:p>
          </table:table-cell>
          <table:table-cell table:number-columns-repeated="2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2611">
            <text:p>2611</text:p>
          </table:table-cell>
          <table:table-cell table:number-columns-repeated="2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7606">
            <text:p>7606</text:p>
          </table:table-cell>
          <table:table-cell table:number-columns-repeated="2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6307">
            <text:p>16307</text:p>
          </table:table-cell>
          <table:table-cell table:number-columns-repeated="2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80788">
            <text:p>80788</text:p>
          </table:table-cell>
          <table:table-cell table:number-columns-repeated="2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31020">
            <text:p>131020</text:p>
          </table:table-cell>
          <table:table-cell table:number-columns-repeated="2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8228">
            <text:p>8228</text:p>
          </table:table-cell>
          <table:table-cell table:number-columns-repeated="2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2295">
            <text:p>2295</text:p>
          </table:table-cell>
          <table:table-cell table:number-columns-repeated="2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number-columns-repeated="2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83333">
            <text:p>83333</text:p>
          </table:table-cell>
          <table:table-cell table:number-columns-repeated="2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81964">
            <text:p>81964</text:p>
          </table:table-cell>
          <table:table-cell table:number-columns-repeated="2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64326">
            <text:p>64326</text:p>
          </table:table-cell>
          <table:table-cell table:number-columns-repeated="2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77399">
            <text:p>77399</text:p>
          </table:table-cell>
          <table:table-cell table:number-columns-repeated="2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1629">
            <text:p>1629</text:p>
          </table:table-cell>
          <table:table-cell table:number-columns-repeated="2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79665">
            <text:p>79665</text:p>
          </table:table-cell>
          <table:table-cell table:number-columns-repeated="2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195575">
            <text:p>195575</text:p>
          </table:table-cell>
          <table:table-cell table:number-columns-repeated="2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9824">
            <text:p>9824</text:p>
          </table:table-cell>
          <table:table-cell table:number-columns-repeated="2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47468">
            <text:p>47468</text:p>
          </table:table-cell>
          <table:table-cell table:number-columns-repeated="2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5799">
            <text:p>5799</text:p>
          </table:table-cell>
          <table:table-cell table:number-columns-repeated="2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5480">
            <text:p>5480</text:p>
          </table:table-cell>
          <table:table-cell table:number-columns-repeated="2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14173">
            <text:p>14173</text:p>
          </table:table-cell>
          <table:table-cell table:number-columns-repeated="2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8156">
            <text:p>8156</text:p>
          </table:table-cell>
          <table:table-cell table:number-columns-repeated="2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522">
            <text:p>522</text:p>
          </table:table-cell>
          <table:table-cell table:number-columns-repeated="2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133774">
            <text:p>133774</text:p>
          </table:table-cell>
          <table:table-cell table:number-columns-repeated="2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13099">
            <text:p>13099</text:p>
          </table:table-cell>
          <table:table-cell table:number-columns-repeated="2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7485">
            <text:p>7485</text:p>
          </table:table-cell>
          <table:table-cell table:number-columns-repeated="2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2239">
            <text:p>2239</text:p>
          </table:table-cell>
          <table:table-cell table:number-columns-repeated="2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581">
            <text:p>581</text:p>
          </table:table-cell>
          <table:table-cell table:number-columns-repeated="2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17714">
            <text:p>17714</text:p>
          </table:table-cell>
          <table:table-cell table:number-columns-repeated="2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71969">
            <text:p>71969</text:p>
          </table:table-cell>
          <table:table-cell table:number-columns-repeated="2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24920">
            <text:p>24920</text:p>
          </table:table-cell>
          <table:table-cell table:number-columns-repeated="2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579">
            <text:p>5579</text:p>
          </table:table-cell>
          <table:table-cell table:number-columns-repeated="2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1641">
            <text:p>1641</text:p>
          </table:table-cell>
          <table:table-cell table:number-columns-repeated="2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815">
            <text:p>815</text:p>
          </table:table-cell>
          <table:table-cell table:number-columns-repeated="2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2479">
            <text:p>2479</text:p>
          </table:table-cell>
          <table:table-cell table:number-columns-repeated="2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0661">
            <text:p>10661</text:p>
          </table:table-cell>
          <table:table-cell table:number-columns-repeated="2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28311">
            <text:p>28311</text:p>
          </table:table-cell>
          <table:table-cell table:number-columns-repeated="2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5869">
            <text:p>5869</text:p>
          </table:table-cell>
          <table:table-cell table:number-columns-repeated="2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82443">
            <text:p>82443</text:p>
          </table:table-cell>
          <table:table-cell table:number-columns-repeated="2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91368">
            <text:p>91368</text:p>
          </table:table-cell>
          <table:table-cell table:number-columns-repeated="2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111181">
            <text:p>111181</text:p>
          </table:table-cell>
          <table:table-cell table:number-columns-repeated="2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21616">
            <text:p>21616</text:p>
          </table:table-cell>
          <table:table-cell table:number-columns-repeated="2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14565">
            <text:p>14565</text:p>
          </table:table-cell>
          <table:table-cell table:number-columns-repeated="2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3541">
            <text:p>3541</text:p>
          </table:table-cell>
          <table:table-cell table:number-columns-repeated="2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34534">
            <text:p>34534</text:p>
          </table:table-cell>
          <table:table-cell table:number-columns-repeated="2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9239">
            <text:p>9239</text:p>
          </table:table-cell>
          <table:table-cell table:number-columns-repeated="2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5007">
            <text:p>5007</text:p>
          </table:table-cell>
          <table:table-cell table:number-columns-repeated="2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2199">
            <text:p>2199</text:p>
          </table:table-cell>
          <table:table-cell table:number-columns-repeated="2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3101">
            <text:p>13101</text:p>
          </table:table-cell>
          <table:table-cell table:number-columns-repeated="2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11004">
            <text:p>11004</text:p>
          </table:table-cell>
          <table:table-cell table:number-columns-repeated="2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52429">
            <text:p>52429</text:p>
          </table:table-cell>
          <table:table-cell table:number-columns-repeated="2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3004">
            <text:p>3004</text:p>
          </table:table-cell>
          <table:table-cell table:number-columns-repeated="2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6706">
            <text:p>6706</text:p>
          </table:table-cell>
          <table:table-cell table:number-columns-repeated="2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0719">
            <text:p>10719</text:p>
          </table:table-cell>
          <table:table-cell table:number-columns-repeated="2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1862">
            <text:p>1862</text:p>
          </table:table-cell>
          <table:table-cell table:number-columns-repeated="2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13420">
            <text:p>13420</text:p>
          </table:table-cell>
          <table:table-cell table:number-columns-repeated="2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3493">
            <text:p>3493</text:p>
          </table:table-cell>
          <table:table-cell table:number-columns-repeated="2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6874">
            <text:p>6874</text:p>
          </table:table-cell>
          <table:table-cell table:number-columns-repeated="2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7907">
            <text:p>7907</text:p>
          </table:table-cell>
          <table:table-cell table:number-columns-repeated="2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65246">
            <text:p>65246</text:p>
          </table:table-cell>
          <table:table-cell table:number-columns-repeated="2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9119">
            <text:p>9119</text:p>
          </table:table-cell>
          <table:table-cell table:number-columns-repeated="2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20329">
            <text:p>20329</text:p>
          </table:table-cell>
          <table:table-cell table:number-columns-repeated="2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77382">
            <text:p>77382</text:p>
          </table:table-cell>
          <table:table-cell table:number-columns-repeated="2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14172">
            <text:p>14172</text:p>
          </table:table-cell>
          <table:table-cell table:number-columns-repeated="2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8986">
            <text:p>8986</text:p>
          </table:table-cell>
          <table:table-cell table:number-columns-repeated="2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26233">
            <text:p>26233</text:p>
          </table:table-cell>
          <table:table-cell table:number-columns-repeated="2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9362">
            <text:p>9362</text:p>
          </table:table-cell>
          <table:table-cell table:number-columns-repeated="2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39502">
            <text:p>39502</text:p>
          </table:table-cell>
          <table:table-cell table:number-columns-repeated="2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19349">
            <text:p>19349</text:p>
          </table:table-cell>
          <table:table-cell table:number-columns-repeated="2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2043">
            <text:p>2043</text:p>
          </table:table-cell>
          <table:table-cell table:number-columns-repeated="2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3957">
            <text:p>13957</text:p>
          </table:table-cell>
          <table:table-cell table:number-columns-repeated="2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4306">
            <text:p>4306</text:p>
          </table:table-cell>
          <table:table-cell table:number-columns-repeated="2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3118">
            <text:p>3118</text:p>
          </table:table-cell>
          <table:table-cell table:number-columns-repeated="2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5447">
            <text:p>5447</text:p>
          </table:table-cell>
          <table:table-cell table:number-columns-repeated="2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315">
            <text:p>315</text:p>
          </table:table-cell>
          <table:table-cell table:number-columns-repeated="2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21161">
            <text:p>21161</text:p>
          </table:table-cell>
          <table:table-cell table:number-columns-repeated="2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572">
            <text:p>572</text:p>
          </table:table-cell>
          <table:table-cell table:number-columns-repeated="2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20460">
            <text:p>20460</text:p>
          </table:table-cell>
          <table:table-cell table:number-columns-repeated="2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20754">
            <text:p>20754</text:p>
          </table:table-cell>
          <table:table-cell table:number-columns-repeated="2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21346">
            <text:p>21346</text:p>
          </table:table-cell>
          <table:table-cell table:number-columns-repeated="2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33573">
            <text:p>33573</text:p>
          </table:table-cell>
          <table:table-cell table:number-columns-repeated="2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24051">
            <text:p>24051</text:p>
          </table:table-cell>
          <table:table-cell table:number-columns-repeated="2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number-columns-repeated="2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39170">
            <text:p>39170</text:p>
          </table:table-cell>
          <table:table-cell table:number-columns-repeated="2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7757">
            <text:p>7757</text:p>
          </table:table-cell>
          <table:table-cell table:number-columns-repeated="2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6201">
            <text:p>6201</text:p>
          </table:table-cell>
          <table:table-cell table:number-columns-repeated="2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4681">
            <text:p>4681</text:p>
          </table:table-cell>
          <table:table-cell table:number-columns-repeated="2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20395">
            <text:p>20395</text:p>
          </table:table-cell>
          <table:table-cell table:number-columns-repeated="2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1403">
            <text:p>1403</text:p>
          </table:table-cell>
          <table:table-cell table:number-columns-repeated="2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3407">
            <text:p>3407</text:p>
          </table:table-cell>
          <table:table-cell table:number-columns-repeated="2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16151">
            <text:p>16151</text:p>
          </table:table-cell>
          <table:table-cell table:number-columns-repeated="2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851">
            <text:p>851</text:p>
          </table:table-cell>
          <table:table-cell table:number-columns-repeated="2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1088">
            <text:p>11088</text:p>
          </table:table-cell>
          <table:table-cell table:number-columns-repeated="2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079">
            <text:p>13079</text:p>
          </table:table-cell>
          <table:table-cell table:number-columns-repeated="2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16906">
            <text:p>16906</text:p>
          </table:table-cell>
          <table:table-cell table:number-columns-repeated="2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19185">
            <text:p>19185</text:p>
          </table:table-cell>
          <table:table-cell table:number-columns-repeated="2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36614">
            <text:p>36614</text:p>
          </table:table-cell>
          <table:table-cell table:number-columns-repeated="2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6574">
            <text:p>6574</text:p>
          </table:table-cell>
          <table:table-cell table:number-columns-repeated="2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763">
            <text:p>3763</text:p>
          </table:table-cell>
          <table:table-cell table:number-columns-repeated="2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20791">
            <text:p>20791</text:p>
          </table:table-cell>
          <table:table-cell table:number-columns-repeated="2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4189">
            <text:p>4189</text:p>
          </table:table-cell>
          <table:table-cell table:number-columns-repeated="2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49923">
            <text:p>49923</text:p>
          </table:table-cell>
          <table:table-cell table:number-columns-repeated="2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29991">
            <text:p>29991</text:p>
          </table:table-cell>
          <table:table-cell table:number-columns-repeated="2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27018">
            <text:p>27018</text:p>
          </table:table-cell>
          <table:table-cell table:number-columns-repeated="2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85022">
            <text:p>85022</text:p>
          </table:table-cell>
          <table:table-cell table:number-columns-repeated="2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61033">
            <text:p>61033</text:p>
          </table:table-cell>
          <table:table-cell table:number-columns-repeated="2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7662">
            <text:p>7662</text:p>
          </table:table-cell>
          <table:table-cell table:number-columns-repeated="2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5601">
            <text:p>5601</text:p>
          </table:table-cell>
          <table:table-cell table:number-columns-repeated="2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292640">
            <text:p>292640</text:p>
          </table:table-cell>
          <table:table-cell table:number-columns-repeated="2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65347">
            <text:p>65347</text:p>
          </table:table-cell>
          <table:table-cell table:number-columns-repeated="2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773">
            <text:p>773</text:p>
          </table:table-cell>
          <table:table-cell table:number-columns-repeated="2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3488">
            <text:p>3488</text:p>
          </table:table-cell>
          <table:table-cell table:number-columns-repeated="2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4118">
            <text:p>4118</text:p>
          </table:table-cell>
          <table:table-cell table:number-columns-repeated="2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19056">
            <text:p>19056</text:p>
          </table:table-cell>
          <table:table-cell table:number-columns-repeated="2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11525">
            <text:p>11525</text:p>
          </table:table-cell>
          <table:table-cell table:number-columns-repeated="2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49605">
            <text:p>49605</text:p>
          </table:table-cell>
          <table:table-cell table:number-columns-repeated="2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27538">
            <text:p>27538</text:p>
          </table:table-cell>
          <table:table-cell table:number-columns-repeated="2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532">
            <text:p>532</text:p>
          </table:table-cell>
          <table:table-cell table:number-columns-repeated="2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18901">
            <text:p>18901</text:p>
          </table:table-cell>
          <table:table-cell table:number-columns-repeated="2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15704">
            <text:p>115704</text:p>
          </table:table-cell>
          <table:table-cell table:number-columns-repeated="2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1324">
            <text:p>1324</text:p>
          </table:table-cell>
          <table:table-cell table:number-columns-repeated="2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1127">
            <text:p>1127</text:p>
          </table:table-cell>
          <table:table-cell table:number-columns-repeated="2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42464">
            <text:p>42464</text:p>
          </table:table-cell>
          <table:table-cell table:number-columns-repeated="2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313">
            <text:p>1313</text:p>
          </table:table-cell>
          <table:table-cell table:number-columns-repeated="2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16990">
            <text:p>16990</text:p>
          </table:table-cell>
          <table:table-cell table:number-columns-repeated="2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2515">
            <text:p>2515</text:p>
          </table:table-cell>
          <table:table-cell table:number-columns-repeated="2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9265">
            <text:p>9265</text:p>
          </table:table-cell>
          <table:table-cell table:number-columns-repeated="2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4613">
            <text:p>24613</text:p>
          </table:table-cell>
          <table:table-cell table:number-columns-repeated="2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19948">
            <text:p>19948</text:p>
          </table:table-cell>
          <table:table-cell table:number-columns-repeated="2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126331">
            <text:p>126331</text:p>
          </table:table-cell>
          <table:table-cell table:number-columns-repeated="2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6994">
            <text:p>6994</text:p>
          </table:table-cell>
          <table:table-cell table:number-columns-repeated="2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12304">
            <text:p>12304</text:p>
          </table:table-cell>
          <table:table-cell table:number-columns-repeated="2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602">
            <text:p>602</text:p>
          </table:table-cell>
          <table:table-cell table:number-columns-repeated="2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1623">
            <text:p>1623</text:p>
          </table:table-cell>
          <table:table-cell table:number-columns-repeated="2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12056">
            <text:p>12056</text:p>
          </table:table-cell>
          <table:table-cell table:number-columns-repeated="2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2222">
            <text:p>2222</text:p>
          </table:table-cell>
          <table:table-cell table:number-columns-repeated="2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4728">
            <text:p>4728</text:p>
          </table:table-cell>
          <table:table-cell table:number-columns-repeated="2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6056">
            <text:p>6056</text:p>
          </table:table-cell>
          <table:table-cell table:number-columns-repeated="2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0174">
            <text:p>10174</text:p>
          </table:table-cell>
          <table:table-cell table:number-columns-repeated="2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032">
            <text:p>1032</text:p>
          </table:table-cell>
          <table:table-cell table:number-columns-repeated="2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665">
            <text:p>665</text:p>
          </table:table-cell>
          <table:table-cell table:number-columns-repeated="2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5683">
            <text:p>5683</text:p>
          </table:table-cell>
          <table:table-cell table:number-columns-repeated="2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1406">
            <text:p>11406</text:p>
          </table:table-cell>
          <table:table-cell table:number-columns-repeated="2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5888">
            <text:p>5888</text:p>
          </table:table-cell>
          <table:table-cell table:number-columns-repeated="2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5513">
            <text:p>5513</text:p>
          </table:table-cell>
          <table:table-cell table:number-columns-repeated="2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4188">
            <text:p>4188</text:p>
          </table:table-cell>
          <table:table-cell table:number-columns-repeated="2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3544">
            <text:p>3544</text:p>
          </table:table-cell>
          <table:table-cell table:number-columns-repeated="2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2050">
            <text:p>22050</text:p>
          </table:table-cell>
          <table:table-cell table:number-columns-repeated="2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4742">
            <text:p>4742</text:p>
          </table:table-cell>
          <table:table-cell table:number-columns-repeated="2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7296">
            <text:p>7296</text:p>
          </table:table-cell>
          <table:table-cell table:number-columns-repeated="2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45672">
            <text:p>45672</text:p>
          </table:table-cell>
          <table:table-cell table:number-columns-repeated="2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18458">
            <text:p>18458</text:p>
          </table:table-cell>
          <table:table-cell table:number-columns-repeated="2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51529">
            <text:p>51529</text:p>
          </table:table-cell>
          <table:table-cell table:number-columns-repeated="2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26031">
            <text:p>26031</text:p>
          </table:table-cell>
          <table:table-cell table:number-columns-repeated="2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107227">
            <text:p>107227</text:p>
          </table:table-cell>
          <table:table-cell table:number-columns-repeated="2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number-columns-repeated="2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22542">
            <text:p>22542</text:p>
          </table:table-cell>
          <table:table-cell table:number-columns-repeated="2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16815">
            <text:p>16815</text:p>
          </table:table-cell>
          <table:table-cell table:number-columns-repeated="2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14742">
            <text:p>14742</text:p>
          </table:table-cell>
          <table:table-cell table:number-columns-repeated="2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105419">
            <text:p>105419</text:p>
          </table:table-cell>
          <table:table-cell table:number-columns-repeated="2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48427">
            <text:p>48427</text:p>
          </table:table-cell>
          <table:table-cell table:number-columns-repeated="2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1358">
            <text:p>1358</text:p>
          </table:table-cell>
          <table:table-cell table:number-columns-repeated="2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15739">
            <text:p>15739</text:p>
          </table:table-cell>
          <table:table-cell table:number-columns-repeated="2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17409">
            <text:p>17409</text:p>
          </table:table-cell>
          <table:table-cell table:number-columns-repeated="2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6387">
            <text:p>6387</text:p>
          </table:table-cell>
          <table:table-cell table:number-columns-repeated="2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1858">
            <text:p>11858</text:p>
          </table:table-cell>
          <table:table-cell table:number-columns-repeated="2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5497">
            <text:p>5497</text:p>
          </table:table-cell>
          <table:table-cell table:number-columns-repeated="2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144758">
            <text:p>144758</text:p>
          </table:table-cell>
          <table:table-cell table:number-columns-repeated="2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6731">
            <text:p>6731</text:p>
          </table:table-cell>
          <table:table-cell table:number-columns-repeated="2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5523">
            <text:p>5523</text:p>
          </table:table-cell>
          <table:table-cell table:number-columns-repeated="2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13382">
            <text:p>13382</text:p>
          </table:table-cell>
          <table:table-cell table:number-columns-repeated="2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2757">
            <text:p>2757</text:p>
          </table:table-cell>
          <table:table-cell table:number-columns-repeated="2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70072">
            <text:p>70072</text:p>
          </table:table-cell>
          <table:table-cell table:number-columns-repeated="2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3701">
            <text:p>3701</text:p>
          </table:table-cell>
          <table:table-cell table:number-columns-repeated="2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17889">
            <text:p>17889</text:p>
          </table:table-cell>
          <table:table-cell table:number-columns-repeated="2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29714">
            <text:p>329714</text:p>
          </table:table-cell>
          <table:table-cell table:number-columns-repeated="2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9410">
            <text:p>9410</text:p>
          </table:table-cell>
          <table:table-cell table:number-columns-repeated="2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11473">
            <text:p>11473</text:p>
          </table:table-cell>
          <table:table-cell table:number-columns-repeated="2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9031">
            <text:p>9031</text:p>
          </table:table-cell>
          <table:table-cell table:number-columns-repeated="2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16355">
            <text:p>16355</text:p>
          </table:table-cell>
          <table:table-cell table:number-columns-repeated="2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2008">
            <text:p>2008</text:p>
          </table:table-cell>
          <table:table-cell table:number-columns-repeated="2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38138">
            <text:p>38138</text:p>
          </table:table-cell>
          <table:table-cell table:number-columns-repeated="2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1483">
            <text:p>1483</text:p>
          </table:table-cell>
          <table:table-cell table:number-columns-repeated="2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3465">
            <text:p>3465</text:p>
          </table:table-cell>
          <table:table-cell table:number-columns-repeated="2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6721">
            <text:p>6721</text:p>
          </table:table-cell>
          <table:table-cell table:number-columns-repeated="2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3504">
            <text:p>3504</text:p>
          </table:table-cell>
          <table:table-cell table:number-columns-repeated="2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0236">
            <text:p>10236</text:p>
          </table:table-cell>
          <table:table-cell table:number-columns-repeated="2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368">
            <text:p>368</text:p>
          </table:table-cell>
          <table:table-cell table:number-columns-repeated="2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2877">
            <text:p>2877</text:p>
          </table:table-cell>
          <table:table-cell table:number-columns-repeated="2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5574">
            <text:p>5574</text:p>
          </table:table-cell>
          <table:table-cell table:number-columns-repeated="2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3247">
            <text:p>3247</text:p>
          </table:table-cell>
          <table:table-cell table:number-columns-repeated="2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1931">
            <text:p>1931</text:p>
          </table:table-cell>
          <table:table-cell table:number-columns-repeated="2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number-columns-repeated="2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1042">
            <text:p>1042</text:p>
          </table:table-cell>
          <table:table-cell table:number-columns-repeated="2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2231">
            <text:p>12231</text:p>
          </table:table-cell>
          <table:table-cell table:number-columns-repeated="2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60014">
            <text:p>60014</text:p>
          </table:table-cell>
          <table:table-cell table:number-columns-repeated="2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1108">
            <text:p>1108</text:p>
          </table:table-cell>
          <table:table-cell table:number-columns-repeated="2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433883">
            <text:p>433883</text:p>
          </table:table-cell>
          <table:table-cell table:number-columns-repeated="2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19495">
            <text:p>19495</text:p>
          </table:table-cell>
          <table:table-cell table:number-columns-repeated="2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48167">
            <text:p>48167</text:p>
          </table:table-cell>
          <table:table-cell table:number-columns-repeated="2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9369">
            <text:p>9369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25006">
            <text:p>25006</text:p>
          </table:table-cell>
          <table:table-cell table:number-columns-repeated="2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484">
            <text:p>484</text:p>
          </table:table-cell>
          <table:table-cell table:number-columns-repeated="2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2476">
            <text:p>2476</text:p>
          </table:table-cell>
          <table:table-cell table:number-columns-repeated="2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183385">
            <text:p>183385</text:p>
          </table:table-cell>
          <table:table-cell table:number-columns-repeated="2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158452">
            <text:p>158452</text:p>
          </table:table-cell>
          <table:table-cell table:number-columns-repeated="2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6895">
            <text:p>6895</text:p>
          </table:table-cell>
          <table:table-cell table:number-columns-repeated="2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2485">
            <text:p>2485</text:p>
          </table:table-cell>
          <table:table-cell table:number-columns-repeated="2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26545">
            <text:p>26545</text:p>
          </table:table-cell>
          <table:table-cell table:number-columns-repeated="2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1170749">
            <text:p>1170749</text:p>
          </table:table-cell>
          <table:table-cell table:number-columns-repeated="2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4100">
            <text:p>14100</text:p>
          </table:table-cell>
          <table:table-cell table:number-columns-repeated="2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148337">
            <text:p>148337</text:p>
          </table:table-cell>
          <table:table-cell table:number-columns-repeated="2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7826">
            <text:p>7826</text:p>
          </table:table-cell>
          <table:table-cell table:number-columns-repeated="2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9394">
            <text:p>9394</text:p>
          </table:table-cell>
          <table:table-cell table:number-columns-repeated="2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10018">
            <text:p>10018</text:p>
          </table:table-cell>
          <table:table-cell table:number-columns-repeated="2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10722">
            <text:p>10722</text:p>
          </table:table-cell>
          <table:table-cell table:number-columns-repeated="2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4069">
            <text:p>4069</text:p>
          </table:table-cell>
          <table:table-cell table:number-columns-repeated="2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17003">
            <text:p>17003</text:p>
          </table:table-cell>
          <table:table-cell table:number-columns-repeated="2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10789">
            <text:p>10789</text:p>
          </table:table-cell>
          <table:table-cell table:number-columns-repeated="2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8744">
            <text:p>8744</text:p>
          </table:table-cell>
          <table:table-cell table:number-columns-repeated="2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17278">
            <text:p>17278</text:p>
          </table:table-cell>
          <table:table-cell table:number-columns-repeated="2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3842">
            <text:p>3842</text:p>
          </table:table-cell>
          <table:table-cell table:number-columns-repeated="2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288">
            <text:p>10288</text:p>
          </table:table-cell>
          <table:table-cell table:number-columns-repeated="2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8199">
            <text:p>8199</text:p>
          </table:table-cell>
          <table:table-cell table:number-columns-repeated="2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8152">
            <text:p>8152</text:p>
          </table:table-cell>
          <table:table-cell table:number-columns-repeated="2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5063">
            <text:p>5063</text:p>
          </table:table-cell>
          <table:table-cell table:number-columns-repeated="2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1107">
            <text:p>1107</text:p>
          </table:table-cell>
          <table:table-cell table:number-columns-repeated="2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514">
            <text:p>514</text:p>
          </table:table-cell>
          <table:table-cell table:number-columns-repeated="2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1732">
            <text:p>11732</text:p>
          </table:table-cell>
          <table:table-cell table:number-columns-repeated="2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7474">
            <text:p>7474</text:p>
          </table:table-cell>
          <table:table-cell table:number-columns-repeated="2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26396">
            <text:p>26396</text:p>
          </table:table-cell>
          <table:table-cell table:number-columns-repeated="2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17146">
            <text:p>17146</text:p>
          </table:table-cell>
          <table:table-cell table:number-columns-repeated="2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3950">
            <text:p>3950</text:p>
          </table:table-cell>
          <table:table-cell table:number-columns-repeated="2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2768">
            <text:p>2768</text:p>
          </table:table-cell>
          <table:table-cell table:number-columns-repeated="2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3781">
            <text:p>3781</text:p>
          </table:table-cell>
          <table:table-cell table:number-columns-repeated="2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5443">
            <text:p>5443</text:p>
          </table:table-cell>
          <table:table-cell table:number-columns-repeated="2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0860">
            <text:p>10860</text:p>
          </table:table-cell>
          <table:table-cell table:number-columns-repeated="2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77482">
            <text:p>77482</text:p>
          </table:table-cell>
          <table:table-cell table:number-columns-repeated="2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7693">
            <text:p>7693</text:p>
          </table:table-cell>
          <table:table-cell table:number-columns-repeated="2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17498">
            <text:p>17498</text:p>
          </table:table-cell>
          <table:table-cell table:number-columns-repeated="2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118196">
            <text:p>118196</text:p>
          </table:table-cell>
          <table:table-cell table:number-columns-repeated="2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19424">
            <text:p>19424</text:p>
          </table:table-cell>
          <table:table-cell table:number-columns-repeated="2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162552">
            <text:p>162552</text:p>
          </table:table-cell>
          <table:table-cell table:number-columns-repeated="2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8584">
            <text:p>8584</text:p>
          </table:table-cell>
          <table:table-cell table:number-columns-repeated="2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11446">
            <text:p>11446</text:p>
          </table:table-cell>
          <table:table-cell table:number-columns-repeated="2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20303">
            <text:p>20303</text:p>
          </table:table-cell>
          <table:table-cell table:number-columns-repeated="2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16406">
            <text:p>16406</text:p>
          </table:table-cell>
          <table:table-cell table:number-columns-repeated="2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9758">
            <text:p>9758</text:p>
          </table:table-cell>
          <table:table-cell table:number-columns-repeated="2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11354">
            <text:p>11354</text:p>
          </table:table-cell>
          <table:table-cell table:number-columns-repeated="2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2548">
            <text:p>2548</text:p>
          </table:table-cell>
          <table:table-cell table:number-columns-repeated="2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55330">
            <text:p>55330</text:p>
          </table:table-cell>
          <table:table-cell table:number-columns-repeated="2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1001">
            <text:p>1001</text:p>
          </table:table-cell>
          <table:table-cell table:number-columns-repeated="2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0076">
            <text:p>10076</text:p>
          </table:table-cell>
          <table:table-cell table:number-columns-repeated="2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1015">
            <text:p>1015</text:p>
          </table:table-cell>
          <table:table-cell table:number-columns-repeated="2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14566">
            <text:p>14566</text:p>
          </table:table-cell>
          <table:table-cell table:number-columns-repeated="2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2712">
            <text:p>2712</text:p>
          </table:table-cell>
          <table:table-cell table:number-columns-repeated="2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363">
            <text:p>363</text:p>
          </table:table-cell>
          <table:table-cell table:number-columns-repeated="2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2294">
            <text:p>2294</text:p>
          </table:table-cell>
          <table:table-cell table:number-columns-repeated="2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3083">
            <text:p>3083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4854">
            <text:p>4854</text:p>
          </table:table-cell>
          <table:table-cell table:number-columns-repeated="2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760">
            <text:p>760</text:p>
          </table:table-cell>
          <table:table-cell table:number-columns-repeated="2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15682">
            <text:p>15682</text:p>
          </table:table-cell>
          <table:table-cell table:number-columns-repeated="2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11313">
            <text:p>111313</text:p>
          </table:table-cell>
          <table:table-cell table:number-columns-repeated="2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29435">
            <text:p>29435</text:p>
          </table:table-cell>
          <table:table-cell table:number-columns-repeated="2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685">
            <text:p>685</text:p>
          </table:table-cell>
          <table:table-cell table:number-columns-repeated="2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791">
            <text:p>2791</text:p>
          </table:table-cell>
          <table:table-cell table:number-columns-repeated="2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931">
            <text:p>931</text:p>
          </table:table-cell>
          <table:table-cell table:number-columns-repeated="2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534">
            <text:p>534</text:p>
          </table:table-cell>
          <table:table-cell table:number-columns-repeated="2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9679">
            <text:p>9679</text:p>
          </table:table-cell>
          <table:table-cell table:number-columns-repeated="2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28274">
            <text:p>28274</text:p>
          </table:table-cell>
          <table:table-cell table:number-columns-repeated="2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18841">
            <text:p>18841</text:p>
          </table:table-cell>
          <table:table-cell table:number-columns-repeated="2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22248">
            <text:p>22248</text:p>
          </table:table-cell>
          <table:table-cell table:number-columns-repeated="2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55824">
            <text:p>55824</text:p>
          </table:table-cell>
          <table:table-cell table:number-columns-repeated="2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49240">
            <text:p>49240</text:p>
          </table:table-cell>
          <table:table-cell table:number-columns-repeated="2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62133">
            <text:p>62133</text:p>
          </table:table-cell>
          <table:table-cell table:number-columns-repeated="2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6887">
            <text:p>6887</text:p>
          </table:table-cell>
          <table:table-cell table:number-columns-repeated="2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47759">
            <text:p>47759</text:p>
          </table:table-cell>
          <table:table-cell table:number-columns-repeated="2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54846">
            <text:p>54846</text:p>
          </table:table-cell>
          <table:table-cell table:number-columns-repeated="2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number-columns-repeated="2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249781">
            <text:p>249781</text:p>
          </table:table-cell>
          <table:table-cell table:number-columns-repeated="2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35530">
            <text:p>35530</text:p>
          </table:table-cell>
          <table:table-cell table:number-columns-repeated="2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35114">
            <text:p>35114</text:p>
          </table:table-cell>
          <table:table-cell table:number-columns-repeated="2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6939">
            <text:p>6939</text:p>
          </table:table-cell>
          <table:table-cell table:number-columns-repeated="2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6466">
            <text:p>6466</text:p>
          </table:table-cell>
          <table:table-cell table:number-columns-repeated="2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33383">
            <text:p>33383</text:p>
          </table:table-cell>
          <table:table-cell table:number-columns-repeated="2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16068">
            <text:p>16068</text:p>
          </table:table-cell>
          <table:table-cell table:number-columns-repeated="2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18665">
            <text:p>18665</text:p>
          </table:table-cell>
          <table:table-cell table:number-columns-repeated="2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10298">
            <text:p>10298</text:p>
          </table:table-cell>
          <table:table-cell table:number-columns-repeated="2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33553">
            <text:p>33553</text:p>
          </table:table-cell>
          <table:table-cell table:number-columns-repeated="2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8141">
            <text:p>8141</text:p>
          </table:table-cell>
          <table:table-cell table:number-columns-repeated="2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13543">
            <text:p>13543</text:p>
          </table:table-cell>
          <table:table-cell table:number-columns-repeated="2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4377">
            <text:p>4377</text:p>
          </table:table-cell>
          <table:table-cell table:number-columns-repeated="2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4497">
            <text:p>4497</text:p>
          </table:table-cell>
          <table:table-cell table:number-columns-repeated="2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6950">
            <text:p>6950</text:p>
          </table:table-cell>
          <table:table-cell table:number-columns-repeated="2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4352">
            <text:p>4352</text:p>
          </table:table-cell>
          <table:table-cell table:number-columns-repeated="2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3063">
            <text:p>13063</text:p>
          </table:table-cell>
          <table:table-cell table:number-columns-repeated="2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4654">
            <text:p>4654</text:p>
          </table:table-cell>
          <table:table-cell table:number-columns-repeated="2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1553">
            <text:p>1553</text:p>
          </table:table-cell>
          <table:table-cell table:number-columns-repeated="2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187291">
            <text:p>187291</text:p>
          </table:table-cell>
          <table:table-cell table:number-columns-repeated="2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8720">
            <text:p>8720</text:p>
          </table:table-cell>
          <table:table-cell table:number-columns-repeated="2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54154">
            <text:p>54154</text:p>
          </table:table-cell>
          <table:table-cell table:number-columns-repeated="2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847">
            <text:p>1847</text:p>
          </table:table-cell>
          <table:table-cell table:number-columns-repeated="2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933">
            <text:p>933</text:p>
          </table:table-cell>
          <table:table-cell table:number-columns-repeated="2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10843">
            <text:p>10843</text:p>
          </table:table-cell>
          <table:table-cell table:number-columns-repeated="2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12644">
            <text:p>12644</text:p>
          </table:table-cell>
          <table:table-cell table:number-columns-repeated="2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65636">
            <text:p>65636</text:p>
          </table:table-cell>
          <table:table-cell table:number-columns-repeated="2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36730">
            <text:p>36730</text:p>
          </table:table-cell>
          <table:table-cell table:number-columns-repeated="2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7880">
            <text:p>7880</text:p>
          </table:table-cell>
          <table:table-cell table:number-columns-repeated="2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number-columns-repeated="2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14458">
            <text:p>14458</text:p>
          </table:table-cell>
          <table:table-cell table:number-columns-repeated="2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15822">
            <text:p>15822</text:p>
          </table:table-cell>
          <table:table-cell table:number-columns-repeated="2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40111">
            <text:p>40111</text:p>
          </table:table-cell>
          <table:table-cell table:number-columns-repeated="2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7142">
            <text:p>7142</text:p>
          </table:table-cell>
          <table:table-cell table:number-columns-repeated="2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33746">
            <text:p>33746</text:p>
          </table:table-cell>
          <table:table-cell table:number-columns-repeated="2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1324">
            <text:p>1324</text:p>
          </table:table-cell>
          <table:table-cell table:number-columns-repeated="2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871">
            <text:p>1871</text:p>
          </table:table-cell>
          <table:table-cell table:number-columns-repeated="2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12422">
            <text:p>12422</text:p>
          </table:table-cell>
          <table:table-cell table:number-columns-repeated="2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5026">
            <text:p>5026</text:p>
          </table:table-cell>
          <table:table-cell table:number-columns-repeated="2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number-columns-repeated="2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6904">
            <text:p>6904</text:p>
          </table:table-cell>
          <table:table-cell table:number-columns-repeated="2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9773">
            <text:p>9773</text:p>
          </table:table-cell>
          <table:table-cell table:number-columns-repeated="2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6838">
            <text:p>6838</text:p>
          </table:table-cell>
          <table:table-cell table:number-columns-repeated="2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4298">
            <text:p>4298</text:p>
          </table:table-cell>
          <table:table-cell table:number-columns-repeated="2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14926">
            <text:p>14926</text:p>
          </table:table-cell>
          <table:table-cell table:number-columns-repeated="2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7465">
            <text:p>7465</text:p>
          </table:table-cell>
          <table:table-cell table:number-columns-repeated="2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1263">
            <text:p>1263</text:p>
          </table:table-cell>
          <table:table-cell table:number-columns-repeated="2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2347">
            <text:p>2347</text:p>
          </table:table-cell>
          <table:table-cell table:number-columns-repeated="2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3212">
            <text:p>3212</text:p>
          </table:table-cell>
          <table:table-cell table:number-columns-repeated="2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3242">
            <text:p>3242</text:p>
          </table:table-cell>
          <table:table-cell table:number-columns-repeated="2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8719">
            <text:p>8719</text:p>
          </table:table-cell>
          <table:table-cell table:number-columns-repeated="2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5377">
            <text:p>5377</text:p>
          </table:table-cell>
          <table:table-cell table:number-columns-repeated="2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6068">
            <text:p>6068</text:p>
          </table:table-cell>
          <table:table-cell table:number-columns-repeated="2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19761">
            <text:p>19761</text:p>
          </table:table-cell>
          <table:table-cell table:number-columns-repeated="2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2066">
            <text:p>2066</text:p>
          </table:table-cell>
          <table:table-cell table:number-columns-repeated="2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35192">
            <text:p>35192</text:p>
          </table:table-cell>
          <table:table-cell table:number-columns-repeated="2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5125">
            <text:p>5125</text:p>
          </table:table-cell>
          <table:table-cell table:number-columns-repeated="2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2952">
            <text:p>2952</text:p>
          </table:table-cell>
          <table:table-cell table:number-columns-repeated="2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11841">
            <text:p>11841</text:p>
          </table:table-cell>
          <table:table-cell table:number-columns-repeated="2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273974">
            <text:p>273974</text:p>
          </table:table-cell>
          <table:table-cell table:number-columns-repeated="2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3292">
            <text:p>3292</text:p>
          </table:table-cell>
          <table:table-cell table:number-columns-repeated="2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21215">
            <text:p>21215</text:p>
          </table:table-cell>
          <table:table-cell table:number-columns-repeated="2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10554">
            <text:p>10554</text:p>
          </table:table-cell>
          <table:table-cell table:number-columns-repeated="2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98">
            <text:p>1098</text:p>
          </table:table-cell>
          <table:table-cell table:number-columns-repeated="2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3971">
            <text:p>3971</text:p>
          </table:table-cell>
          <table:table-cell table:number-columns-repeated="2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number-columns-repeated="2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14965">
            <text:p>14965</text:p>
          </table:table-cell>
          <table:table-cell table:number-columns-repeated="2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5491">
            <text:p>5491</text:p>
          </table:table-cell>
          <table:table-cell table:number-columns-repeated="2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3394">
            <text:p>3394</text:p>
          </table:table-cell>
          <table:table-cell table:number-columns-repeated="2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2144">
            <text:p>12144</text:p>
          </table:table-cell>
          <table:table-cell table:number-columns-repeated="2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7001">
            <text:p>7001</text:p>
          </table:table-cell>
          <table:table-cell table:number-columns-repeated="2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3840">
            <text:p>3840</text:p>
          </table:table-cell>
          <table:table-cell table:number-columns-repeated="2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02737">
            <text:p>102737</text:p>
          </table:table-cell>
          <table:table-cell table:number-columns-repeated="2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2446">
            <text:p>2446</text:p>
          </table:table-cell>
          <table:table-cell table:number-columns-repeated="2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34766">
            <text:p>34766</text:p>
          </table:table-cell>
          <table:table-cell table:number-columns-repeated="2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6624">
            <text:p>6624</text:p>
          </table:table-cell>
          <table:table-cell table:number-columns-repeated="2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12144">
            <text:p>12144</text:p>
          </table:table-cell>
          <table:table-cell table:number-columns-repeated="2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47622">
            <text:p>47622</text:p>
          </table:table-cell>
          <table:table-cell table:number-columns-repeated="2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957">
            <text:p>957</text:p>
          </table:table-cell>
          <table:table-cell table:number-columns-repeated="2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670">
            <text:p>1670</text:p>
          </table:table-cell>
          <table:table-cell table:number-columns-repeated="2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3635">
            <text:p>3635</text:p>
          </table:table-cell>
          <table:table-cell table:number-columns-repeated="2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20372">
            <text:p>20372</text:p>
          </table:table-cell>
          <table:table-cell table:number-columns-repeated="2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6612">
            <text:p>6612</text:p>
          </table:table-cell>
          <table:table-cell table:number-columns-repeated="2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163974">
            <text:p>163974</text:p>
          </table:table-cell>
          <table:table-cell table:number-columns-repeated="2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18034">
            <text:p>18034</text:p>
          </table:table-cell>
          <table:table-cell table:number-columns-repeated="2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27741">
            <text:p>27741</text:p>
          </table:table-cell>
          <table:table-cell table:number-columns-repeated="2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2972">
            <text:p>2972</text:p>
          </table:table-cell>
          <table:table-cell table:number-columns-repeated="2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59788">
            <text:p>59788</text:p>
          </table:table-cell>
          <table:table-cell table:number-columns-repeated="2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16591">
            <text:p>16591</text:p>
          </table:table-cell>
          <table:table-cell table:number-columns-repeated="2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4012">
            <text:p>4012</text:p>
          </table:table-cell>
          <table:table-cell table:number-columns-repeated="2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4832">
            <text:p>4832</text:p>
          </table:table-cell>
          <table:table-cell table:number-columns-repeated="2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137543">
            <text:p>137543</text:p>
          </table:table-cell>
          <table:table-cell table:number-columns-repeated="2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63460">
            <text:p>63460</text:p>
          </table:table-cell>
          <table:table-cell table:number-columns-repeated="2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409375">
            <text:p>409375</text:p>
          </table:table-cell>
          <table:table-cell table:number-columns-repeated="2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180391">
            <text:p>180391</text:p>
          </table:table-cell>
          <table:table-cell table:number-columns-repeated="2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47489">
            <text:p>47489</text:p>
          </table:table-cell>
          <table:table-cell table:number-columns-repeated="2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15937">
            <text:p>15937</text:p>
          </table:table-cell>
          <table:table-cell table:number-columns-repeated="2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91095">
            <text:p>91095</text:p>
          </table:table-cell>
          <table:table-cell table:number-columns-repeated="2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99759">
            <text:p>99759</text:p>
          </table:table-cell>
          <table:table-cell table:number-columns-repeated="2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18060">
            <text:p>18060</text:p>
          </table:table-cell>
          <table:table-cell table:number-columns-repeated="2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88683">
            <text:p>88683</text:p>
          </table:table-cell>
          <table:table-cell table:number-columns-repeated="2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18598">
            <text:p>18598</text:p>
          </table:table-cell>
          <table:table-cell table:number-columns-repeated="2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28485">
            <text:p>28485</text:p>
          </table:table-cell>
          <table:table-cell table:number-columns-repeated="2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3827">
            <text:p>3827</text:p>
          </table:table-cell>
          <table:table-cell table:number-columns-repeated="2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4232">
            <text:p>4232</text:p>
          </table:table-cell>
          <table:table-cell table:number-columns-repeated="2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195667">
            <text:p>195667</text:p>
          </table:table-cell>
          <table:table-cell table:number-columns-repeated="2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1914">
            <text:p>1914</text:p>
          </table:table-cell>
          <table:table-cell table:number-columns-repeated="2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6465">
            <text:p>6465</text:p>
          </table:table-cell>
          <table:table-cell table:number-columns-repeated="2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596">
            <text:p>7596</text:p>
          </table:table-cell>
          <table:table-cell table:number-columns-repeated="2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9537">
            <text:p>9537</text:p>
          </table:table-cell>
          <table:table-cell table:number-columns-repeated="2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1392">
            <text:p>1392</text:p>
          </table:table-cell>
          <table:table-cell table:number-columns-repeated="2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80692">
            <text:p>80692</text:p>
          </table:table-cell>
          <table:table-cell table:number-columns-repeated="2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number-columns-repeated="2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101117">
            <text:p>101117</text:p>
          </table:table-cell>
          <table:table-cell table:number-columns-repeated="2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312">
            <text:p>312</text:p>
          </table:table-cell>
          <table:table-cell table:number-columns-repeated="2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1037">
            <text:p>1037</text:p>
          </table:table-cell>
          <table:table-cell table:number-columns-repeated="2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22971">
            <text:p>22971</text:p>
          </table:table-cell>
          <table:table-cell table:number-columns-repeated="2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48026">
            <text:p>48026</text:p>
          </table:table-cell>
          <table:table-cell table:number-columns-repeated="2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2176">
            <text:p>2176</text:p>
          </table:table-cell>
          <table:table-cell table:number-columns-repeated="2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7394">
            <text:p>7394</text:p>
          </table:table-cell>
          <table:table-cell table:number-columns-repeated="2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1127">
            <text:p>1127</text:p>
          </table:table-cell>
          <table:table-cell table:number-columns-repeated="2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9954">
            <text:p>9954</text:p>
          </table:table-cell>
          <table:table-cell table:number-columns-repeated="2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4194">
            <text:p>4194</text:p>
          </table:table-cell>
          <table:table-cell table:number-columns-repeated="2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24578">
            <text:p>24578</text:p>
          </table:table-cell>
          <table:table-cell table:number-columns-repeated="2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6563">
            <text:p>6563</text:p>
          </table:table-cell>
          <table:table-cell table:number-columns-repeated="2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0158">
            <text:p>10158</text:p>
          </table:table-cell>
          <table:table-cell table:number-columns-repeated="2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5980">
            <text:p>5980</text:p>
          </table:table-cell>
          <table:table-cell table:number-columns-repeated="2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4929">
            <text:p>4929</text:p>
          </table:table-cell>
          <table:table-cell table:number-columns-repeated="2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3840">
            <text:p>13840</text:p>
          </table:table-cell>
          <table:table-cell table:number-columns-repeated="2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5454">
            <text:p>5454</text:p>
          </table:table-cell>
          <table:table-cell table:number-columns-repeated="2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531">
            <text:p>531</text:p>
          </table:table-cell>
          <table:table-cell table:number-columns-repeated="2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18099">
            <text:p>118099</text:p>
          </table:table-cell>
          <table:table-cell table:number-columns-repeated="2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026">
            <text:p>10026</text:p>
          </table:table-cell>
          <table:table-cell table:number-columns-repeated="2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28060">
            <text:p>28060</text:p>
          </table:table-cell>
          <table:table-cell table:number-columns-repeated="2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6040">
            <text:p>6040</text:p>
          </table:table-cell>
          <table:table-cell table:number-columns-repeated="2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15663">
            <text:p>15663</text:p>
          </table:table-cell>
          <table:table-cell table:number-columns-repeated="2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26775">
            <text:p>26775</text:p>
          </table:table-cell>
          <table:table-cell table:number-columns-repeated="2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16550">
            <text:p>16550</text:p>
          </table:table-cell>
          <table:table-cell table:number-columns-repeated="2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63684">
            <text:p>63684</text:p>
          </table:table-cell>
          <table:table-cell table:number-columns-repeated="2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4507">
            <text:p>4507</text:p>
          </table:table-cell>
          <table:table-cell table:number-columns-repeated="2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11649">
            <text:p>11649</text:p>
          </table:table-cell>
          <table:table-cell table:number-columns-repeated="2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7592">
            <text:p>7592</text:p>
          </table:table-cell>
          <table:table-cell table:number-columns-repeated="2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2069">
            <text:p>2069</text:p>
          </table:table-cell>
          <table:table-cell table:number-columns-repeated="2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8213">
            <text:p>8213</text:p>
          </table:table-cell>
          <table:table-cell table:number-columns-repeated="2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14740">
            <text:p>14740</text:p>
          </table:table-cell>
          <table:table-cell table:number-columns-repeated="2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1227">
            <text:p>11227</text:p>
          </table:table-cell>
          <table:table-cell table:number-columns-repeated="2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9919">
            <text:p>9919</text:p>
          </table:table-cell>
          <table:table-cell table:number-columns-repeated="2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20852">
            <text:p>20852</text:p>
          </table:table-cell>
          <table:table-cell table:number-columns-repeated="2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14672">
            <text:p>14672</text:p>
          </table:table-cell>
          <table:table-cell table:number-columns-repeated="2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48690">
            <text:p>48690</text:p>
          </table:table-cell>
          <table:table-cell table:number-columns-repeated="2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2556">
            <text:p>2556</text:p>
          </table:table-cell>
          <table:table-cell table:number-columns-repeated="2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3725">
            <text:p>3725</text:p>
          </table:table-cell>
          <table:table-cell table:number-columns-repeated="2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718">
            <text:p>1718</text:p>
          </table:table-cell>
          <table:table-cell table:number-columns-repeated="2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2263">
            <text:p>2263</text:p>
          </table:table-cell>
          <table:table-cell table:number-columns-repeated="2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877">
            <text:p>2877</text:p>
          </table:table-cell>
          <table:table-cell table:number-columns-repeated="2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390">
            <text:p>1390</text:p>
          </table:table-cell>
          <table:table-cell table:number-columns-repeated="2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1357">
            <text:p>1357</text:p>
          </table:table-cell>
          <table:table-cell table:number-columns-repeated="2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9317">
            <text:p>9317</text:p>
          </table:table-cell>
          <table:table-cell table:number-columns-repeated="2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1635">
            <text:p>1635</text:p>
          </table:table-cell>
          <table:table-cell table:number-columns-repeated="2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25372">
            <text:p>25372</text:p>
          </table:table-cell>
          <table:table-cell table:number-columns-repeated="2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8925">
            <text:p>8925</text:p>
          </table:table-cell>
          <table:table-cell table:number-columns-repeated="2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301">
            <text:p>301</text:p>
          </table:table-cell>
          <table:table-cell table:number-columns-repeated="2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1676">
            <text:p>1676</text:p>
          </table:table-cell>
          <table:table-cell table:number-columns-repeated="2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16765">
            <text:p>16765</text:p>
          </table:table-cell>
          <table:table-cell table:number-columns-repeated="2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23199">
            <text:p>23199</text:p>
          </table:table-cell>
          <table:table-cell table:number-columns-repeated="2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14014">
            <text:p>14014</text:p>
          </table:table-cell>
          <table:table-cell table:number-columns-repeated="2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10117">
            <text:p>10117</text:p>
          </table:table-cell>
          <table:table-cell table:number-columns-repeated="2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1983">
            <text:p>1983</text:p>
          </table:table-cell>
          <table:table-cell table:number-columns-repeated="2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17706">
            <text:p>17706</text:p>
          </table:table-cell>
          <table:table-cell table:number-columns-repeated="2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869">
            <text:p>869</text:p>
          </table:table-cell>
          <table:table-cell table:number-columns-repeated="2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7190">
            <text:p>7190</text:p>
          </table:table-cell>
          <table:table-cell table:number-columns-repeated="2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14017">
            <text:p>14017</text:p>
          </table:table-cell>
          <table:table-cell table:number-columns-repeated="2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number-columns-repeated="2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number-columns-repeated="2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25453">
            <text:p>25453</text:p>
          </table:table-cell>
          <table:table-cell table:number-columns-repeated="2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569">
            <text:p>569</text:p>
          </table:table-cell>
          <table:table-cell table:number-columns-repeated="2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212235">
            <text:p>212235</text:p>
          </table:table-cell>
          <table:table-cell table:number-columns-repeated="2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4622">
            <text:p>4622</text:p>
          </table:table-cell>
          <table:table-cell table:number-columns-repeated="2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35796">
            <text:p>35796</text:p>
          </table:table-cell>
          <table:table-cell table:number-columns-repeated="2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2088">
            <text:p>2088</text:p>
          </table:table-cell>
          <table:table-cell table:number-columns-repeated="2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16917">
            <text:p>16917</text:p>
          </table:table-cell>
          <table:table-cell table:number-columns-repeated="2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73353">
            <text:p>73353</text:p>
          </table:table-cell>
          <table:table-cell table:number-columns-repeated="2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number-columns-repeated="2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15264">
            <text:p>15264</text:p>
          </table:table-cell>
          <table:table-cell table:number-columns-repeated="2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17542">
            <text:p>17542</text:p>
          </table:table-cell>
          <table:table-cell table:number-columns-repeated="2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70914">
            <text:p>70914</text:p>
          </table:table-cell>
          <table:table-cell table:number-columns-repeated="2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25405">
            <text:p>25405</text:p>
          </table:table-cell>
          <table:table-cell table:number-columns-repeated="2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84109">
            <text:p>84109</text:p>
          </table:table-cell>
          <table:table-cell table:number-columns-repeated="2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43499">
            <text:p>43499</text:p>
          </table:table-cell>
          <table:table-cell table:number-columns-repeated="2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23458">
            <text:p>23458</text:p>
          </table:table-cell>
          <table:table-cell table:number-columns-repeated="2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50676">
            <text:p>50676</text:p>
          </table:table-cell>
          <table:table-cell table:number-columns-repeated="2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9897">
            <text:p>9897</text:p>
          </table:table-cell>
          <table:table-cell table:number-columns-repeated="2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5105">
            <text:p>5105</text:p>
          </table:table-cell>
          <table:table-cell table:number-columns-repeated="2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10068">
            <text:p>10068</text:p>
          </table:table-cell>
          <table:table-cell table:number-columns-repeated="2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18218">
            <text:p>18218</text:p>
          </table:table-cell>
          <table:table-cell table:number-columns-repeated="2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9107">
            <text:p>9107</text:p>
          </table:table-cell>
          <table:table-cell table:number-columns-repeated="2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40486">
            <text:p>40486</text:p>
          </table:table-cell>
          <table:table-cell table:number-columns-repeated="2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4752">
            <text:p>4752</text:p>
          </table:table-cell>
          <table:table-cell table:number-columns-repeated="2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9404">
            <text:p>9404</text:p>
          </table:table-cell>
          <table:table-cell table:number-columns-repeated="2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51458">
            <text:p>51458</text:p>
          </table:table-cell>
          <table:table-cell table:number-columns-repeated="2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9552">
            <text:p>9552</text:p>
          </table:table-cell>
          <table:table-cell table:number-columns-repeated="2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31623">
            <text:p>31623</text:p>
          </table:table-cell>
          <table:table-cell table:number-columns-repeated="2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957">
            <text:p>1957</text:p>
          </table:table-cell>
          <table:table-cell table:number-columns-repeated="2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4790">
            <text:p>4790</text:p>
          </table:table-cell>
          <table:table-cell table:number-columns-repeated="2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2350">
            <text:p>12350</text:p>
          </table:table-cell>
          <table:table-cell table:number-columns-repeated="2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49209">
            <text:p>49209</text:p>
          </table:table-cell>
          <table:table-cell table:number-columns-repeated="2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18046">
            <text:p>18046</text:p>
          </table:table-cell>
          <table:table-cell table:number-columns-repeated="2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26917">
            <text:p>26917</text:p>
          </table:table-cell>
          <table:table-cell table:number-columns-repeated="2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4404">
            <text:p>4404</text:p>
          </table:table-cell>
          <table:table-cell table:number-columns-repeated="2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number-columns-repeated="2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9817">
            <text:p>9817</text:p>
          </table:table-cell>
          <table:table-cell table:number-columns-repeated="2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1649">
            <text:p>1649</text:p>
          </table:table-cell>
          <table:table-cell table:number-columns-repeated="2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129512">
            <text:p>129512</text:p>
          </table:table-cell>
          <table:table-cell table:number-columns-repeated="2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7764">
            <text:p>7764</text:p>
          </table:table-cell>
          <table:table-cell table:number-columns-repeated="2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68078">
            <text:p>68078</text:p>
          </table:table-cell>
          <table:table-cell table:number-columns-repeated="2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297">
            <text:p>297</text:p>
          </table:table-cell>
          <table:table-cell table:number-columns-repeated="2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6330">
            <text:p>6330</text:p>
          </table:table-cell>
          <table:table-cell table:number-columns-repeated="2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5925">
            <text:p>5925</text:p>
          </table:table-cell>
          <table:table-cell table:number-columns-repeated="2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39883">
            <text:p>39883</text:p>
          </table:table-cell>
          <table:table-cell table:number-columns-repeated="2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2611">
            <text:p>2611</text:p>
          </table:table-cell>
          <table:table-cell table:number-columns-repeated="2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4318">
            <text:p>4318</text:p>
          </table:table-cell>
          <table:table-cell table:number-columns-repeated="2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12633">
            <text:p>12633</text:p>
          </table:table-cell>
          <table:table-cell table:number-columns-repeated="2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10164">
            <text:p>10164</text:p>
          </table:table-cell>
          <table:table-cell table:number-columns-repeated="2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77558">
            <text:p>77558</text:p>
          </table:table-cell>
          <table:table-cell table:number-columns-repeated="2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2981">
            <text:p>2981</text:p>
          </table:table-cell>
          <table:table-cell table:number-columns-repeated="2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19980">
            <text:p>19980</text:p>
          </table:table-cell>
          <table:table-cell table:number-columns-repeated="2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87573">
            <text:p>87573</text:p>
          </table:table-cell>
          <table:table-cell table:number-columns-repeated="2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10418">
            <text:p>10418</text:p>
          </table:table-cell>
          <table:table-cell table:number-columns-repeated="2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2947">
            <text:p>2947</text:p>
          </table:table-cell>
          <table:table-cell table:number-columns-repeated="2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12857">
            <text:p>12857</text:p>
          </table:table-cell>
          <table:table-cell table:number-columns-repeated="2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26117">
            <text:p>26117</text:p>
          </table:table-cell>
          <table:table-cell table:number-columns-repeated="2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5288">
            <text:p>5288</text:p>
          </table:table-cell>
          <table:table-cell table:number-columns-repeated="2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5851">
            <text:p>5851</text:p>
          </table:table-cell>
          <table:table-cell table:number-columns-repeated="2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13691">
            <text:p>13691</text:p>
          </table:table-cell>
          <table:table-cell table:number-columns-repeated="2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4484">
            <text:p>24484</text:p>
          </table:table-cell>
          <table:table-cell table:number-columns-repeated="2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1968">
            <text:p>1968</text:p>
          </table:table-cell>
          <table:table-cell table:number-columns-repeated="2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2814">
            <text:p>2814</text:p>
          </table:table-cell>
          <table:table-cell table:number-columns-repeated="2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32239">
            <text:p>32239</text:p>
          </table:table-cell>
          <table:table-cell table:number-columns-repeated="2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4147">
            <text:p>4147</text:p>
          </table:table-cell>
          <table:table-cell table:number-columns-repeated="2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958">
            <text:p>958</text:p>
          </table:table-cell>
          <table:table-cell table:number-columns-repeated="2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12706">
            <text:p>12706</text:p>
          </table:table-cell>
          <table:table-cell table:number-columns-repeated="2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70278">
            <text:p>70278</text:p>
          </table:table-cell>
          <table:table-cell table:number-columns-repeated="2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9558">
            <text:p>9558</text:p>
          </table:table-cell>
          <table:table-cell table:number-columns-repeated="2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6449">
            <text:p>6449</text:p>
          </table:table-cell>
          <table:table-cell table:number-columns-repeated="2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316">
            <text:p>316</text:p>
          </table:table-cell>
          <table:table-cell table:number-columns-repeated="2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4791">
            <text:p>4791</text:p>
          </table:table-cell>
          <table:table-cell table:number-columns-repeated="2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2113">
            <text:p>2113</text:p>
          </table:table-cell>
          <table:table-cell table:number-columns-repeated="2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1279">
            <text:p>1279</text:p>
          </table:table-cell>
          <table:table-cell table:number-columns-repeated="2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3521">
            <text:p>3521</text:p>
          </table:table-cell>
          <table:table-cell table:number-columns-repeated="2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9415">
            <text:p>9415</text:p>
          </table:table-cell>
          <table:table-cell table:number-columns-repeated="2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5230">
            <text:p>5230</text:p>
          </table:table-cell>
          <table:table-cell table:number-columns-repeated="2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5338">
            <text:p>5338</text:p>
          </table:table-cell>
          <table:table-cell table:number-columns-repeated="2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72715">
            <text:p>72715</text:p>
          </table:table-cell>
          <table:table-cell table:number-columns-repeated="2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4444">
            <text:p>4444</text:p>
          </table:table-cell>
          <table:table-cell table:number-columns-repeated="2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2038">
            <text:p>2038</text:p>
          </table:table-cell>
          <table:table-cell table:number-columns-repeated="2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3540">
            <text:p>3540</text:p>
          </table:table-cell>
          <table:table-cell table:number-columns-repeated="2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991">
            <text:p>991</text:p>
          </table:table-cell>
          <table:table-cell table:number-columns-repeated="2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6016">
            <text:p>6016</text:p>
          </table:table-cell>
          <table:table-cell table:number-columns-repeated="2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6826">
            <text:p>6826</text:p>
          </table:table-cell>
          <table:table-cell table:number-columns-repeated="2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3464">
            <text:p>3464</text:p>
          </table:table-cell>
          <table:table-cell table:number-columns-repeated="2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13792">
            <text:p>13792</text:p>
          </table:table-cell>
          <table:table-cell table:number-columns-repeated="2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9362">
            <text:p>9362</text:p>
          </table:table-cell>
          <table:table-cell table:number-columns-repeated="2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20585">
            <text:p>20585</text:p>
          </table:table-cell>
          <table:table-cell table:number-columns-repeated="2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502">
            <text:p>1502</text:p>
          </table:table-cell>
          <table:table-cell table:number-columns-repeated="2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4557">
            <text:p>4557</text:p>
          </table:table-cell>
          <table:table-cell table:number-columns-repeated="2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2639">
            <text:p>2639</text:p>
          </table:table-cell>
          <table:table-cell table:number-columns-repeated="2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17767">
            <text:p>117767</text:p>
          </table:table-cell>
          <table:table-cell table:number-columns-repeated="2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15485">
            <text:p>15485</text:p>
          </table:table-cell>
          <table:table-cell table:number-columns-repeated="2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9421">
            <text:p>9421</text:p>
          </table:table-cell>
          <table:table-cell table:number-columns-repeated="2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8853">
            <text:p>18853</text:p>
          </table:table-cell>
          <table:table-cell table:number-columns-repeated="2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47015">
            <text:p>47015</text:p>
          </table:table-cell>
          <table:table-cell table:number-columns-repeated="2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1534">
            <text:p>1534</text:p>
          </table:table-cell>
          <table:table-cell table:number-columns-repeated="2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812">
            <text:p>2812</text:p>
          </table:table-cell>
          <table:table-cell table:number-columns-repeated="2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4363">
            <text:p>4363</text:p>
          </table:table-cell>
          <table:table-cell table:number-columns-repeated="2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2063">
            <text:p>2063</text:p>
          </table:table-cell>
          <table:table-cell table:number-columns-repeated="2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26645">
            <text:p>26645</text:p>
          </table:table-cell>
          <table:table-cell table:number-columns-repeated="2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1429">
            <text:p>1429</text:p>
          </table:table-cell>
          <table:table-cell table:number-columns-repeated="2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3561">
            <text:p>3561</text:p>
          </table:table-cell>
          <table:table-cell table:number-columns-repeated="2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14262">
            <text:p>14262</text:p>
          </table:table-cell>
          <table:table-cell table:number-columns-repeated="2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766">
            <text:p>766</text:p>
          </table:table-cell>
          <table:table-cell table:number-columns-repeated="2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10478">
            <text:p>10478</text:p>
          </table:table-cell>
          <table:table-cell table:number-columns-repeated="2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18660">
            <text:p>18660</text:p>
          </table:table-cell>
          <table:table-cell table:number-columns-repeated="2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1667">
            <text:p>1667</text:p>
          </table:table-cell>
          <table:table-cell table:number-columns-repeated="2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9437">
            <text:p>9437</text:p>
          </table:table-cell>
          <table:table-cell table:number-columns-repeated="2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58654">
            <text:p>58654</text:p>
          </table:table-cell>
          <table:table-cell table:number-columns-repeated="2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14396">
            <text:p>14396</text:p>
          </table:table-cell>
          <table:table-cell table:number-columns-repeated="2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15373">
            <text:p>15373</text:p>
          </table:table-cell>
          <table:table-cell table:number-columns-repeated="2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377">
            <text:p>377</text:p>
          </table:table-cell>
          <table:table-cell table:number-columns-repeated="2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3765">
            <text:p>3765</text:p>
          </table:table-cell>
          <table:table-cell table:number-columns-repeated="2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5727">
            <text:p>5727</text:p>
          </table:table-cell>
          <table:table-cell table:number-columns-repeated="2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20106">
            <text:p>20106</text:p>
          </table:table-cell>
          <table:table-cell table:number-columns-repeated="2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17007">
            <text:p>17007</text:p>
          </table:table-cell>
          <table:table-cell table:number-columns-repeated="2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8916">
            <text:p>8916</text:p>
          </table:table-cell>
          <table:table-cell table:number-columns-repeated="2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651">
            <text:p>1651</text:p>
          </table:table-cell>
          <table:table-cell table:number-columns-repeated="2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4422">
            <text:p>4422</text:p>
          </table:table-cell>
          <table:table-cell table:number-columns-repeated="2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33210">
            <text:p>33210</text:p>
          </table:table-cell>
          <table:table-cell table:number-columns-repeated="2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31049">
            <text:p>31049</text:p>
          </table:table-cell>
          <table:table-cell table:number-columns-repeated="2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3764">
            <text:p>3764</text:p>
          </table:table-cell>
          <table:table-cell table:number-columns-repeated="2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12758">
            <text:p>12758</text:p>
          </table:table-cell>
          <table:table-cell table:number-columns-repeated="2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5018">
            <text:p>5018</text:p>
          </table:table-cell>
          <table:table-cell table:number-columns-repeated="2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18472">
            <text:p>18472</text:p>
          </table:table-cell>
          <table:table-cell table:number-columns-repeated="2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14143">
            <text:p>14143</text:p>
          </table:table-cell>
          <table:table-cell table:number-columns-repeated="2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31407">
            <text:p>31407</text:p>
          </table:table-cell>
          <table:table-cell table:number-columns-repeated="2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25556">
            <text:p>25556</text:p>
          </table:table-cell>
          <table:table-cell table:number-columns-repeated="2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8419">
            <text:p>8419</text:p>
          </table:table-cell>
          <table:table-cell table:number-columns-repeated="2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2886">
            <text:p>2886</text:p>
          </table:table-cell>
          <table:table-cell table:number-columns-repeated="2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13374">
            <text:p>13374</text:p>
          </table:table-cell>
          <table:table-cell table:number-columns-repeated="2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23537">
            <text:p>23537</text:p>
          </table:table-cell>
          <table:table-cell table:number-columns-repeated="2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595">
            <text:p>595</text:p>
          </table:table-cell>
          <table:table-cell table:number-columns-repeated="2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4829">
            <text:p>14829</text:p>
          </table:table-cell>
          <table:table-cell table:number-columns-repeated="2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12528">
            <text:p>12528</text:p>
          </table:table-cell>
          <table:table-cell table:number-columns-repeated="2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71089">
            <text:p>71089</text:p>
          </table:table-cell>
          <table:table-cell table:number-columns-repeated="2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26436">
            <text:p>26436</text:p>
          </table:table-cell>
          <table:table-cell table:number-columns-repeated="2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30809">
            <text:p>30809</text:p>
          </table:table-cell>
          <table:table-cell table:number-columns-repeated="2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22849">
            <text:p>22849</text:p>
          </table:table-cell>
          <table:table-cell table:number-columns-repeated="2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14449">
            <text:p>14449</text:p>
          </table:table-cell>
          <table:table-cell table:number-columns-repeated="2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1698">
            <text:p>1698</text:p>
          </table:table-cell>
          <table:table-cell table:number-columns-repeated="2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2232">
            <text:p>2232</text:p>
          </table:table-cell>
          <table:table-cell table:number-columns-repeated="2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71791">
            <text:p>71791</text:p>
          </table:table-cell>
          <table:table-cell table:number-columns-repeated="2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21461">
            <text:p>21461</text:p>
          </table:table-cell>
          <table:table-cell table:number-columns-repeated="2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3563">
            <text:p>3563</text:p>
          </table:table-cell>
          <table:table-cell table:number-columns-repeated="2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5856">
            <text:p>5856</text:p>
          </table:table-cell>
          <table:table-cell table:number-columns-repeated="2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82850">
            <text:p>82850</text:p>
          </table:table-cell>
          <table:table-cell table:number-columns-repeated="2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9071">
            <text:p>9071</text:p>
          </table:table-cell>
          <table:table-cell table:number-columns-repeated="2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15912">
            <text:p>15912</text:p>
          </table:table-cell>
          <table:table-cell table:number-columns-repeated="2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3092">
            <text:p>3092</text:p>
          </table:table-cell>
          <table:table-cell table:number-columns-repeated="2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21468">
            <text:p>21468</text:p>
          </table:table-cell>
          <table:table-cell table:number-columns-repeated="2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7263">
            <text:p>7263</text:p>
          </table:table-cell>
          <table:table-cell table:number-columns-repeated="2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6451">
            <text:p>6451</text:p>
          </table:table-cell>
          <table:table-cell table:number-columns-repeated="2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255">
            <text:p>1255</text:p>
          </table:table-cell>
          <table:table-cell table:number-columns-repeated="2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3234">
            <text:p>3234</text:p>
          </table:table-cell>
          <table:table-cell table:number-columns-repeated="2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23359">
            <text:p>23359</text:p>
          </table:table-cell>
          <table:table-cell table:number-columns-repeated="2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89050">
            <text:p>89050</text:p>
          </table:table-cell>
          <table:table-cell table:number-columns-repeated="2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0242">
            <text:p>30242</text:p>
          </table:table-cell>
          <table:table-cell table:number-columns-repeated="2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1062">
            <text:p>1062</text:p>
          </table:table-cell>
          <table:table-cell table:number-columns-repeated="2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13779">
            <text:p>13779</text:p>
          </table:table-cell>
          <table:table-cell table:number-columns-repeated="2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170">
            <text:p>15170</text:p>
          </table:table-cell>
          <table:table-cell table:number-columns-repeated="2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789">
            <text:p>6789</text:p>
          </table:table-cell>
          <table:table-cell table:number-columns-repeated="2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79158">
            <text:p>79158</text:p>
          </table:table-cell>
          <table:table-cell table:number-columns-repeated="2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2834">
            <text:p>2834</text:p>
          </table:table-cell>
          <table:table-cell table:number-columns-repeated="2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0068">
            <text:p>10068</text:p>
          </table:table-cell>
          <table:table-cell table:number-columns-repeated="2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80794">
            <text:p>80794</text:p>
          </table:table-cell>
          <table:table-cell table:number-columns-repeated="2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2154">
            <text:p>2154</text:p>
          </table:table-cell>
          <table:table-cell table:number-columns-repeated="2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12229">
            <text:p>12229</text:p>
          </table:table-cell>
          <table:table-cell table:number-columns-repeated="2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23694">
            <text:p>23694</text:p>
          </table:table-cell>
          <table:table-cell table:number-columns-repeated="2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47406">
            <text:p>47406</text:p>
          </table:table-cell>
          <table:table-cell table:number-columns-repeated="2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24626">
            <text:p>24626</text:p>
          </table:table-cell>
          <table:table-cell table:number-columns-repeated="2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68978">
            <text:p>68978</text:p>
          </table:table-cell>
          <table:table-cell table:number-columns-repeated="2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1922">
            <text:p>1922</text:p>
          </table:table-cell>
          <table:table-cell table:number-columns-repeated="2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3061">
            <text:p>3061</text:p>
          </table:table-cell>
          <table:table-cell table:number-columns-repeated="2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15121">
            <text:p>15121</text:p>
          </table:table-cell>
          <table:table-cell table:number-columns-repeated="2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44152">
            <text:p>44152</text:p>
          </table:table-cell>
          <table:table-cell table:number-columns-repeated="2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29005">
            <text:p>29005</text:p>
          </table:table-cell>
          <table:table-cell table:number-columns-repeated="2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50998">
            <text:p>50998</text:p>
          </table:table-cell>
          <table:table-cell table:number-columns-repeated="2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32">
            <text:p>1732</text:p>
          </table:table-cell>
          <table:table-cell table:number-columns-repeated="2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76230">
            <text:p>76230</text:p>
          </table:table-cell>
          <table:table-cell table:number-columns-repeated="2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4064">
            <text:p>4064</text:p>
          </table:table-cell>
          <table:table-cell table:number-columns-repeated="2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14155">
            <text:p>14155</text:p>
          </table:table-cell>
          <table:table-cell table:number-columns-repeated="2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8617">
            <text:p>8617</text:p>
          </table:table-cell>
          <table:table-cell table:number-columns-repeated="2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264">
            <text:p>22264</text:p>
          </table:table-cell>
          <table:table-cell table:number-columns-repeated="2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1710">
            <text:p>11710</text:p>
          </table:table-cell>
          <table:table-cell table:number-columns-repeated="2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3299">
            <text:p>3299</text:p>
          </table:table-cell>
          <table:table-cell table:number-columns-repeated="2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9223">
            <text:p>9223</text:p>
          </table:table-cell>
          <table:table-cell table:number-columns-repeated="2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488">
            <text:p>488</text:p>
          </table:table-cell>
          <table:table-cell table:number-columns-repeated="2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1627">
            <text:p>1627</text:p>
          </table:table-cell>
          <table:table-cell table:number-columns-repeated="2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4781">
            <text:p>4781</text:p>
          </table:table-cell>
          <table:table-cell table:number-columns-repeated="2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069">
            <text:p>3069</text:p>
          </table:table-cell>
          <table:table-cell table:number-columns-repeated="2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4641">
            <text:p>4641</text:p>
          </table:table-cell>
          <table:table-cell table:number-columns-repeated="2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8838">
            <text:p>8838</text:p>
          </table:table-cell>
          <table:table-cell table:number-columns-repeated="2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1213">
            <text:p>1213</text:p>
          </table:table-cell>
          <table:table-cell table:number-columns-repeated="2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17053">
            <text:p>17053</text:p>
          </table:table-cell>
          <table:table-cell table:number-columns-repeated="2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833">
            <text:p>833</text:p>
          </table:table-cell>
          <table:table-cell table:number-columns-repeated="2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14720">
            <text:p>14720</text:p>
          </table:table-cell>
          <table:table-cell table:number-columns-repeated="2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11392">
            <text:p>11392</text:p>
          </table:table-cell>
          <table:table-cell table:number-columns-repeated="2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1813">
            <text:p>1813</text:p>
          </table:table-cell>
          <table:table-cell table:number-columns-repeated="2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429">
            <text:p>5429</text:p>
          </table:table-cell>
          <table:table-cell table:number-columns-repeated="2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20125">
            <text:p>20125</text:p>
          </table:table-cell>
          <table:table-cell table:number-columns-repeated="2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70415">
            <text:p>70415</text:p>
          </table:table-cell>
          <table:table-cell table:number-columns-repeated="2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4861">
            <text:p>4861</text:p>
          </table:table-cell>
          <table:table-cell table:number-columns-repeated="2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1675">
            <text:p>1675</text:p>
          </table:table-cell>
          <table:table-cell table:number-columns-repeated="2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41919">
            <text:p>41919</text:p>
          </table:table-cell>
          <table:table-cell table:number-columns-repeated="2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17932">
            <text:p>17932</text:p>
          </table:table-cell>
          <table:table-cell table:number-columns-repeated="2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1856">
            <text:p>11856</text:p>
          </table:table-cell>
          <table:table-cell table:number-columns-repeated="2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2098">
            <text:p>2098</text:p>
          </table:table-cell>
          <table:table-cell table:number-columns-repeated="2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15625">
            <text:p>15625</text:p>
          </table:table-cell>
          <table:table-cell table:number-columns-repeated="2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34122">
            <text:p>34122</text:p>
          </table:table-cell>
          <table:table-cell table:number-columns-repeated="2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42257">
            <text:p>42257</text:p>
          </table:table-cell>
          <table:table-cell table:number-columns-repeated="2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6163">
            <text:p>6163</text:p>
          </table:table-cell>
          <table:table-cell table:number-columns-repeated="2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506">
            <text:p>506</text:p>
          </table:table-cell>
          <table:table-cell table:number-columns-repeated="2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1078">
            <text:p>1078</text:p>
          </table:table-cell>
          <table:table-cell table:number-columns-repeated="2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3711">
            <text:p>13711</text:p>
          </table:table-cell>
          <table:table-cell table:number-columns-repeated="2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561">
            <text:p>561</text:p>
          </table:table-cell>
          <table:table-cell table:number-columns-repeated="2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388">
            <text:p>388</text:p>
          </table:table-cell>
          <table:table-cell table:number-columns-repeated="2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032">
            <text:p>2032</text:p>
          </table:table-cell>
          <table:table-cell table:number-columns-repeated="2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3073">
            <text:p>3073</text:p>
          </table:table-cell>
          <table:table-cell table:number-columns-repeated="2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3457">
            <text:p>3457</text:p>
          </table:table-cell>
          <table:table-cell table:number-columns-repeated="2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38">
            <text:p>3938</text:p>
          </table:table-cell>
          <table:table-cell table:number-columns-repeated="2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5425">
            <text:p>5425</text:p>
          </table:table-cell>
          <table:table-cell table:number-columns-repeated="2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7442">
            <text:p>7442</text:p>
          </table:table-cell>
          <table:table-cell table:number-columns-repeated="2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6871">
            <text:p>6871</text:p>
          </table:table-cell>
          <table:table-cell table:number-columns-repeated="2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13208">
            <text:p>13208</text:p>
          </table:table-cell>
          <table:table-cell table:number-columns-repeated="2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8350">
            <text:p>8350</text:p>
          </table:table-cell>
          <table:table-cell table:number-columns-repeated="2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10832">
            <text:p>10832</text:p>
          </table:table-cell>
          <table:table-cell table:number-columns-repeated="2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number-columns-repeated="2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4994">
            <text:p>4994</text:p>
          </table:table-cell>
          <table:table-cell table:number-columns-repeated="2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868">
            <text:p>868</text:p>
          </table:table-cell>
          <table:table-cell table:number-columns-repeated="2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2447">
            <text:p>2447</text:p>
          </table:table-cell>
          <table:table-cell table:number-columns-repeated="2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7110">
            <text:p>7110</text:p>
          </table:table-cell>
          <table:table-cell table:number-columns-repeated="2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51392">
            <text:p>51392</text:p>
          </table:table-cell>
          <table:table-cell table:number-columns-repeated="2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48224">
            <text:p>48224</text:p>
          </table:table-cell>
          <table:table-cell table:number-columns-repeated="2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1397">
            <text:p>1397</text:p>
          </table:table-cell>
          <table:table-cell table:number-columns-repeated="2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9157">
            <text:p>9157</text:p>
          </table:table-cell>
          <table:table-cell table:number-columns-repeated="2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27158">
            <text:p>27158</text:p>
          </table:table-cell>
          <table:table-cell table:number-columns-repeated="2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5231">
            <text:p>5231</text:p>
          </table:table-cell>
          <table:table-cell table:number-columns-repeated="2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number-columns-repeated="2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66677">
            <text:p>66677</text:p>
          </table:table-cell>
          <table:table-cell table:number-columns-repeated="2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5697">
            <text:p>15697</text:p>
          </table:table-cell>
          <table:table-cell table:number-columns-repeated="2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38414">
            <text:p>38414</text:p>
          </table:table-cell>
          <table:table-cell table:number-columns-repeated="2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6158">
            <text:p>6158</text:p>
          </table:table-cell>
          <table:table-cell table:number-columns-repeated="2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13019">
            <text:p>13019</text:p>
          </table:table-cell>
          <table:table-cell table:number-columns-repeated="2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663">
            <text:p>9663</text:p>
          </table:table-cell>
          <table:table-cell table:number-columns-repeated="2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120036">
            <text:p>120036</text:p>
          </table:table-cell>
          <table:table-cell table:number-columns-repeated="2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30781">
            <text:p>30781</text:p>
          </table:table-cell>
          <table:table-cell table:number-columns-repeated="2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26122">
            <text:p>26122</text:p>
          </table:table-cell>
          <table:table-cell table:number-columns-repeated="2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2929">
            <text:p>2929</text:p>
          </table:table-cell>
          <table:table-cell table:number-columns-repeated="2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number-columns-repeated="2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36342">
            <text:p>36342</text:p>
          </table:table-cell>
          <table:table-cell table:number-columns-repeated="2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43930">
            <text:p>43930</text:p>
          </table:table-cell>
          <table:table-cell table:number-columns-repeated="2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5728">
            <text:p>5728</text:p>
          </table:table-cell>
          <table:table-cell table:number-columns-repeated="2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23769">
            <text:p>23769</text:p>
          </table:table-cell>
          <table:table-cell table:number-columns-repeated="2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2146">
            <text:p>2146</text:p>
          </table:table-cell>
          <table:table-cell table:number-columns-repeated="2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34749">
            <text:p>34749</text:p>
          </table:table-cell>
          <table:table-cell table:number-columns-repeated="2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49211">
            <text:p>49211</text:p>
          </table:table-cell>
          <table:table-cell table:number-columns-repeated="2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103172">
            <text:p>103172</text:p>
          </table:table-cell>
          <table:table-cell table:number-columns-repeated="2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72669">
            <text:p>72669</text:p>
          </table:table-cell>
          <table:table-cell table:number-columns-repeated="2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54387">
            <text:p>54387</text:p>
          </table:table-cell>
          <table:table-cell table:number-columns-repeated="2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15214">
            <text:p>15214</text:p>
          </table:table-cell>
          <table:table-cell table:number-columns-repeated="2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3872">
            <text:p>3872</text:p>
          </table:table-cell>
          <table:table-cell table:number-columns-repeated="2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0298">
            <text:p>20298</text:p>
          </table:table-cell>
          <table:table-cell table:number-columns-repeated="2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25939">
            <text:p>25939</text:p>
          </table:table-cell>
          <table:table-cell table:number-columns-repeated="2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16189">
            <text:p>16189</text:p>
          </table:table-cell>
          <table:table-cell table:number-columns-repeated="2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74546">
            <text:p>74546</text:p>
          </table:table-cell>
          <table:table-cell table:number-columns-repeated="2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7022">
            <text:p>7022</text:p>
          </table:table-cell>
          <table:table-cell table:number-columns-repeated="2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1247">
            <text:p>1247</text:p>
          </table:table-cell>
          <table:table-cell table:number-columns-repeated="2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27395">
            <text:p>27395</text:p>
          </table:table-cell>
          <table:table-cell table:number-columns-repeated="2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28147">
            <text:p>28147</text:p>
          </table:table-cell>
          <table:table-cell table:number-columns-repeated="2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3984">
            <text:p>13984</text:p>
          </table:table-cell>
          <table:table-cell table:number-columns-repeated="2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21289">
            <text:p>21289</text:p>
          </table:table-cell>
          <table:table-cell table:number-columns-repeated="2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2104">
            <text:p>2104</text:p>
          </table:table-cell>
          <table:table-cell table:number-columns-repeated="2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3718">
            <text:p>3718</text:p>
          </table:table-cell>
          <table:table-cell table:number-columns-repeated="2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15476">
            <text:p>15476</text:p>
          </table:table-cell>
          <table:table-cell table:number-columns-repeated="2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9004">
            <text:p>9004</text:p>
          </table:table-cell>
          <table:table-cell table:number-columns-repeated="2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98141">
            <text:p>98141</text:p>
          </table:table-cell>
          <table:table-cell table:number-columns-repeated="2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8607">
            <text:p>8607</text:p>
          </table:table-cell>
          <table:table-cell table:number-columns-repeated="2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56507">
            <text:p>56507</text:p>
          </table:table-cell>
          <table:table-cell table:number-columns-repeated="2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31753">
            <text:p>31753</text:p>
          </table:table-cell>
          <table:table-cell table:number-columns-repeated="2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23452">
            <text:p>23452</text:p>
          </table:table-cell>
          <table:table-cell table:number-columns-repeated="2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5924">
            <text:p>5924</text:p>
          </table:table-cell>
          <table:table-cell table:number-columns-repeated="2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67207">
            <text:p>67207</text:p>
          </table:table-cell>
          <table:table-cell table:number-columns-repeated="2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962">
            <text:p>2962</text:p>
          </table:table-cell>
          <table:table-cell table:number-columns-repeated="2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9889">
            <text:p>9889</text:p>
          </table:table-cell>
          <table:table-cell table:number-columns-repeated="2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6659">
            <text:p>6659</text:p>
          </table:table-cell>
          <table:table-cell table:number-columns-repeated="2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68249">
            <text:p>68249</text:p>
          </table:table-cell>
          <table:table-cell table:number-columns-repeated="2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1688">
            <text:p>1688</text:p>
          </table:table-cell>
          <table:table-cell table:number-columns-repeated="2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18012">
            <text:p>18012</text:p>
          </table:table-cell>
          <table:table-cell table:number-columns-repeated="2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12777">
            <text:p>12777</text:p>
          </table:table-cell>
          <table:table-cell table:number-columns-repeated="2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18346">
            <text:p>18346</text:p>
          </table:table-cell>
          <table:table-cell table:number-columns-repeated="2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23020">
            <text:p>23020</text:p>
          </table:table-cell>
          <table:table-cell table:number-columns-repeated="2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19978">
            <text:p>19978</text:p>
          </table:table-cell>
          <table:table-cell table:number-columns-repeated="2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67583">
            <text:p>67583</text:p>
          </table:table-cell>
          <table:table-cell table:number-columns-repeated="2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556">
            <text:p>556</text:p>
          </table:table-cell>
          <table:table-cell table:number-columns-repeated="2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5069">
            <text:p>5069</text:p>
          </table:table-cell>
          <table:table-cell table:number-columns-repeated="2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12635">
            <text:p>12635</text:p>
          </table:table-cell>
          <table:table-cell table:number-columns-repeated="2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30091">
            <text:p>30091</text:p>
          </table:table-cell>
          <table:table-cell table:number-columns-repeated="2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4989">
            <text:p>4989</text:p>
          </table:table-cell>
          <table:table-cell table:number-columns-repeated="2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6502">
            <text:p>16502</text:p>
          </table:table-cell>
          <table:table-cell table:number-columns-repeated="2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35719">
            <text:p>35719</text:p>
          </table:table-cell>
          <table:table-cell table:number-columns-repeated="2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17295">
            <text:p>17295</text:p>
          </table:table-cell>
          <table:table-cell table:number-columns-repeated="2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16860">
            <text:p>16860</text:p>
          </table:table-cell>
          <table:table-cell table:number-columns-repeated="2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2711">
            <text:p>2711</text:p>
          </table:table-cell>
          <table:table-cell table:number-columns-repeated="2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41741">
            <text:p>41741</text:p>
          </table:table-cell>
          <table:table-cell table:number-columns-repeated="2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30603">
            <text:p>30603</text:p>
          </table:table-cell>
          <table:table-cell table:number-columns-repeated="2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15278">
            <text:p>15278</text:p>
          </table:table-cell>
          <table:table-cell table:number-columns-repeated="2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2648">
            <text:p>2648</text:p>
          </table:table-cell>
          <table:table-cell table:number-columns-repeated="2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1397">
            <text:p>1397</text:p>
          </table:table-cell>
          <table:table-cell table:number-columns-repeated="2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12704">
            <text:p>12704</text:p>
          </table:table-cell>
          <table:table-cell table:number-columns-repeated="2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1999">
            <text:p>1999</text:p>
          </table:table-cell>
          <table:table-cell table:number-columns-repeated="2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436">
            <text:p>436</text:p>
          </table:table-cell>
          <table:table-cell table:number-columns-repeated="2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62372">
            <text:p>62372</text:p>
          </table:table-cell>
          <table:table-cell table:number-columns-repeated="2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5510">
            <text:p>5510</text:p>
          </table:table-cell>
          <table:table-cell table:number-columns-repeated="2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1992">
            <text:p>1992</text:p>
          </table:table-cell>
          <table:table-cell table:number-columns-repeated="2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18876">
            <text:p>18876</text:p>
          </table:table-cell>
          <table:table-cell table:number-columns-repeated="2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7979">
            <text:p>7979</text:p>
          </table:table-cell>
          <table:table-cell table:number-columns-repeated="2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6511">
            <text:p>6511</text:p>
          </table:table-cell>
          <table:table-cell table:number-columns-repeated="2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4885">
            <text:p>4885</text:p>
          </table:table-cell>
          <table:table-cell table:number-columns-repeated="2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5168">
            <text:p>5168</text:p>
          </table:table-cell>
          <table:table-cell table:number-columns-repeated="2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63154">
            <text:p>63154</text:p>
          </table:table-cell>
          <table:table-cell table:number-columns-repeated="2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2070">
            <text:p>2070</text:p>
          </table:table-cell>
          <table:table-cell table:number-columns-repeated="2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41658">
            <text:p>41658</text:p>
          </table:table-cell>
          <table:table-cell table:number-columns-repeated="2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6804">
            <text:p>6804</text:p>
          </table:table-cell>
          <table:table-cell table:number-columns-repeated="2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43378">
            <text:p>43378</text:p>
          </table:table-cell>
          <table:table-cell table:number-columns-repeated="2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9905">
            <text:p>9905</text:p>
          </table:table-cell>
          <table:table-cell table:number-columns-repeated="2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9280">
            <text:p>9280</text:p>
          </table:table-cell>
          <table:table-cell table:number-columns-repeated="2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12679">
            <text:p>12679</text:p>
          </table:table-cell>
          <table:table-cell table:number-columns-repeated="2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5612">
            <text:p>5612</text:p>
          </table:table-cell>
          <table:table-cell table:number-columns-repeated="2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6271">
            <text:p>6271</text:p>
          </table:table-cell>
          <table:table-cell table:number-columns-repeated="2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9023">
            <text:p>9023</text:p>
          </table:table-cell>
          <table:table-cell table:number-columns-repeated="2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7270">
            <text:p>17270</text:p>
          </table:table-cell>
          <table:table-cell table:number-columns-repeated="2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12815">
            <text:p>12815</text:p>
          </table:table-cell>
          <table:table-cell table:number-columns-repeated="2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31238">
            <text:p>31238</text:p>
          </table:table-cell>
          <table:table-cell table:number-columns-repeated="2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7268">
            <text:p>7268</text:p>
          </table:table-cell>
          <table:table-cell table:number-columns-repeated="2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5811">
            <text:p>5811</text:p>
          </table:table-cell>
          <table:table-cell table:number-columns-repeated="2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20997">
            <text:p>20997</text:p>
          </table:table-cell>
          <table:table-cell table:number-columns-repeated="2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3096">
            <text:p>3096</text:p>
          </table:table-cell>
          <table:table-cell table:number-columns-repeated="2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383">
            <text:p>383</text:p>
          </table:table-cell>
          <table:table-cell table:number-columns-repeated="2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12949">
            <text:p>12949</text:p>
          </table:table-cell>
          <table:table-cell table:number-columns-repeated="2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11544">
            <text:p>11544</text:p>
          </table:table-cell>
          <table:table-cell table:number-columns-repeated="2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182968">
            <text:p>182968</text:p>
          </table:table-cell>
          <table:table-cell table:number-columns-repeated="2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2911">
            <text:p>2911</text:p>
          </table:table-cell>
          <table:table-cell table:number-columns-repeated="2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1757">
            <text:p>1757</text:p>
          </table:table-cell>
          <table:table-cell table:number-columns-repeated="2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6733">
            <text:p>6733</text:p>
          </table:table-cell>
          <table:table-cell table:number-columns-repeated="2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3793">
            <text:p>23793</text:p>
          </table:table-cell>
          <table:table-cell table:number-columns-repeated="2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73957">
            <text:p>73957</text:p>
          </table:table-cell>
          <table:table-cell table:number-columns-repeated="2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4650">
            <text:p>4650</text:p>
          </table:table-cell>
          <table:table-cell table:number-columns-repeated="2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233">
            <text:p>6233</text:p>
          </table:table-cell>
          <table:table-cell table:number-columns-repeated="2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19013">
            <text:p>19013</text:p>
          </table:table-cell>
          <table:table-cell table:number-columns-repeated="2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483">
            <text:p>483</text:p>
          </table:table-cell>
          <table:table-cell table:number-columns-repeated="2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906">
            <text:p>3906</text:p>
          </table:table-cell>
          <table:table-cell table:number-columns-repeated="2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12095">
            <text:p>12095</text:p>
          </table:table-cell>
          <table:table-cell table:number-columns-repeated="2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15930">
            <text:p>15930</text:p>
          </table:table-cell>
          <table:table-cell table:number-columns-repeated="2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3827">
            <text:p>3827</text:p>
          </table:table-cell>
          <table:table-cell table:number-columns-repeated="2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33371">
            <text:p>33371</text:p>
          </table:table-cell>
          <table:table-cell table:number-columns-repeated="2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9603">
            <text:p>9603</text:p>
          </table:table-cell>
          <table:table-cell table:number-columns-repeated="2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66624">
            <text:p>66624</text:p>
          </table:table-cell>
          <table:table-cell table:number-columns-repeated="2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68764">
            <text:p>68764</text:p>
          </table:table-cell>
          <table:table-cell table:number-columns-repeated="2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1436">
            <text:p>1436</text:p>
          </table:table-cell>
          <table:table-cell table:number-columns-repeated="2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3300">
            <text:p>3300</text:p>
          </table:table-cell>
          <table:table-cell table:number-columns-repeated="2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642">
            <text:p>642</text:p>
          </table:table-cell>
          <table:table-cell table:number-columns-repeated="2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624">
            <text:p>1624</text:p>
          </table:table-cell>
          <table:table-cell table:number-columns-repeated="2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908">
            <text:p>908</text:p>
          </table:table-cell>
          <table:table-cell table:number-columns-repeated="2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050">
            <text:p>9050</text:p>
          </table:table-cell>
          <table:table-cell table:number-columns-repeated="2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5214">
            <text:p>35214</text:p>
          </table:table-cell>
          <table:table-cell table:number-columns-repeated="2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6930">
            <text:p>6930</text:p>
          </table:table-cell>
          <table:table-cell table:number-columns-repeated="2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1872">
            <text:p>1872</text:p>
          </table:table-cell>
          <table:table-cell table:number-columns-repeated="2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3233">
            <text:p>3233</text:p>
          </table:table-cell>
          <table:table-cell table:number-columns-repeated="2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587">
            <text:p>587</text:p>
          </table:table-cell>
          <table:table-cell table:number-columns-repeated="2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1134">
            <text:p>1134</text:p>
          </table:table-cell>
          <table:table-cell table:number-columns-repeated="2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960">
            <text:p>960</text:p>
          </table:table-cell>
          <table:table-cell table:number-columns-repeated="2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18870">
            <text:p>18870</text:p>
          </table:table-cell>
          <table:table-cell table:number-columns-repeated="2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17852">
            <text:p>17852</text:p>
          </table:table-cell>
          <table:table-cell table:number-columns-repeated="2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057">
            <text:p>3057</text:p>
          </table:table-cell>
          <table:table-cell table:number-columns-repeated="2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3450">
            <text:p>3450</text:p>
          </table:table-cell>
          <table:table-cell table:number-columns-repeated="2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27860">
            <text:p>27860</text:p>
          </table:table-cell>
          <table:table-cell table:number-columns-repeated="2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4139">
            <text:p>4139</text:p>
          </table:table-cell>
          <table:table-cell table:number-columns-repeated="2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17098">
            <text:p>17098</text:p>
          </table:table-cell>
          <table:table-cell table:number-columns-repeated="2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6247">
            <text:p>6247</text:p>
          </table:table-cell>
          <table:table-cell table:number-columns-repeated="2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5695">
            <text:p>5695</text:p>
          </table:table-cell>
          <table:table-cell table:number-columns-repeated="2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623">
            <text:p>1623</text:p>
          </table:table-cell>
          <table:table-cell table:number-columns-repeated="2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59">
            <text:p>859</text:p>
          </table:table-cell>
          <table:table-cell table:number-columns-repeated="2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3418">
            <text:p>3418</text:p>
          </table:table-cell>
          <table:table-cell table:number-columns-repeated="2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2223">
            <text:p>2223</text:p>
          </table:table-cell>
          <table:table-cell table:number-columns-repeated="2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342956">
            <text:p>342956</text:p>
          </table:table-cell>
          <table:table-cell table:number-columns-repeated="2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135227">
            <text:p>135227</text:p>
          </table:table-cell>
          <table:table-cell table:number-columns-repeated="2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66406">
            <text:p>66406</text:p>
          </table:table-cell>
          <table:table-cell table:number-columns-repeated="2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17652">
            <text:p>17652</text:p>
          </table:table-cell>
          <table:table-cell table:number-columns-repeated="2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458">
            <text:p>1458</text:p>
          </table:table-cell>
          <table:table-cell table:number-columns-repeated="2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21909">
            <text:p>21909</text:p>
          </table:table-cell>
          <table:table-cell table:number-columns-repeated="2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21439">
            <text:p>21439</text:p>
          </table:table-cell>
          <table:table-cell table:number-columns-repeated="2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8005">
            <text:p>8005</text:p>
          </table:table-cell>
          <table:table-cell table:number-columns-repeated="2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2873">
            <text:p>2873</text:p>
          </table:table-cell>
          <table:table-cell table:number-columns-repeated="2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20848">
            <text:p>20848</text:p>
          </table:table-cell>
          <table:table-cell table:number-columns-repeated="2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9898">
            <text:p>9898</text:p>
          </table:table-cell>
          <table:table-cell table:number-columns-repeated="2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152257">
            <text:p>152257</text:p>
          </table:table-cell>
          <table:table-cell table:number-columns-repeated="2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76087">
            <text:p>76087</text:p>
          </table:table-cell>
          <table:table-cell table:number-columns-repeated="2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29550">
            <text:p>29550</text:p>
          </table:table-cell>
          <table:table-cell table:number-columns-repeated="2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20422">
            <text:p>20422</text:p>
          </table:table-cell>
          <table:table-cell table:number-columns-repeated="2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66895">
            <text:p>66895</text:p>
          </table:table-cell>
          <table:table-cell table:number-columns-repeated="2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19550">
            <text:p>19550</text:p>
          </table:table-cell>
          <table:table-cell table:number-columns-repeated="2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24419">
            <text:p>24419</text:p>
          </table:table-cell>
          <table:table-cell table:number-columns-repeated="2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571">
            <text:p>571</text:p>
          </table:table-cell>
          <table:table-cell table:number-columns-repeated="2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94616">
            <text:p>94616</text:p>
          </table:table-cell>
          <table:table-cell table:number-columns-repeated="2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204120">
            <text:p>204120</text:p>
          </table:table-cell>
          <table:table-cell table:number-columns-repeated="2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35576">
            <text:p>35576</text:p>
          </table:table-cell>
          <table:table-cell table:number-columns-repeated="2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5943">
            <text:p>5943</text:p>
          </table:table-cell>
          <table:table-cell table:number-columns-repeated="2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32181">
            <text:p>32181</text:p>
          </table:table-cell>
          <table:table-cell table:number-columns-repeated="2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12496">
            <text:p>12496</text:p>
          </table:table-cell>
          <table:table-cell table:number-columns-repeated="2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3525">
            <text:p>3525</text:p>
          </table:table-cell>
          <table:table-cell table:number-columns-repeated="2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7520">
            <text:p>7520</text:p>
          </table:table-cell>
          <table:table-cell table:number-columns-repeated="2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2481">
            <text:p>2481</text:p>
          </table:table-cell>
          <table:table-cell table:number-columns-repeated="2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5754">
            <text:p>5754</text:p>
          </table:table-cell>
          <table:table-cell table:number-columns-repeated="2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9240">
            <text:p>9240</text:p>
          </table:table-cell>
          <table:table-cell table:number-columns-repeated="2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19396">
            <text:p>19396</text:p>
          </table:table-cell>
          <table:table-cell table:number-columns-repeated="2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76732">
            <text:p>76732</text:p>
          </table:table-cell>
          <table:table-cell table:number-columns-repeated="2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23453">
            <text:p>23453</text:p>
          </table:table-cell>
          <table:table-cell table:number-columns-repeated="2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34456">
            <text:p>34456</text:p>
          </table:table-cell>
          <table:table-cell table:number-columns-repeated="2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0362">
            <text:p>30362</text:p>
          </table:table-cell>
          <table:table-cell table:number-columns-repeated="2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19013">
            <text:p>19013</text:p>
          </table:table-cell>
          <table:table-cell table:number-columns-repeated="2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737">
            <text:p>4737</text:p>
          </table:table-cell>
          <table:table-cell table:number-columns-repeated="2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5197">
            <text:p>5197</text:p>
          </table:table-cell>
          <table:table-cell table:number-columns-repeated="2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27388">
            <text:p>27388</text:p>
          </table:table-cell>
          <table:table-cell table:number-columns-repeated="2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5538">
            <text:p>5538</text:p>
          </table:table-cell>
          <table:table-cell table:number-columns-repeated="2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184470">
            <text:p>184470</text:p>
          </table:table-cell>
          <table:table-cell table:number-columns-repeated="2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6356">
            <text:p>6356</text:p>
          </table:table-cell>
          <table:table-cell table:number-columns-repeated="2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23539">
            <text:p>23539</text:p>
          </table:table-cell>
          <table:table-cell table:number-columns-repeated="2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4231">
            <text:p>14231</text:p>
          </table:table-cell>
          <table:table-cell table:number-columns-repeated="2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481">
            <text:p>2481</text:p>
          </table:table-cell>
          <table:table-cell table:number-columns-repeated="2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12459">
            <text:p>12459</text:p>
          </table:table-cell>
          <table:table-cell table:number-columns-repeated="2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8261">
            <text:p>8261</text:p>
          </table:table-cell>
          <table:table-cell table:number-columns-repeated="2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543">
            <text:p>543</text:p>
          </table:table-cell>
          <table:table-cell table:number-columns-repeated="2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1191">
            <text:p>1191</text:p>
          </table:table-cell>
          <table:table-cell table:number-columns-repeated="2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456">
            <text:p>456</text:p>
          </table:table-cell>
          <table:table-cell table:number-columns-repeated="2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2755">
            <text:p>2755</text:p>
          </table:table-cell>
          <table:table-cell table:number-columns-repeated="2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8573">
            <text:p>8573</text:p>
          </table:table-cell>
          <table:table-cell table:number-columns-repeated="2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39036">
            <text:p>39036</text:p>
          </table:table-cell>
          <table:table-cell table:number-columns-repeated="2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2223">
            <text:p>2223</text:p>
          </table:table-cell>
          <table:table-cell table:number-columns-repeated="2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40346">
            <text:p>40346</text:p>
          </table:table-cell>
          <table:table-cell table:number-columns-repeated="2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4160">
            <text:p>4160</text:p>
          </table:table-cell>
          <table:table-cell table:number-columns-repeated="2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5662">
            <text:p>5662</text:p>
          </table:table-cell>
          <table:table-cell table:number-columns-repeated="2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3379">
            <text:p>3379</text:p>
          </table:table-cell>
          <table:table-cell table:number-columns-repeated="2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5493">
            <text:p>5493</text:p>
          </table:table-cell>
          <table:table-cell table:number-columns-repeated="2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1154">
            <text:p>1154</text:p>
          </table:table-cell>
          <table:table-cell table:number-columns-repeated="2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0296">
            <text:p>10296</text:p>
          </table:table-cell>
          <table:table-cell table:number-columns-repeated="2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6373">
            <text:p>6373</text:p>
          </table:table-cell>
          <table:table-cell table:number-columns-repeated="2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473">
            <text:p>473</text:p>
          </table:table-cell>
          <table:table-cell table:number-columns-repeated="2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7855">
            <text:p>7855</text:p>
          </table:table-cell>
          <table:table-cell table:number-columns-repeated="2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1222">
            <text:p>1222</text:p>
          </table:table-cell>
          <table:table-cell table:number-columns-repeated="2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8381">
            <text:p>8381</text:p>
          </table:table-cell>
          <table:table-cell table:number-columns-repeated="2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16235">
            <text:p>16235</text:p>
          </table:table-cell>
          <table:table-cell table:number-columns-repeated="2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5397">
            <text:p>5397</text:p>
          </table:table-cell>
          <table:table-cell table:number-columns-repeated="2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1996">
            <text:p>1996</text:p>
          </table:table-cell>
          <table:table-cell table:number-columns-repeated="2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13009">
            <text:p>13009</text:p>
          </table:table-cell>
          <table:table-cell table:number-columns-repeated="2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3763">
            <text:p>13763</text:p>
          </table:table-cell>
          <table:table-cell table:number-columns-repeated="2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13222">
            <text:p>13222</text:p>
          </table:table-cell>
          <table:table-cell table:number-columns-repeated="2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162">
            <text:p>1162</text:p>
          </table:table-cell>
          <table:table-cell table:number-columns-repeated="2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19721">
            <text:p>19721</text:p>
          </table:table-cell>
          <table:table-cell table:number-columns-repeated="2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1097">
            <text:p>1097</text:p>
          </table:table-cell>
          <table:table-cell table:number-columns-repeated="2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72295">
            <text:p>72295</text:p>
          </table:table-cell>
          <table:table-cell table:number-columns-repeated="2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18206">
            <text:p>18206</text:p>
          </table:table-cell>
          <table:table-cell table:number-columns-repeated="2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408">
            <text:p>408</text:p>
          </table:table-cell>
          <table:table-cell table:number-columns-repeated="2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4234">
            <text:p>4234</text:p>
          </table:table-cell>
          <table:table-cell table:number-columns-repeated="2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3315">
            <text:p>13315</text:p>
          </table:table-cell>
          <table:table-cell table:number-columns-repeated="2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2437">
            <text:p>2437</text:p>
          </table:table-cell>
          <table:table-cell table:number-columns-repeated="2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70798">
            <text:p>70798</text:p>
          </table:table-cell>
          <table:table-cell table:number-columns-repeated="2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414">
            <text:p>1414</text:p>
          </table:table-cell>
          <table:table-cell table:number-columns-repeated="2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35096">
            <text:p>35096</text:p>
          </table:table-cell>
          <table:table-cell table:number-columns-repeated="2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100370">
            <text:p>100370</text:p>
          </table:table-cell>
          <table:table-cell table:number-columns-repeated="2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35613">
            <text:p>35613</text:p>
          </table:table-cell>
          <table:table-cell table:number-columns-repeated="2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26764">
            <text:p>26764</text:p>
          </table:table-cell>
          <table:table-cell table:number-columns-repeated="2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6621">
            <text:p>6621</text:p>
          </table:table-cell>
          <table:table-cell table:number-columns-repeated="2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6849">
            <text:p>6849</text:p>
          </table:table-cell>
          <table:table-cell table:number-columns-repeated="2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1986">
            <text:p>11986</text:p>
          </table:table-cell>
          <table:table-cell table:number-columns-repeated="2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13781">
            <text:p>13781</text:p>
          </table:table-cell>
          <table:table-cell table:number-columns-repeated="2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7879">
            <text:p>7879</text:p>
          </table:table-cell>
          <table:table-cell table:number-columns-repeated="2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68227">
            <text:p>68227</text:p>
          </table:table-cell>
          <table:table-cell table:number-columns-repeated="2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561">
            <text:p>1561</text:p>
          </table:table-cell>
          <table:table-cell table:number-columns-repeated="2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683">
            <text:p>1683</text:p>
          </table:table-cell>
          <table:table-cell table:number-columns-repeated="2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39505">
            <text:p>39505</text:p>
          </table:table-cell>
          <table:table-cell table:number-columns-repeated="2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2349">
            <text:p>2349</text:p>
          </table:table-cell>
          <table:table-cell table:number-columns-repeated="2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21461">
            <text:p>21461</text:p>
          </table:table-cell>
          <table:table-cell table:number-columns-repeated="2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2463">
            <text:p>12463</text:p>
          </table:table-cell>
          <table:table-cell table:number-columns-repeated="2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14978">
            <text:p>14978</text:p>
          </table:table-cell>
          <table:table-cell table:number-columns-repeated="2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3396">
            <text:p>3396</text:p>
          </table:table-cell>
          <table:table-cell table:number-columns-repeated="2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16432">
            <text:p>16432</text:p>
          </table:table-cell>
          <table:table-cell table:number-columns-repeated="2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10908">
            <text:p>10908</text:p>
          </table:table-cell>
          <table:table-cell table:number-columns-repeated="2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22483">
            <text:p>22483</text:p>
          </table:table-cell>
          <table:table-cell table:number-columns-repeated="2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3051">
            <text:p>3051</text:p>
          </table:table-cell>
          <table:table-cell table:number-columns-repeated="2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632">
            <text:p>632</text:p>
          </table:table-cell>
          <table:table-cell table:number-columns-repeated="2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1312">
            <text:p>1312</text:p>
          </table:table-cell>
          <table:table-cell table:number-columns-repeated="2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2001">
            <text:p>2001</text:p>
          </table:table-cell>
          <table:table-cell table:number-columns-repeated="2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7794">
            <text:p>7794</text:p>
          </table:table-cell>
          <table:table-cell table:number-columns-repeated="2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7168">
            <text:p>7168</text:p>
          </table:table-cell>
          <table:table-cell table:number-columns-repeated="2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4012">
            <text:p>4012</text:p>
          </table:table-cell>
          <table:table-cell table:number-columns-repeated="2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7020">
            <text:p>7020</text:p>
          </table:table-cell>
          <table:table-cell table:number-columns-repeated="2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1172">
            <text:p>1172</text:p>
          </table:table-cell>
          <table:table-cell table:number-columns-repeated="2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26980">
            <text:p>26980</text:p>
          </table:table-cell>
          <table:table-cell table:number-columns-repeated="2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21185">
            <text:p>21185</text:p>
          </table:table-cell>
          <table:table-cell table:number-columns-repeated="2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2189">
            <text:p>2189</text:p>
          </table:table-cell>
          <table:table-cell table:number-columns-repeated="2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number-columns-repeated="2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4731">
            <text:p>4731</text:p>
          </table:table-cell>
          <table:table-cell table:number-columns-repeated="2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4426">
            <text:p>4426</text:p>
          </table:table-cell>
          <table:table-cell table:number-columns-repeated="2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944">
            <text:p>1944</text:p>
          </table:table-cell>
          <table:table-cell table:number-columns-repeated="2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1621">
            <text:p>11621</text:p>
          </table:table-cell>
          <table:table-cell table:number-columns-repeated="2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859">
            <text:p>859</text:p>
          </table:table-cell>
          <table:table-cell table:number-columns-repeated="2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number-columns-repeated="2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323">
            <text:p>1323</text:p>
          </table:table-cell>
          <table:table-cell table:number-columns-repeated="2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5621">
            <text:p>5621</text:p>
          </table:table-cell>
          <table:table-cell table:number-columns-repeated="2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60894">
            <text:p>60894</text:p>
          </table:table-cell>
          <table:table-cell table:number-columns-repeated="2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37840">
            <text:p>37840</text:p>
          </table:table-cell>
          <table:table-cell table:number-columns-repeated="2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7469">
            <text:p>7469</text:p>
          </table:table-cell>
          <table:table-cell table:number-columns-repeated="2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12008">
            <text:p>12008</text:p>
          </table:table-cell>
          <table:table-cell table:number-columns-repeated="2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6844">
            <text:p>6844</text:p>
          </table:table-cell>
          <table:table-cell table:number-columns-repeated="2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516">
            <text:p>516</text:p>
          </table:table-cell>
          <table:table-cell table:number-columns-repeated="2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1546">
            <text:p>1546</text:p>
          </table:table-cell>
          <table:table-cell table:number-columns-repeated="2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20334">
            <text:p>20334</text:p>
          </table:table-cell>
          <table:table-cell table:number-columns-repeated="2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10655">
            <text:p>10655</text:p>
          </table:table-cell>
          <table:table-cell table:number-columns-repeated="2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31510">
            <text:p>31510</text:p>
          </table:table-cell>
          <table:table-cell table:number-columns-repeated="2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582">
            <text:p>582</text:p>
          </table:table-cell>
          <table:table-cell table:number-columns-repeated="2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4908">
            <text:p>4908</text:p>
          </table:table-cell>
          <table:table-cell table:number-columns-repeated="2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2604">
            <text:p>2604</text:p>
          </table:table-cell>
          <table:table-cell table:number-columns-repeated="2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55690">
            <text:p>55690</text:p>
          </table:table-cell>
          <table:table-cell table:number-columns-repeated="2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7590">
            <text:p>7590</text:p>
          </table:table-cell>
          <table:table-cell table:number-columns-repeated="2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055">
            <text:p>18055</text:p>
          </table:table-cell>
          <table:table-cell table:number-columns-repeated="2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502">
            <text:p>502</text:p>
          </table:table-cell>
          <table:table-cell table:number-columns-repeated="2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129">
            <text:p>11129</text:p>
          </table:table-cell>
          <table:table-cell table:number-columns-repeated="2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5999">
            <text:p>5999</text:p>
          </table:table-cell>
          <table:table-cell table:number-columns-repeated="2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1798">
            <text:p>1798</text:p>
          </table:table-cell>
          <table:table-cell table:number-columns-repeated="2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10805">
            <text:p>10805</text:p>
          </table:table-cell>
          <table:table-cell table:number-columns-repeated="2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number-columns-repeated="2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21823">
            <text:p>21823</text:p>
          </table:table-cell>
          <table:table-cell table:number-columns-repeated="2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1945">
            <text:p>1945</text:p>
          </table:table-cell>
          <table:table-cell table:number-columns-repeated="2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7014">
            <text:p>7014</text:p>
          </table:table-cell>
          <table:table-cell table:number-columns-repeated="2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865">
            <text:p>5865</text:p>
          </table:table-cell>
          <table:table-cell table:number-columns-repeated="2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number-columns-repeated="2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463">
            <text:p>463</text:p>
          </table:table-cell>
          <table:table-cell table:number-columns-repeated="2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7319">
            <text:p>7319</text:p>
          </table:table-cell>
          <table:table-cell table:number-columns-repeated="2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600">
            <text:p>40600</text:p>
          </table:table-cell>
          <table:table-cell table:number-columns-repeated="2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71529">
            <text:p>71529</text:p>
          </table:table-cell>
          <table:table-cell table:number-columns-repeated="2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303">
            <text:p>6303</text:p>
          </table:table-cell>
          <table:table-cell table:number-columns-repeated="2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36308">
            <text:p>36308</text:p>
          </table:table-cell>
          <table:table-cell table:number-columns-repeated="2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5287">
            <text:p>5287</text:p>
          </table:table-cell>
          <table:table-cell table:number-columns-repeated="2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124565">
            <text:p>124565</text:p>
          </table:table-cell>
          <table:table-cell table:number-columns-repeated="2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34578">
            <text:p>34578</text:p>
          </table:table-cell>
          <table:table-cell table:number-columns-repeated="2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48388">
            <text:p>48388</text:p>
          </table:table-cell>
          <table:table-cell table:number-columns-repeated="2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27886">
            <text:p>27886</text:p>
          </table:table-cell>
          <table:table-cell table:number-columns-repeated="2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16606">
            <text:p>16606</text:p>
          </table:table-cell>
          <table:table-cell table:number-columns-repeated="2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24548">
            <text:p>24548</text:p>
          </table:table-cell>
          <table:table-cell table:number-columns-repeated="2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0065">
            <text:p>20065</text:p>
          </table:table-cell>
          <table:table-cell table:number-columns-repeated="2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45882">
            <text:p>45882</text:p>
          </table:table-cell>
          <table:table-cell table:number-columns-repeated="2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12293">
            <text:p>12293</text:p>
          </table:table-cell>
          <table:table-cell table:number-columns-repeated="2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2786">
            <text:p>2786</text:p>
          </table:table-cell>
          <table:table-cell table:number-columns-repeated="2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55669">
            <text:p>55669</text:p>
          </table:table-cell>
          <table:table-cell table:number-columns-repeated="2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3987">
            <text:p>13987</text:p>
          </table:table-cell>
          <table:table-cell table:number-columns-repeated="2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929">
            <text:p>1929</text:p>
          </table:table-cell>
          <table:table-cell table:number-columns-repeated="2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73415">
            <text:p>73415</text:p>
          </table:table-cell>
          <table:table-cell table:number-columns-repeated="2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92614">
            <text:p>92614</text:p>
          </table:table-cell>
          <table:table-cell table:number-columns-repeated="2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23169">
            <text:p>23169</text:p>
          </table:table-cell>
          <table:table-cell table:number-columns-repeated="2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4967">
            <text:p>4967</text:p>
          </table:table-cell>
          <table:table-cell table:number-columns-repeated="2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7775">
            <text:p>7775</text:p>
          </table:table-cell>
          <table:table-cell table:number-columns-repeated="2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number-columns-repeated="2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18082">
            <text:p>18082</text:p>
          </table:table-cell>
          <table:table-cell table:number-columns-repeated="2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42251">
            <text:p>42251</text:p>
          </table:table-cell>
          <table:table-cell table:number-columns-repeated="2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6355">
            <text:p>6355</text:p>
          </table:table-cell>
          <table:table-cell table:number-columns-repeated="2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27717">
            <text:p>27717</text:p>
          </table:table-cell>
          <table:table-cell table:number-columns-repeated="2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74124">
            <text:p>74124</text:p>
          </table:table-cell>
          <table:table-cell table:number-columns-repeated="2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144232">
            <text:p>144232</text:p>
          </table:table-cell>
          <table:table-cell table:number-columns-repeated="2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12263">
            <text:p>12263</text:p>
          </table:table-cell>
          <table:table-cell table:number-columns-repeated="2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38266">
            <text:p>38266</text:p>
          </table:table-cell>
          <table:table-cell table:number-columns-repeated="2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109263">
            <text:p>109263</text:p>
          </table:table-cell>
          <table:table-cell table:number-columns-repeated="2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52422">
            <text:p>52422</text:p>
          </table:table-cell>
          <table:table-cell table:number-columns-repeated="2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24787">
            <text:p>24787</text:p>
          </table:table-cell>
          <table:table-cell table:number-columns-repeated="2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9358">
            <text:p>9358</text:p>
          </table:table-cell>
          <table:table-cell table:number-columns-repeated="2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55143">
            <text:p>55143</text:p>
          </table:table-cell>
          <table:table-cell table:number-columns-repeated="2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23508">
            <text:p>23508</text:p>
          </table:table-cell>
          <table:table-cell table:number-columns-repeated="2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15117">
            <text:p>15117</text:p>
          </table:table-cell>
          <table:table-cell table:number-columns-repeated="2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67963">
            <text:p>67963</text:p>
          </table:table-cell>
          <table:table-cell table:number-columns-repeated="2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6046">
            <text:p>6046</text:p>
          </table:table-cell>
          <table:table-cell table:number-columns-repeated="2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4664">
            <text:p>24664</text:p>
          </table:table-cell>
          <table:table-cell table:number-columns-repeated="2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24161">
            <text:p>24161</text:p>
          </table:table-cell>
          <table:table-cell table:number-columns-repeated="2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66429">
            <text:p>66429</text:p>
          </table:table-cell>
          <table:table-cell table:number-columns-repeated="2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0452">
            <text:p>10452</text:p>
          </table:table-cell>
          <table:table-cell table:number-columns-repeated="2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4080">
            <text:p>4080</text:p>
          </table:table-cell>
          <table:table-cell table:number-columns-repeated="2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3027">
            <text:p>3027</text:p>
          </table:table-cell>
          <table:table-cell table:number-columns-repeated="2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15523">
            <text:p>15523</text:p>
          </table:table-cell>
          <table:table-cell table:number-columns-repeated="2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39373">
            <text:p>39373</text:p>
          </table:table-cell>
          <table:table-cell table:number-columns-repeated="2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9238">
            <text:p>9238</text:p>
          </table:table-cell>
          <table:table-cell table:number-columns-repeated="2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13350">
            <text:p>13350</text:p>
          </table:table-cell>
          <table:table-cell table:number-columns-repeated="2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44493">
            <text:p>44493</text:p>
          </table:table-cell>
          <table:table-cell table:number-columns-repeated="2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4452">
            <text:p>4452</text:p>
          </table:table-cell>
          <table:table-cell table:number-columns-repeated="2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3824">
            <text:p>3824</text:p>
          </table:table-cell>
          <table:table-cell table:number-columns-repeated="2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11282">
            <text:p>11282</text:p>
          </table:table-cell>
          <table:table-cell table:number-columns-repeated="2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9191">
            <text:p>9191</text:p>
          </table:table-cell>
          <table:table-cell table:number-columns-repeated="2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8947">
            <text:p>8947</text:p>
          </table:table-cell>
          <table:table-cell table:number-columns-repeated="2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15556">
            <text:p>15556</text:p>
          </table:table-cell>
          <table:table-cell table:number-columns-repeated="2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8176">
            <text:p>8176</text:p>
          </table:table-cell>
          <table:table-cell table:number-columns-repeated="2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23334">
            <text:p>23334</text:p>
          </table:table-cell>
          <table:table-cell table:number-columns-repeated="2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22983">
            <text:p>22983</text:p>
          </table:table-cell>
          <table:table-cell table:number-columns-repeated="2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21103">
            <text:p>21103</text:p>
          </table:table-cell>
          <table:table-cell table:number-columns-repeated="2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65459">
            <text:p>65459</text:p>
          </table:table-cell>
          <table:table-cell table:number-columns-repeated="2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12621">
            <text:p>12621</text:p>
          </table:table-cell>
          <table:table-cell table:number-columns-repeated="2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3836">
            <text:p>3836</text:p>
          </table:table-cell>
          <table:table-cell table:number-columns-repeated="2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4967">
            <text:p>4967</text:p>
          </table:table-cell>
          <table:table-cell table:number-columns-repeated="2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7851">
            <text:p>7851</text:p>
          </table:table-cell>
          <table:table-cell table:number-columns-repeated="2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2720">
            <text:p>2720</text:p>
          </table:table-cell>
          <table:table-cell table:number-columns-repeated="2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99620">
            <text:p>99620</text:p>
          </table:table-cell>
          <table:table-cell table:number-columns-repeated="2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54024">
            <text:p>54024</text:p>
          </table:table-cell>
          <table:table-cell table:number-columns-repeated="2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2508">
            <text:p>2508</text:p>
          </table:table-cell>
          <table:table-cell table:number-columns-repeated="2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29821">
            <text:p>129821</text:p>
          </table:table-cell>
          <table:table-cell table:number-columns-repeated="2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6054">
            <text:p>6054</text:p>
          </table:table-cell>
          <table:table-cell table:number-columns-repeated="2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71683">
            <text:p>71683</text:p>
          </table:table-cell>
          <table:table-cell table:number-columns-repeated="2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4249">
            <text:p>4249</text:p>
          </table:table-cell>
          <table:table-cell table:number-columns-repeated="2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60417">
            <text:p>60417</text:p>
          </table:table-cell>
          <table:table-cell table:number-columns-repeated="2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5357">
            <text:p>5357</text:p>
          </table:table-cell>
          <table:table-cell table:number-columns-repeated="2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3760">
            <text:p>3760</text:p>
          </table:table-cell>
          <table:table-cell table:number-columns-repeated="2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7989">
            <text:p>7989</text:p>
          </table:table-cell>
          <table:table-cell table:number-columns-repeated="2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1837">
            <text:p>1837</text:p>
          </table:table-cell>
          <table:table-cell table:number-columns-repeated="2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8137">
            <text:p>8137</text:p>
          </table:table-cell>
          <table:table-cell table:number-columns-repeated="2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30593">
            <text:p>30593</text:p>
          </table:table-cell>
          <table:table-cell table:number-columns-repeated="2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2843">
            <text:p>2843</text:p>
          </table:table-cell>
          <table:table-cell table:number-columns-repeated="2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8954">
            <text:p>8954</text:p>
          </table:table-cell>
          <table:table-cell table:number-columns-repeated="2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4514">
            <text:p>14514</text:p>
          </table:table-cell>
          <table:table-cell table:number-columns-repeated="2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5978">
            <text:p>5978</text:p>
          </table:table-cell>
          <table:table-cell table:number-columns-repeated="2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1683">
            <text:p>11683</text:p>
          </table:table-cell>
          <table:table-cell table:number-columns-repeated="2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334">
            <text:p>1334</text:p>
          </table:table-cell>
          <table:table-cell table:number-columns-repeated="2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26761">
            <text:p>26761</text:p>
          </table:table-cell>
          <table:table-cell table:number-columns-repeated="2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7764">
            <text:p>7764</text:p>
          </table:table-cell>
          <table:table-cell table:number-columns-repeated="2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74063">
            <text:p>74063</text:p>
          </table:table-cell>
          <table:table-cell table:number-columns-repeated="2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12550">
            <text:p>12550</text:p>
          </table:table-cell>
          <table:table-cell table:number-columns-repeated="2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794">
            <text:p>794</text:p>
          </table:table-cell>
          <table:table-cell table:number-columns-repeated="2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6197">
            <text:p>6197</text:p>
          </table:table-cell>
          <table:table-cell table:number-columns-repeated="2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589">
            <text:p>1589</text:p>
          </table:table-cell>
          <table:table-cell table:number-columns-repeated="2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2940">
            <text:p>2940</text:p>
          </table:table-cell>
          <table:table-cell table:number-columns-repeated="2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58776">
            <text:p>58776</text:p>
          </table:table-cell>
          <table:table-cell table:number-columns-repeated="2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8636">
            <text:p>8636</text:p>
          </table:table-cell>
          <table:table-cell table:number-columns-repeated="2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6646">
            <text:p>6646</text:p>
          </table:table-cell>
          <table:table-cell table:number-columns-repeated="2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128">
            <text:p>3128</text:p>
          </table:table-cell>
          <table:table-cell table:number-columns-repeated="2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415">
            <text:p>3415</text:p>
          </table:table-cell>
          <table:table-cell table:number-columns-repeated="2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5936">
            <text:p>5936</text:p>
          </table:table-cell>
          <table:table-cell table:number-columns-repeated="2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8526">
            <text:p>8526</text:p>
          </table:table-cell>
          <table:table-cell table:number-columns-repeated="2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7073">
            <text:p>7073</text:p>
          </table:table-cell>
          <table:table-cell table:number-columns-repeated="2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31273">
            <text:p>31273</text:p>
          </table:table-cell>
          <table:table-cell table:number-columns-repeated="2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86724">
            <text:p>86724</text:p>
          </table:table-cell>
          <table:table-cell table:number-columns-repeated="2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921">
            <text:p>921</text:p>
          </table:table-cell>
          <table:table-cell table:number-columns-repeated="2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62859">
            <text:p>62859</text:p>
          </table:table-cell>
          <table:table-cell table:number-columns-repeated="2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3723">
            <text:p>3723</text:p>
          </table:table-cell>
          <table:table-cell table:number-columns-repeated="2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4729">
            <text:p>4729</text:p>
          </table:table-cell>
          <table:table-cell table:number-columns-repeated="2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21254">
            <text:p>21254</text:p>
          </table:table-cell>
          <table:table-cell table:number-columns-repeated="2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3437">
            <text:p>3437</text:p>
          </table:table-cell>
          <table:table-cell table:number-columns-repeated="2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722">
            <text:p>1722</text:p>
          </table:table-cell>
          <table:table-cell table:number-columns-repeated="2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849">
            <text:p>849</text:p>
          </table:table-cell>
          <table:table-cell table:number-columns-repeated="2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26412">
            <text:p>26412</text:p>
          </table:table-cell>
          <table:table-cell table:number-columns-repeated="2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68">
            <text:p>468</text:p>
          </table:table-cell>
          <table:table-cell table:number-columns-repeated="2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929">
            <text:p>1929</text:p>
          </table:table-cell>
          <table:table-cell table:number-columns-repeated="2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2463">
            <text:p>2463</text:p>
          </table:table-cell>
          <table:table-cell table:number-columns-repeated="2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3743">
            <text:p>3743</text:p>
          </table:table-cell>
          <table:table-cell table:number-columns-repeated="2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4982">
            <text:p>4982</text:p>
          </table:table-cell>
          <table:table-cell table:number-columns-repeated="2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6307">
            <text:p>6307</text:p>
          </table:table-cell>
          <table:table-cell table:number-columns-repeated="2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528">
            <text:p>528</text:p>
          </table:table-cell>
          <table:table-cell table:number-columns-repeated="2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4137">
            <text:p>4137</text:p>
          </table:table-cell>
          <table:table-cell table:number-columns-repeated="2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8349">
            <text:p>8349</text:p>
          </table:table-cell>
          <table:table-cell table:number-columns-repeated="2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928">
            <text:p>928</text:p>
          </table:table-cell>
          <table:table-cell table:number-columns-repeated="2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056">
            <text:p>1056</text:p>
          </table:table-cell>
          <table:table-cell table:number-columns-repeated="2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18886">
            <text:p>18886</text:p>
          </table:table-cell>
          <table:table-cell table:number-columns-repeated="2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66385">
            <text:p>66385</text:p>
          </table:table-cell>
          <table:table-cell table:number-columns-repeated="2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3865">
            <text:p>3865</text:p>
          </table:table-cell>
          <table:table-cell table:number-columns-repeated="2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2142">
            <text:p>2142</text:p>
          </table:table-cell>
          <table:table-cell table:number-columns-repeated="2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2738">
            <text:p>2738</text:p>
          </table:table-cell>
          <table:table-cell table:number-columns-repeated="2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20482">
            <text:p>20482</text:p>
          </table:table-cell>
          <table:table-cell table:number-columns-repeated="2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1605">
            <text:p>1605</text:p>
          </table:table-cell>
          <table:table-cell table:number-columns-repeated="2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5748">
            <text:p>15748</text:p>
          </table:table-cell>
          <table:table-cell table:number-columns-repeated="2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16704">
            <text:p>16704</text:p>
          </table:table-cell>
          <table:table-cell table:number-columns-repeated="2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496">
            <text:p>496</text:p>
          </table:table-cell>
          <table:table-cell table:number-columns-repeated="2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8779">
            <text:p>8779</text:p>
          </table:table-cell>
          <table:table-cell table:number-columns-repeated="2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23166">
            <text:p>23166</text:p>
          </table:table-cell>
          <table:table-cell table:number-columns-repeated="2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6121">
            <text:p>6121</text:p>
          </table:table-cell>
          <table:table-cell table:number-columns-repeated="2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739">
            <text:p>739</text:p>
          </table:table-cell>
          <table:table-cell table:number-columns-repeated="2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33622">
            <text:p>33622</text:p>
          </table:table-cell>
          <table:table-cell table:number-columns-repeated="2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11320">
            <text:p>11320</text:p>
          </table:table-cell>
          <table:table-cell table:number-columns-repeated="2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27176">
            <text:p>27176</text:p>
          </table:table-cell>
          <table:table-cell table:number-columns-repeated="2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number-columns-repeated="2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25261">
            <text:p>25261</text:p>
          </table:table-cell>
          <table:table-cell table:number-columns-repeated="2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14382">
            <text:p>14382</text:p>
          </table:table-cell>
          <table:table-cell table:number-columns-repeated="2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19426">
            <text:p>19426</text:p>
          </table:table-cell>
          <table:table-cell table:number-columns-repeated="2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6837">
            <text:p>6837</text:p>
          </table:table-cell>
          <table:table-cell table:number-columns-repeated="2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441">
            <text:p>1441</text:p>
          </table:table-cell>
          <table:table-cell table:number-columns-repeated="2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618">
            <text:p>3618</text:p>
          </table:table-cell>
          <table:table-cell table:number-columns-repeated="2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1268">
            <text:p>1268</text:p>
          </table:table-cell>
          <table:table-cell table:number-columns-repeated="2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5822">
            <text:p>5822</text:p>
          </table:table-cell>
          <table:table-cell table:number-columns-repeated="2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22569">
            <text:p>22569</text:p>
          </table:table-cell>
          <table:table-cell table:number-columns-repeated="2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599">
            <text:p>1599</text:p>
          </table:table-cell>
          <table:table-cell table:number-columns-repeated="2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4068">
            <text:p>4068</text:p>
          </table:table-cell>
          <table:table-cell table:number-columns-repeated="2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2244">
            <text:p>2244</text:p>
          </table:table-cell>
          <table:table-cell table:number-columns-repeated="2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4097">
            <text:p>4097</text:p>
          </table:table-cell>
          <table:table-cell table:number-columns-repeated="2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2234">
            <text:p>2234</text:p>
          </table:table-cell>
          <table:table-cell table:number-columns-repeated="2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10283">
            <text:p>10283</text:p>
          </table:table-cell>
          <table:table-cell table:number-columns-repeated="2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3073">
            <text:p>3073</text:p>
          </table:table-cell>
          <table:table-cell table:number-columns-repeated="2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0976">
            <text:p>10976</text:p>
          </table:table-cell>
          <table:table-cell table:number-columns-repeated="2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3294">
            <text:p>3294</text:p>
          </table:table-cell>
          <table:table-cell table:number-columns-repeated="2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2253">
            <text:p>2253</text:p>
          </table:table-cell>
          <table:table-cell table:number-columns-repeated="2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1651">
            <text:p>1651</text:p>
          </table:table-cell>
          <table:table-cell table:number-columns-repeated="2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44111">
            <text:p>44111</text:p>
          </table:table-cell>
          <table:table-cell table:number-columns-repeated="2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2315">
            <text:p>2315</text:p>
          </table:table-cell>
          <table:table-cell table:number-columns-repeated="2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24691">
            <text:p>24691</text:p>
          </table:table-cell>
          <table:table-cell table:number-columns-repeated="2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12336">
            <text:p>12336</text:p>
          </table:table-cell>
          <table:table-cell table:number-columns-repeated="2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453">
            <text:p>453</text:p>
          </table:table-cell>
          <table:table-cell table:number-columns-repeated="2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3305">
            <text:p>3305</text:p>
          </table:table-cell>
          <table:table-cell table:number-columns-repeated="2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2558">
            <text:p>2558</text:p>
          </table:table-cell>
          <table:table-cell table:number-columns-repeated="2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3755">
            <text:p>3755</text:p>
          </table:table-cell>
          <table:table-cell table:number-columns-repeated="2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6510">
            <text:p>6510</text:p>
          </table:table-cell>
          <table:table-cell table:number-columns-repeated="2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37184">
            <text:p>37184</text:p>
          </table:table-cell>
          <table:table-cell table:number-columns-repeated="2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1626">
            <text:p>1626</text:p>
          </table:table-cell>
          <table:table-cell table:number-columns-repeated="2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11451">
            <text:p>11451</text:p>
          </table:table-cell>
          <table:table-cell table:number-columns-repeated="2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1586">
            <text:p>1586</text:p>
          </table:table-cell>
          <table:table-cell table:number-columns-repeated="2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975">
            <text:p>975</text:p>
          </table:table-cell>
          <table:table-cell table:number-columns-repeated="2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0938">
            <text:p>10938</text:p>
          </table:table-cell>
          <table:table-cell table:number-columns-repeated="2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2854">
            <text:p>2854</text:p>
          </table:table-cell>
          <table:table-cell table:number-columns-repeated="2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264">
            <text:p>264</text:p>
          </table:table-cell>
          <table:table-cell table:number-columns-repeated="2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1005">
            <text:p>1005</text:p>
          </table:table-cell>
          <table:table-cell table:number-columns-repeated="2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892">
            <text:p>892</text:p>
          </table:table-cell>
          <table:table-cell table:number-columns-repeated="2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74507">
            <text:p>74507</text:p>
          </table:table-cell>
          <table:table-cell table:number-columns-repeated="2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82483">
            <text:p>82483</text:p>
          </table:table-cell>
          <table:table-cell table:number-columns-repeated="2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18862">
            <text:p>18862</text:p>
          </table:table-cell>
          <table:table-cell table:number-columns-repeated="2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13054">
            <text:p>13054</text:p>
          </table:table-cell>
          <table:table-cell table:number-columns-repeated="2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44557">
            <text:p>44557</text:p>
          </table:table-cell>
          <table:table-cell table:number-columns-repeated="2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54869">
            <text:p>54869</text:p>
          </table:table-cell>
          <table:table-cell table:number-columns-repeated="2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85371">
            <text:p>85371</text:p>
          </table:table-cell>
          <table:table-cell table:number-columns-repeated="2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5083">
            <text:p>5083</text:p>
          </table:table-cell>
          <table:table-cell table:number-columns-repeated="2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104176">
            <text:p>104176</text:p>
          </table:table-cell>
          <table:table-cell table:number-columns-repeated="2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16641">
            <text:p>16641</text:p>
          </table:table-cell>
          <table:table-cell table:number-columns-repeated="2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2068">
            <text:p>2068</text:p>
          </table:table-cell>
          <table:table-cell table:number-columns-repeated="2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109475">
            <text:p>109475</text:p>
          </table:table-cell>
          <table:table-cell table:number-columns-repeated="2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5483">
            <text:p>5483</text:p>
          </table:table-cell>
          <table:table-cell table:number-columns-repeated="2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12845">
            <text:p>12845</text:p>
          </table:table-cell>
          <table:table-cell table:number-columns-repeated="2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27385">
            <text:p>27385</text:p>
          </table:table-cell>
          <table:table-cell table:number-columns-repeated="2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13961">
            <text:p>13961</text:p>
          </table:table-cell>
          <table:table-cell table:number-columns-repeated="2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50795">
            <text:p>50795</text:p>
          </table:table-cell>
          <table:table-cell table:number-columns-repeated="2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750">
            <text:p>1750</text:p>
          </table:table-cell>
          <table:table-cell table:number-columns-repeated="2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12602">
            <text:p>12602</text:p>
          </table:table-cell>
          <table:table-cell table:number-columns-repeated="2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6424">
            <text:p>6424</text:p>
          </table:table-cell>
          <table:table-cell table:number-columns-repeated="2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31223">
            <text:p>31223</text:p>
          </table:table-cell>
          <table:table-cell table:number-columns-repeated="2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3869">
            <text:p>3869</text:p>
          </table:table-cell>
          <table:table-cell table:number-columns-repeated="2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68333">
            <text:p>68333</text:p>
          </table:table-cell>
          <table:table-cell table:number-columns-repeated="2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828">
            <text:p>828</text:p>
          </table:table-cell>
          <table:table-cell table:number-columns-repeated="2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37153">
            <text:p>37153</text:p>
          </table:table-cell>
          <table:table-cell table:number-columns-repeated="2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11993">
            <text:p>11993</text:p>
          </table:table-cell>
          <table:table-cell table:number-columns-repeated="2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9446">
            <text:p>9446</text:p>
          </table:table-cell>
          <table:table-cell table:number-columns-repeated="2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59590">
            <text:p>59590</text:p>
          </table:table-cell>
          <table:table-cell table:number-columns-repeated="2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17693">
            <text:p>17693</text:p>
          </table:table-cell>
          <table:table-cell table:number-columns-repeated="2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3228">
            <text:p>3228</text:p>
          </table:table-cell>
          <table:table-cell table:number-columns-repeated="2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13726">
            <text:p>13726</text:p>
          </table:table-cell>
          <table:table-cell table:number-columns-repeated="2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23587">
            <text:p>23587</text:p>
          </table:table-cell>
          <table:table-cell table:number-columns-repeated="2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19504">
            <text:p>19504</text:p>
          </table:table-cell>
          <table:table-cell table:number-columns-repeated="2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2709">
            <text:p>2709</text:p>
          </table:table-cell>
          <table:table-cell table:number-columns-repeated="2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6640">
            <text:p>6640</text:p>
          </table:table-cell>
          <table:table-cell table:number-columns-repeated="2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1322">
            <text:p>101322</text:p>
          </table:table-cell>
          <table:table-cell table:number-columns-repeated="2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3429">
            <text:p>3429</text:p>
          </table:table-cell>
          <table:table-cell table:number-columns-repeated="2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27284">
            <text:p>27284</text:p>
          </table:table-cell>
          <table:table-cell table:number-columns-repeated="2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1958">
            <text:p>11958</text:p>
          </table:table-cell>
          <table:table-cell table:number-columns-repeated="2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13534">
            <text:p>13534</text:p>
          </table:table-cell>
          <table:table-cell table:number-columns-repeated="2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6559">
            <text:p>6559</text:p>
          </table:table-cell>
          <table:table-cell table:number-columns-repeated="2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12994">
            <text:p>12994</text:p>
          </table:table-cell>
          <table:table-cell table:number-columns-repeated="2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08328">
            <text:p>108328</text:p>
          </table:table-cell>
          <table:table-cell table:number-columns-repeated="2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189202">
            <text:p>189202</text:p>
          </table:table-cell>
          <table:table-cell table:number-columns-repeated="2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26234">
            <text:p>26234</text:p>
          </table:table-cell>
          <table:table-cell table:number-columns-repeated="2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0405">
            <text:p>10405</text:p>
          </table:table-cell>
          <table:table-cell table:number-columns-repeated="2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87167">
            <text:p>87167</text:p>
          </table:table-cell>
          <table:table-cell table:number-columns-repeated="2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40907">
            <text:p>40907</text:p>
          </table:table-cell>
          <table:table-cell table:number-columns-repeated="2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258">
            <text:p>4258</text:p>
          </table:table-cell>
          <table:table-cell table:number-columns-repeated="2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10991">
            <text:p>10991</text:p>
          </table:table-cell>
          <table:table-cell table:number-columns-repeated="2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4290">
            <text:p>4290</text:p>
          </table:table-cell>
          <table:table-cell table:number-columns-repeated="2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232424">
            <text:p>232424</text:p>
          </table:table-cell>
          <table:table-cell table:number-columns-repeated="2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5212">
            <text:p>5212</text:p>
          </table:table-cell>
          <table:table-cell table:number-columns-repeated="2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4277">
            <text:p>4277</text:p>
          </table:table-cell>
          <table:table-cell table:number-columns-repeated="2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5854">
            <text:p>5854</text:p>
          </table:table-cell>
          <table:table-cell table:number-columns-repeated="2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8537">
            <text:p>8537</text:p>
          </table:table-cell>
          <table:table-cell table:number-columns-repeated="2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89">
            <text:p>589</text:p>
          </table:table-cell>
          <table:table-cell table:number-columns-repeated="2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17237">
            <text:p>17237</text:p>
          </table:table-cell>
          <table:table-cell table:number-columns-repeated="2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2856">
            <text:p>2856</text:p>
          </table:table-cell>
          <table:table-cell table:number-columns-repeated="2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4534">
            <text:p>4534</text:p>
          </table:table-cell>
          <table:table-cell table:number-columns-repeated="2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33812">
            <text:p>33812</text:p>
          </table:table-cell>
          <table:table-cell table:number-columns-repeated="2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10198">
            <text:p>10198</text:p>
          </table:table-cell>
          <table:table-cell table:number-columns-repeated="2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7446">
            <text:p>7446</text:p>
          </table:table-cell>
          <table:table-cell table:number-columns-repeated="2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60">
            <text:p>3460</text:p>
          </table:table-cell>
          <table:table-cell table:number-columns-repeated="2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6346">
            <text:p>6346</text:p>
          </table:table-cell>
          <table:table-cell table:number-columns-repeated="2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50846">
            <text:p>50846</text:p>
          </table:table-cell>
          <table:table-cell table:number-columns-repeated="2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5343">
            <text:p>5343</text:p>
          </table:table-cell>
          <table:table-cell table:number-columns-repeated="2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38841">
            <text:p>38841</text:p>
          </table:table-cell>
          <table:table-cell table:number-columns-repeated="2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6919">
            <text:p>6919</text:p>
          </table:table-cell>
          <table:table-cell table:number-columns-repeated="2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11211">
            <text:p>11211</text:p>
          </table:table-cell>
          <table:table-cell table:number-columns-repeated="2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130589">
            <text:p>130589</text:p>
          </table:table-cell>
          <table:table-cell table:number-columns-repeated="2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17940">
            <text:p>17940</text:p>
          </table:table-cell>
          <table:table-cell table:number-columns-repeated="2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19373">
            <text:p>19373</text:p>
          </table:table-cell>
          <table:table-cell table:number-columns-repeated="2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881">
            <text:p>881</text:p>
          </table:table-cell>
          <table:table-cell table:number-columns-repeated="2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2482">
            <text:p>12482</text:p>
          </table:table-cell>
          <table:table-cell table:number-columns-repeated="2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1308">
            <text:p>11308</text:p>
          </table:table-cell>
          <table:table-cell table:number-columns-repeated="2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0402">
            <text:p>10402</text:p>
          </table:table-cell>
          <table:table-cell table:number-columns-repeated="2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1036">
            <text:p>11036</text:p>
          </table:table-cell>
          <table:table-cell table:number-columns-repeated="2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37698">
            <text:p>37698</text:p>
          </table:table-cell>
          <table:table-cell table:number-columns-repeated="2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6548">
            <text:p>6548</text:p>
          </table:table-cell>
          <table:table-cell table:number-columns-repeated="2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66157">
            <text:p>66157</text:p>
          </table:table-cell>
          <table:table-cell table:number-columns-repeated="2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1434">
            <text:p>1434</text:p>
          </table:table-cell>
          <table:table-cell table:number-columns-repeated="2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3199">
            <text:p>3199</text:p>
          </table:table-cell>
          <table:table-cell table:number-columns-repeated="2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16208">
            <text:p>16208</text:p>
          </table:table-cell>
          <table:table-cell table:number-columns-repeated="2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8351">
            <text:p>8351</text:p>
          </table:table-cell>
          <table:table-cell table:number-columns-repeated="2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092">
            <text:p>1092</text:p>
          </table:table-cell>
          <table:table-cell table:number-columns-repeated="2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30376">
            <text:p>30376</text:p>
          </table:table-cell>
          <table:table-cell table:number-columns-repeated="2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3915">
            <text:p>3915</text:p>
          </table:table-cell>
          <table:table-cell table:number-columns-repeated="2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1319">
            <text:p>1319</text:p>
          </table:table-cell>
          <table:table-cell table:number-columns-repeated="2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54103">
            <text:p>54103</text:p>
          </table:table-cell>
          <table:table-cell table:number-columns-repeated="2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39488">
            <text:p>39488</text:p>
          </table:table-cell>
          <table:table-cell table:number-columns-repeated="2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24458">
            <text:p>24458</text:p>
          </table:table-cell>
          <table:table-cell table:number-columns-repeated="2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809">
            <text:p>1809</text:p>
          </table:table-cell>
          <table:table-cell table:number-columns-repeated="2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5719">
            <text:p>5719</text:p>
          </table:table-cell>
          <table:table-cell table:number-columns-repeated="2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21405">
            <text:p>21405</text:p>
          </table:table-cell>
          <table:table-cell table:number-columns-repeated="2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931">
            <text:p>1931</text:p>
          </table:table-cell>
          <table:table-cell table:number-columns-repeated="2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7278">
            <text:p>7278</text:p>
          </table:table-cell>
          <table:table-cell table:number-columns-repeated="2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3280">
            <text:p>3280</text:p>
          </table:table-cell>
          <table:table-cell table:number-columns-repeated="2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10419">
            <text:p>10419</text:p>
          </table:table-cell>
          <table:table-cell table:number-columns-repeated="2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2793">
            <text:p>2793</text:p>
          </table:table-cell>
          <table:table-cell table:number-columns-repeated="2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6215">
            <text:p>6215</text:p>
          </table:table-cell>
          <table:table-cell table:number-columns-repeated="2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4692">
            <text:p>4692</text:p>
          </table:table-cell>
          <table:table-cell table:number-columns-repeated="2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3322">
            <text:p>3322</text:p>
          </table:table-cell>
          <table:table-cell table:number-columns-repeated="2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2739">
            <text:p>2739</text:p>
          </table:table-cell>
          <table:table-cell table:number-columns-repeated="2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4862">
            <text:p>4862</text:p>
          </table:table-cell>
          <table:table-cell table:number-columns-repeated="2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4770">
            <text:p>4770</text:p>
          </table:table-cell>
          <table:table-cell table:number-columns-repeated="2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20565">
            <text:p>20565</text:p>
          </table:table-cell>
          <table:table-cell table:number-columns-repeated="2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3963">
            <text:p>3963</text:p>
          </table:table-cell>
          <table:table-cell table:number-columns-repeated="2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9793">
            <text:p>9793</text:p>
          </table:table-cell>
          <table:table-cell table:number-columns-repeated="2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5161">
            <text:p>5161</text:p>
          </table:table-cell>
          <table:table-cell table:number-columns-repeated="2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5903">
            <text:p>5903</text:p>
          </table:table-cell>
          <table:table-cell table:number-columns-repeated="2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514">
            <text:p>514</text:p>
          </table:table-cell>
          <table:table-cell table:number-columns-repeated="2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6016">
            <text:p>6016</text:p>
          </table:table-cell>
          <table:table-cell table:number-columns-repeated="2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15009">
            <text:p>15009</text:p>
          </table:table-cell>
          <table:table-cell table:number-columns-repeated="2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49055">
            <text:p>49055</text:p>
          </table:table-cell>
          <table:table-cell table:number-columns-repeated="2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9573">
            <text:p>9573</text:p>
          </table:table-cell>
          <table:table-cell table:number-columns-repeated="2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3525">
            <text:p>3525</text:p>
          </table:table-cell>
          <table:table-cell table:number-columns-repeated="2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2191">
            <text:p>2191</text:p>
          </table:table-cell>
          <table:table-cell table:number-columns-repeated="2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9177">
            <text:p>9177</text:p>
          </table:table-cell>
          <table:table-cell table:number-columns-repeated="2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42647">
            <text:p>42647</text:p>
          </table:table-cell>
          <table:table-cell table:number-columns-repeated="2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16129">
            <text:p>16129</text:p>
          </table:table-cell>
          <table:table-cell table:number-columns-repeated="2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3639">
            <text:p>3639</text:p>
          </table:table-cell>
          <table:table-cell table:number-columns-repeated="2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47847">
            <text:p>47847</text:p>
          </table:table-cell>
          <table:table-cell table:number-columns-repeated="2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3446">
            <text:p>3446</text:p>
          </table:table-cell>
          <table:table-cell table:number-columns-repeated="2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26598">
            <text:p>26598</text:p>
          </table:table-cell>
          <table:table-cell table:number-columns-repeated="2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5559">
            <text:p>5559</text:p>
          </table:table-cell>
          <table:table-cell table:number-columns-repeated="2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4907">
            <text:p>4907</text:p>
          </table:table-cell>
          <table:table-cell table:number-columns-repeated="2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379">
            <text:p>5379</text:p>
          </table:table-cell>
          <table:table-cell table:number-columns-repeated="2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746">
            <text:p>746</text:p>
          </table:table-cell>
          <table:table-cell table:number-columns-repeated="2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12911">
            <text:p>12911</text:p>
          </table:table-cell>
          <table:table-cell table:number-columns-repeated="2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14647">
            <text:p>14647</text:p>
          </table:table-cell>
          <table:table-cell table:number-columns-repeated="2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2002">
            <text:p>12002</text:p>
          </table:table-cell>
          <table:table-cell table:number-columns-repeated="2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30761">
            <text:p>30761</text:p>
          </table:table-cell>
          <table:table-cell table:number-columns-repeated="2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7361">
            <text:p>7361</text:p>
          </table:table-cell>
          <table:table-cell table:number-columns-repeated="2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435">
            <text:p>14435</text:p>
          </table:table-cell>
          <table:table-cell table:number-columns-repeated="2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23272">
            <text:p>23272</text:p>
          </table:table-cell>
          <table:table-cell table:number-columns-repeated="2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4461">
            <text:p>4461</text:p>
          </table:table-cell>
          <table:table-cell table:number-columns-repeated="2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3783">
            <text:p>3783</text:p>
          </table:table-cell>
          <table:table-cell table:number-columns-repeated="2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8853">
            <text:p>8853</text:p>
          </table:table-cell>
          <table:table-cell table:number-columns-repeated="2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6934">
            <text:p>6934</text:p>
          </table:table-cell>
          <table:table-cell table:number-columns-repeated="2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24619">
            <text:p>24619</text:p>
          </table:table-cell>
          <table:table-cell table:number-columns-repeated="2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3679">
            <text:p>13679</text:p>
          </table:table-cell>
          <table:table-cell table:number-columns-repeated="2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22510">
            <text:p>22510</text:p>
          </table:table-cell>
          <table:table-cell table:number-columns-repeated="2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10054">
            <text:p>10054</text:p>
          </table:table-cell>
          <table:table-cell table:number-columns-repeated="2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670">
            <text:p>670</text:p>
          </table:table-cell>
          <table:table-cell table:number-columns-repeated="2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887">
            <text:p>1887</text:p>
          </table:table-cell>
          <table:table-cell table:number-columns-repeated="2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15392">
            <text:p>15392</text:p>
          </table:table-cell>
          <table:table-cell table:number-columns-repeated="2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8836">
            <text:p>8836</text:p>
          </table:table-cell>
          <table:table-cell table:number-columns-repeated="2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3501">
            <text:p>3501</text:p>
          </table:table-cell>
          <table:table-cell table:number-columns-repeated="2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13423">
            <text:p>13423</text:p>
          </table:table-cell>
          <table:table-cell table:number-columns-repeated="2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2557">
            <text:p>2557</text:p>
          </table:table-cell>
          <table:table-cell table:number-columns-repeated="2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28038">
            <text:p>28038</text:p>
          </table:table-cell>
          <table:table-cell table:number-columns-repeated="2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7172">
            <text:p>7172</text:p>
          </table:table-cell>
          <table:table-cell table:number-columns-repeated="2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762">
            <text:p>1762</text:p>
          </table:table-cell>
          <table:table-cell table:number-columns-repeated="2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3965">
            <text:p>3965</text:p>
          </table:table-cell>
          <table:table-cell table:number-columns-repeated="2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8413">
            <text:p>8413</text:p>
          </table:table-cell>
          <table:table-cell table:number-columns-repeated="2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19785">
            <text:p>19785</text:p>
          </table:table-cell>
          <table:table-cell table:number-columns-repeated="2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896">
            <text:p>896</text:p>
          </table:table-cell>
          <table:table-cell table:number-columns-repeated="2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30066">
            <text:p>30066</text:p>
          </table:table-cell>
          <table:table-cell table:number-columns-repeated="2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77058">
            <text:p>77058</text:p>
          </table:table-cell>
          <table:table-cell table:number-columns-repeated="2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28060">
            <text:p>28060</text:p>
          </table:table-cell>
          <table:table-cell table:number-columns-repeated="2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number-columns-repeated="2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30451">
            <text:p>30451</text:p>
          </table:table-cell>
          <table:table-cell table:number-columns-repeated="2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3735">
            <text:p>3735</text:p>
          </table:table-cell>
          <table:table-cell table:number-columns-repeated="2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20457">
            <text:p>20457</text:p>
          </table:table-cell>
          <table:table-cell table:number-columns-repeated="2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109">
            <text:p>1109</text:p>
          </table:table-cell>
          <table:table-cell table:number-columns-repeated="2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2258">
            <text:p>2258</text:p>
          </table:table-cell>
          <table:table-cell table:number-columns-repeated="2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259">
            <text:p>2259</text:p>
          </table:table-cell>
          <table:table-cell table:number-columns-repeated="2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1413">
            <text:p>1413</text:p>
          </table:table-cell>
          <table:table-cell table:number-columns-repeated="2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72">
            <text:p>6072</text:p>
          </table:table-cell>
          <table:table-cell table:number-columns-repeated="2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0097">
            <text:p>10097</text:p>
          </table:table-cell>
          <table:table-cell table:number-columns-repeated="2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2196">
            <text:p>2196</text:p>
          </table:table-cell>
          <table:table-cell table:number-columns-repeated="2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21251">
            <text:p>21251</text:p>
          </table:table-cell>
          <table:table-cell table:number-columns-repeated="2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12026">
            <text:p>12026</text:p>
          </table:table-cell>
          <table:table-cell table:number-columns-repeated="2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87">
            <text:p>2487</text:p>
          </table:table-cell>
          <table:table-cell table:number-columns-repeated="2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1649">
            <text:p>1649</text:p>
          </table:table-cell>
          <table:table-cell table:number-columns-repeated="2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10148">
            <text:p>10148</text:p>
          </table:table-cell>
          <table:table-cell table:number-columns-repeated="2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298">
            <text:p>3298</text:p>
          </table:table-cell>
          <table:table-cell table:number-columns-repeated="2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11467">
            <text:p>11467</text:p>
          </table:table-cell>
          <table:table-cell table:number-columns-repeated="2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5695">
            <text:p>5695</text:p>
          </table:table-cell>
          <table:table-cell table:number-columns-repeated="2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6913">
            <text:p>6913</text:p>
          </table:table-cell>
          <table:table-cell table:number-columns-repeated="2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12160">
            <text:p>12160</text:p>
          </table:table-cell>
          <table:table-cell table:number-columns-repeated="2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11568">
            <text:p>11568</text:p>
          </table:table-cell>
          <table:table-cell table:number-columns-repeated="2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6831">
            <text:p>6831</text:p>
          </table:table-cell>
          <table:table-cell table:number-columns-repeated="2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9195">
            <text:p>9195</text:p>
          </table:table-cell>
          <table:table-cell table:number-columns-repeated="2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4337">
            <text:p>4337</text:p>
          </table:table-cell>
          <table:table-cell table:number-columns-repeated="2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8916">
            <text:p>8916</text:p>
          </table:table-cell>
          <table:table-cell table:number-columns-repeated="2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2741">
            <text:p>2741</text:p>
          </table:table-cell>
          <table:table-cell table:number-columns-repeated="2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16945">
            <text:p>16945</text:p>
          </table:table-cell>
          <table:table-cell table:number-columns-repeated="2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1098">
            <text:p>1098</text:p>
          </table:table-cell>
          <table:table-cell table:number-columns-repeated="2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1462">
            <text:p>1462</text:p>
          </table:table-cell>
          <table:table-cell table:number-columns-repeated="2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number-columns-repeated="2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21670">
            <text:p>21670</text:p>
          </table:table-cell>
          <table:table-cell table:number-columns-repeated="2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32">
            <text:p>7332</text:p>
          </table:table-cell>
          <table:table-cell table:number-columns-repeated="2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11359">
            <text:p>11359</text:p>
          </table:table-cell>
          <table:table-cell table:number-columns-repeated="2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374">
            <text:p>374</text:p>
          </table:table-cell>
          <table:table-cell table:number-columns-repeated="2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1060">
            <text:p>1060</text:p>
          </table:table-cell>
          <table:table-cell table:number-columns-repeated="2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2996">
            <text:p>2996</text:p>
          </table:table-cell>
          <table:table-cell table:number-columns-repeated="2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7726">
            <text:p>7726</text:p>
          </table:table-cell>
          <table:table-cell table:number-columns-repeated="2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5661">
            <text:p>5661</text:p>
          </table:table-cell>
          <table:table-cell table:number-columns-repeated="2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6546">
            <text:p>6546</text:p>
          </table:table-cell>
          <table:table-cell table:number-columns-repeated="2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3105">
            <text:p>3105</text:p>
          </table:table-cell>
          <table:table-cell table:number-columns-repeated="2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3481">
            <text:p>3481</text:p>
          </table:table-cell>
          <table:table-cell table:number-columns-repeated="2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250">
            <text:p>2250</text:p>
          </table:table-cell>
          <table:table-cell table:number-columns-repeated="2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2894">
            <text:p>2894</text:p>
          </table:table-cell>
          <table:table-cell table:number-columns-repeated="2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2254">
            <text:p>2254</text:p>
          </table:table-cell>
          <table:table-cell table:number-columns-repeated="2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250">
            <text:p>1250</text:p>
          </table:table-cell>
          <table:table-cell table:number-columns-repeated="2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626">
            <text:p>626</text:p>
          </table:table-cell>
          <table:table-cell table:number-columns-repeated="2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2890">
            <text:p>2890</text:p>
          </table:table-cell>
          <table:table-cell table:number-columns-repeated="2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2062">
            <text:p>2062</text:p>
          </table:table-cell>
          <table:table-cell table:number-columns-repeated="2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4230">
            <text:p>4230</text:p>
          </table:table-cell>
          <table:table-cell table:number-columns-repeated="2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24963">
            <text:p>24963</text:p>
          </table:table-cell>
          <table:table-cell table:number-columns-repeated="2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360426">
            <text:p>360426</text:p>
          </table:table-cell>
          <table:table-cell table:number-columns-repeated="2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25415">
            <text:p>25415</text:p>
          </table:table-cell>
          <table:table-cell table:number-columns-repeated="2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815">
            <text:p>2815</text:p>
          </table:table-cell>
          <table:table-cell table:number-columns-repeated="2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18017">
            <text:p>18017</text:p>
          </table:table-cell>
          <table:table-cell table:number-columns-repeated="2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21508">
            <text:p>21508</text:p>
          </table:table-cell>
          <table:table-cell table:number-columns-repeated="2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31493">
            <text:p>31493</text:p>
          </table:table-cell>
          <table:table-cell table:number-columns-repeated="2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19074">
            <text:p>19074</text:p>
          </table:table-cell>
          <table:table-cell table:number-columns-repeated="2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7035">
            <text:p>7035</text:p>
          </table:table-cell>
          <table:table-cell table:number-columns-repeated="2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12978">
            <text:p>12978</text:p>
          </table:table-cell>
          <table:table-cell table:number-columns-repeated="2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9401">
            <text:p>9401</text:p>
          </table:table-cell>
          <table:table-cell table:number-columns-repeated="2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16013">
            <text:p>16013</text:p>
          </table:table-cell>
          <table:table-cell table:number-columns-repeated="2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5757">
            <text:p>15757</text:p>
          </table:table-cell>
          <table:table-cell table:number-columns-repeated="2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29663">
            <text:p>29663</text:p>
          </table:table-cell>
          <table:table-cell table:number-columns-repeated="2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59177">
            <text:p>59177</text:p>
          </table:table-cell>
          <table:table-cell table:number-columns-repeated="2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15712">
            <text:p>15712</text:p>
          </table:table-cell>
          <table:table-cell table:number-columns-repeated="2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9910">
            <text:p>9910</text:p>
          </table:table-cell>
          <table:table-cell table:number-columns-repeated="2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26729">
            <text:p>26729</text:p>
          </table:table-cell>
          <table:table-cell table:number-columns-repeated="2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14511">
            <text:p>14511</text:p>
          </table:table-cell>
          <table:table-cell table:number-columns-repeated="2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63031">
            <text:p>63031</text:p>
          </table:table-cell>
          <table:table-cell table:number-columns-repeated="2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46304">
            <text:p>46304</text:p>
          </table:table-cell>
          <table:table-cell table:number-columns-repeated="2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25057">
            <text:p>25057</text:p>
          </table:table-cell>
          <table:table-cell table:number-columns-repeated="2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51459">
            <text:p>51459</text:p>
          </table:table-cell>
          <table:table-cell table:number-columns-repeated="2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55410">
            <text:p>55410</text:p>
          </table:table-cell>
          <table:table-cell table:number-columns-repeated="2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79683">
            <text:p>79683</text:p>
          </table:table-cell>
          <table:table-cell table:number-columns-repeated="2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185341">
            <text:p>185341</text:p>
          </table:table-cell>
          <table:table-cell table:number-columns-repeated="2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21801">
            <text:p>21801</text:p>
          </table:table-cell>
          <table:table-cell table:number-columns-repeated="2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1076">
            <text:p>11076</text:p>
          </table:table-cell>
          <table:table-cell table:number-columns-repeated="2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35039">
            <text:p>35039</text:p>
          </table:table-cell>
          <table:table-cell table:number-columns-repeated="2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24136">
            <text:p>24136</text:p>
          </table:table-cell>
          <table:table-cell table:number-columns-repeated="2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24617">
            <text:p>24617</text:p>
          </table:table-cell>
          <table:table-cell table:number-columns-repeated="2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1273">
            <text:p>1273</text:p>
          </table:table-cell>
          <table:table-cell table:number-columns-repeated="2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10256">
            <text:p>10256</text:p>
          </table:table-cell>
          <table:table-cell table:number-columns-repeated="2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31195">
            <text:p>31195</text:p>
          </table:table-cell>
          <table:table-cell table:number-columns-repeated="2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30674">
            <text:p>30674</text:p>
          </table:table-cell>
          <table:table-cell table:number-columns-repeated="2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25712">
            <text:p>25712</text:p>
          </table:table-cell>
          <table:table-cell table:number-columns-repeated="2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6019">
            <text:p>6019</text:p>
          </table:table-cell>
          <table:table-cell table:number-columns-repeated="2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44607">
            <text:p>44607</text:p>
          </table:table-cell>
          <table:table-cell table:number-columns-repeated="2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2157">
            <text:p>2157</text:p>
          </table:table-cell>
          <table:table-cell table:number-columns-repeated="2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581">
            <text:p>581</text:p>
          </table:table-cell>
          <table:table-cell table:number-columns-repeated="2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25540">
            <text:p>25540</text:p>
          </table:table-cell>
          <table:table-cell table:number-columns-repeated="2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5129">
            <text:p>5129</text:p>
          </table:table-cell>
          <table:table-cell table:number-columns-repeated="2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20888">
            <text:p>20888</text:p>
          </table:table-cell>
          <table:table-cell table:number-columns-repeated="2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3632">
            <text:p>3632</text:p>
          </table:table-cell>
          <table:table-cell table:number-columns-repeated="2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1359">
            <text:p>1359</text:p>
          </table:table-cell>
          <table:table-cell table:number-columns-repeated="2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19339">
            <text:p>19339</text:p>
          </table:table-cell>
          <table:table-cell table:number-columns-repeated="2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3925">
            <text:p>3925</text:p>
          </table:table-cell>
          <table:table-cell table:number-columns-repeated="2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2660">
            <text:p>2660</text:p>
          </table:table-cell>
          <table:table-cell table:number-columns-repeated="2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1517">
            <text:p>1517</text:p>
          </table:table-cell>
          <table:table-cell table:number-columns-repeated="2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22457">
            <text:p>22457</text:p>
          </table:table-cell>
          <table:table-cell table:number-columns-repeated="2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28686">
            <text:p>28686</text:p>
          </table:table-cell>
          <table:table-cell table:number-columns-repeated="2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56387">
            <text:p>56387</text:p>
          </table:table-cell>
          <table:table-cell table:number-columns-repeated="2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5295">
            <text:p>5295</text:p>
          </table:table-cell>
          <table:table-cell table:number-columns-repeated="2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9688">
            <text:p>9688</text:p>
          </table:table-cell>
          <table:table-cell table:number-columns-repeated="2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11621">
            <text:p>11621</text:p>
          </table:table-cell>
          <table:table-cell table:number-columns-repeated="2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518">
            <text:p>518</text:p>
          </table:table-cell>
          <table:table-cell table:number-columns-repeated="2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719">
            <text:p>4719</text:p>
          </table:table-cell>
          <table:table-cell table:number-columns-repeated="2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3423">
            <text:p>3423</text:p>
          </table:table-cell>
          <table:table-cell table:number-columns-repeated="2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7982">
            <text:p>7982</text:p>
          </table:table-cell>
          <table:table-cell table:number-columns-repeated="2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4701">
            <text:p>4701</text:p>
          </table:table-cell>
          <table:table-cell table:number-columns-repeated="2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2408">
            <text:p>2408</text:p>
          </table:table-cell>
          <table:table-cell table:number-columns-repeated="2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3902">
            <text:p>3902</text:p>
          </table:table-cell>
          <table:table-cell table:number-columns-repeated="2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5922">
            <text:p>5922</text:p>
          </table:table-cell>
          <table:table-cell table:number-columns-repeated="2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13720">
            <text:p>13720</text:p>
          </table:table-cell>
          <table:table-cell table:number-columns-repeated="2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number-columns-repeated="2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2198">
            <text:p>2198</text:p>
          </table:table-cell>
          <table:table-cell table:number-columns-repeated="2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25870">
            <text:p>25870</text:p>
          </table:table-cell>
          <table:table-cell table:number-columns-repeated="2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46424">
            <text:p>46424</text:p>
          </table:table-cell>
          <table:table-cell table:number-columns-repeated="2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15762">
            <text:p>15762</text:p>
          </table:table-cell>
          <table:table-cell table:number-columns-repeated="2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5770">
            <text:p>5770</text:p>
          </table:table-cell>
          <table:table-cell table:number-columns-repeated="2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3150">
            <text:p>3150</text:p>
          </table:table-cell>
          <table:table-cell table:number-columns-repeated="2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18151">
            <text:p>18151</text:p>
          </table:table-cell>
          <table:table-cell table:number-columns-repeated="2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2408">
            <text:p>2408</text:p>
          </table:table-cell>
          <table:table-cell table:number-columns-repeated="2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1246">
            <text:p>51246</text:p>
          </table:table-cell>
          <table:table-cell table:number-columns-repeated="2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7692">
            <text:p>7692</text:p>
          </table:table-cell>
          <table:table-cell table:number-columns-repeated="2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14908">
            <text:p>14908</text:p>
          </table:table-cell>
          <table:table-cell table:number-columns-repeated="2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24062">
            <text:p>24062</text:p>
          </table:table-cell>
          <table:table-cell table:number-columns-repeated="2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6779">
            <text:p>26779</text:p>
          </table:table-cell>
          <table:table-cell table:number-columns-repeated="2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9415">
            <text:p>9415</text:p>
          </table:table-cell>
          <table:table-cell table:number-columns-repeated="2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9752">
            <text:p>9752</text:p>
          </table:table-cell>
          <table:table-cell table:number-columns-repeated="2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2310">
            <text:p>12310</text:p>
          </table:table-cell>
          <table:table-cell table:number-columns-repeated="2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572">
            <text:p>1572</text:p>
          </table:table-cell>
          <table:table-cell table:number-columns-repeated="2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4002">
            <text:p>14002</text:p>
          </table:table-cell>
          <table:table-cell table:number-columns-repeated="2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0773">
            <text:p>30773</text:p>
          </table:table-cell>
          <table:table-cell table:number-columns-repeated="2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2213">
            <text:p>2213</text:p>
          </table:table-cell>
          <table:table-cell table:number-columns-repeated="2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00088">
            <text:p>100088</text:p>
          </table:table-cell>
          <table:table-cell table:number-columns-repeated="2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8881">
            <text:p>8881</text:p>
          </table:table-cell>
          <table:table-cell table:number-columns-repeated="2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3208">
            <text:p>3208</text:p>
          </table:table-cell>
          <table:table-cell table:number-columns-repeated="2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9210">
            <text:p>9210</text:p>
          </table:table-cell>
          <table:table-cell table:number-columns-repeated="2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0637">
            <text:p>10637</text:p>
          </table:table-cell>
          <table:table-cell table:number-columns-repeated="2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8021">
            <text:p>8021</text:p>
          </table:table-cell>
          <table:table-cell table:number-columns-repeated="2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7779">
            <text:p>7779</text:p>
          </table:table-cell>
          <table:table-cell table:number-columns-repeated="2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41543">
            <text:p>41543</text:p>
          </table:table-cell>
          <table:table-cell table:number-columns-repeated="2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17572">
            <text:p>17572</text:p>
          </table:table-cell>
          <table:table-cell table:number-columns-repeated="2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16179">
            <text:p>16179</text:p>
          </table:table-cell>
          <table:table-cell table:number-columns-repeated="2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54159">
            <text:p>54159</text:p>
          </table:table-cell>
          <table:table-cell table:number-columns-repeated="2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2619">
            <text:p>2619</text:p>
          </table:table-cell>
          <table:table-cell table:number-columns-repeated="2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50">
            <text:p>1150</text:p>
          </table:table-cell>
          <table:table-cell table:number-columns-repeated="2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25886">
            <text:p>25886</text:p>
          </table:table-cell>
          <table:table-cell table:number-columns-repeated="2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13088">
            <text:p>13088</text:p>
          </table:table-cell>
          <table:table-cell table:number-columns-repeated="2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15475">
            <text:p>15475</text:p>
          </table:table-cell>
          <table:table-cell table:number-columns-repeated="2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671">
            <text:p>671</text:p>
          </table:table-cell>
          <table:table-cell table:number-columns-repeated="2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2295">
            <text:p>2295</text:p>
          </table:table-cell>
          <table:table-cell table:number-columns-repeated="2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06746">
            <text:p>106746</text:p>
          </table:table-cell>
          <table:table-cell table:number-columns-repeated="2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6381">
            <text:p>6381</text:p>
          </table:table-cell>
          <table:table-cell table:number-columns-repeated="2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10804">
            <text:p>10804</text:p>
          </table:table-cell>
          <table:table-cell table:number-columns-repeated="2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number-columns-repeated="2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793">
            <text:p>6793</text:p>
          </table:table-cell>
          <table:table-cell table:number-columns-repeated="2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7119">
            <text:p>7119</text:p>
          </table:table-cell>
          <table:table-cell table:number-columns-repeated="2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5115">
            <text:p>5115</text:p>
          </table:table-cell>
          <table:table-cell table:number-columns-repeated="2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133945">
            <text:p>133945</text:p>
          </table:table-cell>
          <table:table-cell table:number-columns-repeated="2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22740">
            <text:p>22740</text:p>
          </table:table-cell>
          <table:table-cell table:number-columns-repeated="2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4">
            <text:p>424</text:p>
          </table:table-cell>
          <table:table-cell table:number-columns-repeated="2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1041">
            <text:p>1041</text:p>
          </table:table-cell>
          <table:table-cell table:number-columns-repeated="2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3706">
            <text:p>3706</text:p>
          </table:table-cell>
          <table:table-cell table:number-columns-repeated="2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1812">
            <text:p>1812</text:p>
          </table:table-cell>
          <table:table-cell table:number-columns-repeated="2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42162">
            <text:p>42162</text:p>
          </table:table-cell>
          <table:table-cell table:number-columns-repeated="2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3343">
            <text:p>3343</text:p>
          </table:table-cell>
          <table:table-cell table:number-columns-repeated="2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24600">
            <text:p>24600</text:p>
          </table:table-cell>
          <table:table-cell table:number-columns-repeated="2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11564">
            <text:p>11564</text:p>
          </table:table-cell>
          <table:table-cell table:number-columns-repeated="2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2614">
            <text:p>2614</text:p>
          </table:table-cell>
          <table:table-cell table:number-columns-repeated="2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36083">
            <text:p>36083</text:p>
          </table:table-cell>
          <table:table-cell table:number-columns-repeated="2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8575">
            <text:p>8575</text:p>
          </table:table-cell>
          <table:table-cell table:number-columns-repeated="2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15132">
            <text:p>15132</text:p>
          </table:table-cell>
          <table:table-cell table:number-columns-repeated="2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14017">
            <text:p>14017</text:p>
          </table:table-cell>
          <table:table-cell table:number-columns-repeated="2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655">
            <text:p>1655</text:p>
          </table:table-cell>
          <table:table-cell table:number-columns-repeated="2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3612">
            <text:p>3612</text:p>
          </table:table-cell>
          <table:table-cell table:number-columns-repeated="2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18187">
            <text:p>18187</text:p>
          </table:table-cell>
          <table:table-cell table:number-columns-repeated="2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30332">
            <text:p>303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2716">
            <text:p>12716</text:p>
          </table:table-cell>
          <table:table-cell table:number-columns-repeated="2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8316">
            <text:p>8316</text:p>
          </table:table-cell>
          <table:table-cell table:number-columns-repeated="2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36355">
            <text:p>36355</text:p>
          </table:table-cell>
          <table:table-cell table:number-columns-repeated="2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3867">
            <text:p>3867</text:p>
          </table:table-cell>
          <table:table-cell table:number-columns-repeated="2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4608">
            <text:p>4608</text:p>
          </table:table-cell>
          <table:table-cell table:number-columns-repeated="2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832">
            <text:p>832</text:p>
          </table:table-cell>
          <table:table-cell table:number-columns-repeated="2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7711">
            <text:p>7711</text:p>
          </table:table-cell>
          <table:table-cell table:number-columns-repeated="2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14736">
            <text:p>14736</text:p>
          </table:table-cell>
          <table:table-cell table:number-columns-repeated="2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10439">
            <text:p>10439</text:p>
          </table:table-cell>
          <table:table-cell table:number-columns-repeated="2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8371">
            <text:p>8371</text:p>
          </table:table-cell>
          <table:table-cell table:number-columns-repeated="2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2271">
            <text:p>2271</text:p>
          </table:table-cell>
          <table:table-cell table:number-columns-repeated="2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48099">
            <text:p>48099</text:p>
          </table:table-cell>
          <table:table-cell table:number-columns-repeated="2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23977">
            <text:p>23977</text:p>
          </table:table-cell>
          <table:table-cell table:number-columns-repeated="2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2320">
            <text:p>2320</text:p>
          </table:table-cell>
          <table:table-cell table:number-columns-repeated="2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7573">
            <text:p>7573</text:p>
          </table:table-cell>
          <table:table-cell table:number-columns-repeated="2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1959">
            <text:p>1959</text:p>
          </table:table-cell>
          <table:table-cell table:number-columns-repeated="2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24690">
            <text:p>24690</text:p>
          </table:table-cell>
          <table:table-cell table:number-columns-repeated="2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950">
            <text:p>950</text:p>
          </table:table-cell>
          <table:table-cell table:number-columns-repeated="2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7131">
            <text:p>7131</text:p>
          </table:table-cell>
          <table:table-cell table:number-columns-repeated="2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8188">
            <text:p>8188</text:p>
          </table:table-cell>
          <table:table-cell table:number-columns-repeated="2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1231">
            <text:p>1231</text:p>
          </table:table-cell>
          <table:table-cell table:number-columns-repeated="2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7270">
            <text:p>7270</text:p>
          </table:table-cell>
          <table:table-cell table:number-columns-repeated="2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2678">
            <text:p>2678</text:p>
          </table:table-cell>
          <table:table-cell table:number-columns-repeated="2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5528">
            <text:p>5528</text:p>
          </table:table-cell>
          <table:table-cell table:number-columns-repeated="2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13172">
            <text:p>13172</text:p>
          </table:table-cell>
          <table:table-cell table:number-columns-repeated="2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14857">
            <text:p>14857</text:p>
          </table:table-cell>
          <table:table-cell table:number-columns-repeated="2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1181">
            <text:p>1181</text:p>
          </table:table-cell>
          <table:table-cell table:number-columns-repeated="2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2968">
            <text:p>2968</text:p>
          </table:table-cell>
          <table:table-cell table:number-columns-repeated="2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5302">
            <text:p>5302</text:p>
          </table:table-cell>
          <table:table-cell table:number-columns-repeated="2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5835">
            <text:p>5835</text:p>
          </table:table-cell>
          <table:table-cell table:number-columns-repeated="2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2541">
            <text:p>2541</text:p>
          </table:table-cell>
          <table:table-cell table:number-columns-repeated="2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5393">
            <text:p>5393</text:p>
          </table:table-cell>
          <table:table-cell table:number-columns-repeated="2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5542">
            <text:p>5542</text:p>
          </table:table-cell>
          <table:table-cell table:number-columns-repeated="2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3374">
            <text:p>3374</text:p>
          </table:table-cell>
          <table:table-cell table:number-columns-repeated="2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30668">
            <text:p>30668</text:p>
          </table:table-cell>
          <table:table-cell table:number-columns-repeated="2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400">
            <text:p>4400</text:p>
          </table:table-cell>
          <table:table-cell table:number-columns-repeated="2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75">
            <text:p>2675</text:p>
          </table:table-cell>
          <table:table-cell table:number-columns-repeated="2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2581">
            <text:p>2581</text:p>
          </table:table-cell>
          <table:table-cell table:number-columns-repeated="2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8359">
            <text:p>18359</text:p>
          </table:table-cell>
          <table:table-cell table:number-columns-repeated="2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6546">
            <text:p>6546</text:p>
          </table:table-cell>
          <table:table-cell table:number-columns-repeated="2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1542">
            <text:p>1542</text:p>
          </table:table-cell>
          <table:table-cell table:number-columns-repeated="2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35369">
            <text:p>35369</text:p>
          </table:table-cell>
          <table:table-cell table:number-columns-repeated="2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1927">
            <text:p>1927</text:p>
          </table:table-cell>
          <table:table-cell table:number-columns-repeated="2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14006">
            <text:p>14006</text:p>
          </table:table-cell>
          <table:table-cell table:number-columns-repeated="2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5340">
            <text:p>5340</text:p>
          </table:table-cell>
          <table:table-cell table:number-columns-repeated="2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4976">
            <text:p>4976</text:p>
          </table:table-cell>
          <table:table-cell table:number-columns-repeated="2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1625">
            <text:p>1625</text:p>
          </table:table-cell>
          <table:table-cell table:number-columns-repeated="2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134">
            <text:p>1134</text:p>
          </table:table-cell>
          <table:table-cell table:number-columns-repeated="2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953">
            <text:p>953</text:p>
          </table:table-cell>
          <table:table-cell table:number-columns-repeated="2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4841">
            <text:p>4841</text:p>
          </table:table-cell>
          <table:table-cell table:number-columns-repeated="2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2248">
            <text:p>2248</text:p>
          </table:table-cell>
          <table:table-cell table:number-columns-repeated="2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1381">
            <text:p>1381</text:p>
          </table:table-cell>
          <table:table-cell table:number-columns-repeated="2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247">
            <text:p>9247</text:p>
          </table:table-cell>
          <table:table-cell table:number-columns-repeated="2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2213">
            <text:p>22213</text:p>
          </table:table-cell>
          <table:table-cell table:number-columns-repeated="2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4430">
            <text:p>4430</text:p>
          </table:table-cell>
          <table:table-cell table:number-columns-repeated="2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252">
            <text:p>1252</text:p>
          </table:table-cell>
          <table:table-cell table:number-columns-repeated="2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7537">
            <text:p>7537</text:p>
          </table:table-cell>
          <table:table-cell table:number-columns-repeated="2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1817">
            <text:p>21817</text:p>
          </table:table-cell>
          <table:table-cell table:number-columns-repeated="2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403">
            <text:p>403</text:p>
          </table:table-cell>
          <table:table-cell table:number-columns-repeated="2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67">
            <text:p>367</text:p>
          </table:table-cell>
          <table:table-cell table:number-columns-repeated="2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1567">
            <text:p>1567</text:p>
          </table:table-cell>
          <table:table-cell table:number-columns-repeated="2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12378">
            <text:p>12378</text:p>
          </table:table-cell>
          <table:table-cell table:number-columns-repeated="2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993">
            <text:p>993</text:p>
          </table:table-cell>
          <table:table-cell table:number-columns-repeated="2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200">
            <text:p>2200</text:p>
          </table:table-cell>
          <table:table-cell table:number-columns-repeated="2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number-columns-repeated="2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3209">
            <text:p>3209</text:p>
          </table:table-cell>
          <table:table-cell table:number-columns-repeated="2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11997">
            <text:p>11997</text:p>
          </table:table-cell>
          <table:table-cell table:number-columns-repeated="2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2513">
            <text:p>12513</text:p>
          </table:table-cell>
          <table:table-cell table:number-columns-repeated="2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31516">
            <text:p>31516</text:p>
          </table:table-cell>
          <table:table-cell table:number-columns-repeated="2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4920">
            <text:p>4920</text:p>
          </table:table-cell>
          <table:table-cell table:number-columns-repeated="2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73208">
            <text:p>73208</text:p>
          </table:table-cell>
          <table:table-cell table:number-columns-repeated="2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12020">
            <text:p>12020</text:p>
          </table:table-cell>
          <table:table-cell table:number-columns-repeated="2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9833">
            <text:p>9833</text:p>
          </table:table-cell>
          <table:table-cell table:number-columns-repeated="2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207369">
            <text:p>207369</text:p>
          </table:table-cell>
          <table:table-cell table:number-columns-repeated="2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32218">
            <text:p>32218</text:p>
          </table:table-cell>
          <table:table-cell table:number-columns-repeated="2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60935">
            <text:p>60935</text:p>
          </table:table-cell>
          <table:table-cell table:number-columns-repeated="2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22903">
            <text:p>22903</text:p>
          </table:table-cell>
          <table:table-cell table:number-columns-repeated="2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84945">
            <text:p>84945</text:p>
          </table:table-cell>
          <table:table-cell table:number-columns-repeated="2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5255">
            <text:p>5255</text:p>
          </table:table-cell>
          <table:table-cell table:number-columns-repeated="2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44969">
            <text:p>44969</text:p>
          </table:table-cell>
          <table:table-cell table:number-columns-repeated="2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45927">
            <text:p>45927</text:p>
          </table:table-cell>
          <table:table-cell table:number-columns-repeated="2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13930">
            <text:p>13930</text:p>
          </table:table-cell>
          <table:table-cell table:number-columns-repeated="2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7040">
            <text:p>7040</text:p>
          </table:table-cell>
          <table:table-cell table:number-columns-repeated="2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41923">
            <text:p>41923</text:p>
          </table:table-cell>
          <table:table-cell table:number-columns-repeated="2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4864">
            <text:p>4864</text:p>
          </table:table-cell>
          <table:table-cell table:number-columns-repeated="2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6815">
            <text:p>6815</text:p>
          </table:table-cell>
          <table:table-cell table:number-columns-repeated="2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36862">
            <text:p>36862</text:p>
          </table:table-cell>
          <table:table-cell table:number-columns-repeated="2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120394">
            <text:p>120394</text:p>
          </table:table-cell>
          <table:table-cell table:number-columns-repeated="2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45965">
            <text:p>45965</text:p>
          </table:table-cell>
          <table:table-cell table:number-columns-repeated="2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18739">
            <text:p>18739</text:p>
          </table:table-cell>
          <table:table-cell table:number-columns-repeated="2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18639">
            <text:p>18639</text:p>
          </table:table-cell>
          <table:table-cell table:number-columns-repeated="2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31347">
            <text:p>31347</text:p>
          </table:table-cell>
          <table:table-cell table:number-columns-repeated="2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2203">
            <text:p>2203</text:p>
          </table:table-cell>
          <table:table-cell table:number-columns-repeated="2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1296">
            <text:p>11296</text:p>
          </table:table-cell>
          <table:table-cell table:number-columns-repeated="2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18553">
            <text:p>18553</text:p>
          </table:table-cell>
          <table:table-cell table:number-columns-repeated="2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87285">
            <text:p>87285</text:p>
          </table:table-cell>
          <table:table-cell table:number-columns-repeated="2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5609">
            <text:p>15609</text:p>
          </table:table-cell>
          <table:table-cell table:number-columns-repeated="2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24820">
            <text:p>24820</text:p>
          </table:table-cell>
          <table:table-cell table:number-columns-repeated="2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4889">
            <text:p>4889</text:p>
          </table:table-cell>
          <table:table-cell table:number-columns-repeated="2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17915">
            <text:p>17915</text:p>
          </table:table-cell>
          <table:table-cell table:number-columns-repeated="2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3779">
            <text:p>3779</text:p>
          </table:table-cell>
          <table:table-cell table:number-columns-repeated="2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00998">
            <text:p>100998</text:p>
          </table:table-cell>
          <table:table-cell table:number-columns-repeated="2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8415">
            <text:p>18415</text:p>
          </table:table-cell>
          <table:table-cell table:number-columns-repeated="2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3539">
            <text:p>3539</text:p>
          </table:table-cell>
          <table:table-cell table:number-columns-repeated="2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16613">
            <text:p>16613</text:p>
          </table:table-cell>
          <table:table-cell table:number-columns-repeated="2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72132">
            <text:p>72132</text:p>
          </table:table-cell>
          <table:table-cell table:number-columns-repeated="2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66873">
            <text:p>66873</text:p>
          </table:table-cell>
          <table:table-cell table:number-columns-repeated="2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18487">
            <text:p>18487</text:p>
          </table:table-cell>
          <table:table-cell table:number-columns-repeated="2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6479">
            <text:p>16479</text:p>
          </table:table-cell>
          <table:table-cell table:number-columns-repeated="2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1853">
            <text:p>1853</text:p>
          </table:table-cell>
          <table:table-cell table:number-columns-repeated="2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23055">
            <text:p>23055</text:p>
          </table:table-cell>
          <table:table-cell table:number-columns-repeated="2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3897">
            <text:p>3897</text:p>
          </table:table-cell>
          <table:table-cell table:number-columns-repeated="2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5246">
            <text:p>5246</text:p>
          </table:table-cell>
          <table:table-cell table:number-columns-repeated="2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22993">
            <text:p>22993</text:p>
          </table:table-cell>
          <table:table-cell table:number-columns-repeated="2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629">
            <text:p>629</text:p>
          </table:table-cell>
          <table:table-cell table:number-columns-repeated="2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25384">
            <text:p>25384</text:p>
          </table:table-cell>
          <table:table-cell table:number-columns-repeated="2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4166">
            <text:p>4166</text:p>
          </table:table-cell>
          <table:table-cell table:number-columns-repeated="2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55579">
            <text:p>55579</text:p>
          </table:table-cell>
          <table:table-cell table:number-columns-repeated="2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2025">
            <text:p>2025</text:p>
          </table:table-cell>
          <table:table-cell table:number-columns-repeated="2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1161">
            <text:p>1161</text:p>
          </table:table-cell>
          <table:table-cell table:number-columns-repeated="2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6377">
            <text:p>6377</text:p>
          </table:table-cell>
          <table:table-cell table:number-columns-repeated="2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9226">
            <text:p>9226</text:p>
          </table:table-cell>
          <table:table-cell table:number-columns-repeated="2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15511">
            <text:p>15511</text:p>
          </table:table-cell>
          <table:table-cell table:number-columns-repeated="2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3376">
            <text:p>3376</text:p>
          </table:table-cell>
          <table:table-cell table:number-columns-repeated="2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4143">
            <text:p>4143</text:p>
          </table:table-cell>
          <table:table-cell table:number-columns-repeated="2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4887">
            <text:p>4887</text:p>
          </table:table-cell>
          <table:table-cell table:number-columns-repeated="2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2837">
            <text:p>12837</text:p>
          </table:table-cell>
          <table:table-cell table:number-columns-repeated="2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13353">
            <text:p>13353</text:p>
          </table:table-cell>
          <table:table-cell table:number-columns-repeated="2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0486">
            <text:p>10486</text:p>
          </table:table-cell>
          <table:table-cell table:number-columns-repeated="2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40479">
            <text:p>40479</text:p>
          </table:table-cell>
          <table:table-cell table:number-columns-repeated="2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3772">
            <text:p>3772</text:p>
          </table:table-cell>
          <table:table-cell table:number-columns-repeated="2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2056">
            <text:p>12056</text:p>
          </table:table-cell>
          <table:table-cell table:number-columns-repeated="2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043">
            <text:p>1043</text:p>
          </table:table-cell>
          <table:table-cell table:number-columns-repeated="2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2030">
            <text:p>2030</text:p>
          </table:table-cell>
          <table:table-cell table:number-columns-repeated="2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6232">
            <text:p>6232</text:p>
          </table:table-cell>
          <table:table-cell table:number-columns-repeated="2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3265">
            <text:p>3265</text:p>
          </table:table-cell>
          <table:table-cell table:number-columns-repeated="2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8903">
            <text:p>8903</text:p>
          </table:table-cell>
          <table:table-cell table:number-columns-repeated="2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3813">
            <text:p>23813</text:p>
          </table:table-cell>
          <table:table-cell table:number-columns-repeated="2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8370">
            <text:p>8370</text:p>
          </table:table-cell>
          <table:table-cell table:number-columns-repeated="2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46702">
            <text:p>46702</text:p>
          </table:table-cell>
          <table:table-cell table:number-columns-repeated="2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15906">
            <text:p>15906</text:p>
          </table:table-cell>
          <table:table-cell table:number-columns-repeated="2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5295">
            <text:p>5295</text:p>
          </table:table-cell>
          <table:table-cell table:number-columns-repeated="2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7170">
            <text:p>7170</text:p>
          </table:table-cell>
          <table:table-cell table:number-columns-repeated="2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14849">
            <text:p>14849</text:p>
          </table:table-cell>
          <table:table-cell table:number-columns-repeated="2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21577">
            <text:p>21577</text:p>
          </table:table-cell>
          <table:table-cell table:number-columns-repeated="2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6325">
            <text:p>6325</text:p>
          </table:table-cell>
          <table:table-cell table:number-columns-repeated="2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1466">
            <text:p>1466</text:p>
          </table:table-cell>
          <table:table-cell table:number-columns-repeated="2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8929">
            <text:p>8929</text:p>
          </table:table-cell>
          <table:table-cell table:number-columns-repeated="2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24836">
            <text:p>24836</text:p>
          </table:table-cell>
          <table:table-cell table:number-columns-repeated="2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29244">
            <text:p>29244</text:p>
          </table:table-cell>
          <table:table-cell table:number-columns-repeated="2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584">
            <text:p>584</text:p>
          </table:table-cell>
          <table:table-cell table:number-columns-repeated="2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3238">
            <text:p>3238</text:p>
          </table:table-cell>
          <table:table-cell table:number-columns-repeated="2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43206">
            <text:p>43206</text:p>
          </table:table-cell>
          <table:table-cell table:number-columns-repeated="2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6722">
            <text:p>6722</text:p>
          </table:table-cell>
          <table:table-cell table:number-columns-repeated="2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487">
            <text:p>487</text:p>
          </table:table-cell>
          <table:table-cell table:number-columns-repeated="2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22825">
            <text:p>22825</text:p>
          </table:table-cell>
          <table:table-cell table:number-columns-repeated="2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18">
            <text:p>918</text:p>
          </table:table-cell>
          <table:table-cell table:number-columns-repeated="2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253062">
            <text:p>253062</text:p>
          </table:table-cell>
          <table:table-cell table:number-columns-repeated="2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22189">
            <text:p>22189</text:p>
          </table:table-cell>
          <table:table-cell table:number-columns-repeated="2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0934">
            <text:p>30934</text:p>
          </table:table-cell>
          <table:table-cell table:number-columns-repeated="2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31639">
            <text:p>31639</text:p>
          </table:table-cell>
          <table:table-cell table:number-columns-repeated="2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20737">
            <text:p>20737</text:p>
          </table:table-cell>
          <table:table-cell table:number-columns-repeated="2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3823">
            <text:p>13823</text:p>
          </table:table-cell>
          <table:table-cell table:number-columns-repeated="2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3947">
            <text:p>3947</text:p>
          </table:table-cell>
          <table:table-cell table:number-columns-repeated="2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10304">
            <text:p>10304</text:p>
          </table:table-cell>
          <table:table-cell table:number-columns-repeated="2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2112">
            <text:p>2112</text:p>
          </table:table-cell>
          <table:table-cell table:number-columns-repeated="2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4526">
            <text:p>4526</text:p>
          </table:table-cell>
          <table:table-cell table:number-columns-repeated="2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7922">
            <text:p>7922</text:p>
          </table:table-cell>
          <table:table-cell table:number-columns-repeated="2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542">
            <text:p>16542</text:p>
          </table:table-cell>
          <table:table-cell table:number-columns-repeated="2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42144">
            <text:p>42144</text:p>
          </table:table-cell>
          <table:table-cell table:number-columns-repeated="2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8987">
            <text:p>8987</text:p>
          </table:table-cell>
          <table:table-cell table:number-columns-repeated="2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6894">
            <text:p>6894</text:p>
          </table:table-cell>
          <table:table-cell table:number-columns-repeated="2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3488">
            <text:p>3488</text:p>
          </table:table-cell>
          <table:table-cell table:number-columns-repeated="2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32064">
            <text:p>32064</text:p>
          </table:table-cell>
          <table:table-cell table:number-columns-repeated="2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2191">
            <text:p>2191</text:p>
          </table:table-cell>
          <table:table-cell table:number-columns-repeated="2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527">
            <text:p>527</text:p>
          </table:table-cell>
          <table:table-cell table:number-columns-repeated="2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101631">
            <text:p>101631</text:p>
          </table:table-cell>
          <table:table-cell table:number-columns-repeated="2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392">
            <text:p>1392</text:p>
          </table:table-cell>
          <table:table-cell table:number-columns-repeated="2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27785">
            <text:p>27785</text:p>
          </table:table-cell>
          <table:table-cell table:number-columns-repeated="2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number-columns-repeated="2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44115">
            <text:p>44115</text:p>
          </table:table-cell>
          <table:table-cell table:number-columns-repeated="2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25006">
            <text:p>25006</text:p>
          </table:table-cell>
          <table:table-cell table:number-columns-repeated="2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673">
            <text:p>673</text:p>
          </table:table-cell>
          <table:table-cell table:number-columns-repeated="2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21565">
            <text:p>21565</text:p>
          </table:table-cell>
          <table:table-cell table:number-columns-repeated="2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5532">
            <text:p>5532</text:p>
          </table:table-cell>
          <table:table-cell table:number-columns-repeated="2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15726">
            <text:p>15726</text:p>
          </table:table-cell>
          <table:table-cell table:number-columns-repeated="2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3451">
            <text:p>3451</text:p>
          </table:table-cell>
          <table:table-cell table:number-columns-repeated="2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4988">
            <text:p>4988</text:p>
          </table:table-cell>
          <table:table-cell table:number-columns-repeated="2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15092">
            <text:p>15092</text:p>
          </table:table-cell>
          <table:table-cell table:number-columns-repeated="2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296">
            <text:p>296</text:p>
          </table:table-cell>
          <table:table-cell table:number-columns-repeated="2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6447">
            <text:p>6447</text:p>
          </table:table-cell>
          <table:table-cell table:number-columns-repeated="2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2165">
            <text:p>2165</text:p>
          </table:table-cell>
          <table:table-cell table:number-columns-repeated="2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861">
            <text:p>1861</text:p>
          </table:table-cell>
          <table:table-cell table:number-columns-repeated="2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5036">
            <text:p>5036</text:p>
          </table:table-cell>
          <table:table-cell table:number-columns-repeated="2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3546">
            <text:p>3546</text:p>
          </table:table-cell>
          <table:table-cell table:number-columns-repeated="2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1318">
            <text:p>1318</text:p>
          </table:table-cell>
          <table:table-cell table:number-columns-repeated="2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587">
            <text:p>587</text:p>
          </table:table-cell>
          <table:table-cell table:number-columns-repeated="2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2894">
            <text:p>2894</text:p>
          </table:table-cell>
          <table:table-cell table:number-columns-repeated="2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3365">
            <text:p>3365</text:p>
          </table:table-cell>
          <table:table-cell table:number-columns-repeated="2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3048">
            <text:p>3048</text:p>
          </table:table-cell>
          <table:table-cell table:number-columns-repeated="2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8293">
            <text:p>8293</text:p>
          </table:table-cell>
          <table:table-cell table:number-columns-repeated="2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31172">
            <text:p>31172</text:p>
          </table:table-cell>
          <table:table-cell table:number-columns-repeated="2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6775">
            <text:p>6775</text:p>
          </table:table-cell>
          <table:table-cell table:number-columns-repeated="2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1605">
            <text:p>1605</text:p>
          </table:table-cell>
          <table:table-cell table:number-columns-repeated="2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3437">
            <text:p>3437</text:p>
          </table:table-cell>
          <table:table-cell table:number-columns-repeated="2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0575">
            <text:p>10575</text:p>
          </table:table-cell>
          <table:table-cell table:number-columns-repeated="2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6374">
            <text:p>6374</text:p>
          </table:table-cell>
          <table:table-cell table:number-columns-repeated="2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5709">
            <text:p>5709</text:p>
          </table:table-cell>
          <table:table-cell table:number-columns-repeated="2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3120">
            <text:p>23120</text:p>
          </table:table-cell>
          <table:table-cell table:number-columns-repeated="2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7303">
            <text:p>7303</text:p>
          </table:table-cell>
          <table:table-cell table:number-columns-repeated="2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2319">
            <text:p>2319</text:p>
          </table:table-cell>
          <table:table-cell table:number-columns-repeated="2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8253">
            <text:p>8253</text:p>
          </table:table-cell>
          <table:table-cell table:number-columns-repeated="2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40345">
            <text:p>40345</text:p>
          </table:table-cell>
          <table:table-cell table:number-columns-repeated="2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4994">
            <text:p>4994</text:p>
          </table:table-cell>
          <table:table-cell table:number-columns-repeated="2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8918">
            <text:p>8918</text:p>
          </table:table-cell>
          <table:table-cell table:number-columns-repeated="2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3389">
            <text:p>3389</text:p>
          </table:table-cell>
          <table:table-cell table:number-columns-repeated="2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23657">
            <text:p>23657</text:p>
          </table:table-cell>
          <table:table-cell table:number-columns-repeated="2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18334">
            <text:p>18334</text:p>
          </table:table-cell>
          <table:table-cell table:number-columns-repeated="2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48424">
            <text:p>48424</text:p>
          </table:table-cell>
          <table:table-cell table:number-columns-repeated="2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15168">
            <text:p>15168</text:p>
          </table:table-cell>
          <table:table-cell table:number-columns-repeated="2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5641">
            <text:p>5641</text:p>
          </table:table-cell>
          <table:table-cell table:number-columns-repeated="2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8146">
            <text:p>8146</text:p>
          </table:table-cell>
          <table:table-cell table:number-columns-repeated="2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29131">
            <text:p>29131</text:p>
          </table:table-cell>
          <table:table-cell table:number-columns-repeated="2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6143">
            <text:p>6143</text:p>
          </table:table-cell>
          <table:table-cell table:number-columns-repeated="2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1812">
            <text:p>1812</text:p>
          </table:table-cell>
          <table:table-cell table:number-columns-repeated="2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6004">
            <text:p>6004</text:p>
          </table:table-cell>
          <table:table-cell table:number-columns-repeated="2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2628">
            <text:p>2628</text:p>
          </table:table-cell>
          <table:table-cell table:number-columns-repeated="2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3006">
            <text:p>3006</text:p>
          </table:table-cell>
          <table:table-cell table:number-columns-repeated="2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5563">
            <text:p>5563</text:p>
          </table:table-cell>
          <table:table-cell table:number-columns-repeated="2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1419">
            <text:p>11419</text:p>
          </table:table-cell>
          <table:table-cell table:number-columns-repeated="2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33110">
            <text:p>33110</text:p>
          </table:table-cell>
          <table:table-cell table:number-columns-repeated="2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19197">
            <text:p>19197</text:p>
          </table:table-cell>
          <table:table-cell table:number-columns-repeated="2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91015">
            <text:p>91015</text:p>
          </table:table-cell>
          <table:table-cell table:number-columns-repeated="2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9141">
            <text:p>9141</text:p>
          </table:table-cell>
          <table:table-cell table:number-columns-repeated="2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1051">
            <text:p>1051</text:p>
          </table:table-cell>
          <table:table-cell table:number-columns-repeated="2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5291">
            <text:p>5291</text:p>
          </table:table-cell>
          <table:table-cell table:number-columns-repeated="2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1354">
            <text:p>1354</text:p>
          </table:table-cell>
          <table:table-cell table:number-columns-repeated="2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2384">
            <text:p>2384</text:p>
          </table:table-cell>
          <table:table-cell table:number-columns-repeated="2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1946">
            <text:p>31946</text:p>
          </table:table-cell>
          <table:table-cell table:number-columns-repeated="2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26255">
            <text:p>26255</text:p>
          </table:table-cell>
          <table:table-cell table:number-columns-repeated="2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40">
            <text:p>940</text:p>
          </table:table-cell>
          <table:table-cell table:number-columns-repeated="2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6652">
            <text:p>6652</text:p>
          </table:table-cell>
          <table:table-cell table:number-columns-repeated="2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7254">
            <text:p>7254</text:p>
          </table:table-cell>
          <table:table-cell table:number-columns-repeated="2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15892">
            <text:p>15892</text:p>
          </table:table-cell>
          <table:table-cell table:number-columns-repeated="2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6760">
            <text:p>6760</text:p>
          </table:table-cell>
          <table:table-cell table:number-columns-repeated="2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2687">
            <text:p>2687</text:p>
          </table:table-cell>
          <table:table-cell table:number-columns-repeated="2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1249">
            <text:p>1249</text:p>
          </table:table-cell>
          <table:table-cell table:number-columns-repeated="2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9267">
            <text:p>9267</text:p>
          </table:table-cell>
          <table:table-cell table:number-columns-repeated="2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8601">
            <text:p>8601</text:p>
          </table:table-cell>
          <table:table-cell table:number-columns-repeated="2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446">
            <text:p>446</text:p>
          </table:table-cell>
          <table:table-cell table:number-columns-repeated="2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6472">
            <text:p>6472</text:p>
          </table:table-cell>
          <table:table-cell table:number-columns-repeated="2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1942">
            <text:p>11942</text:p>
          </table:table-cell>
          <table:table-cell table:number-columns-repeated="2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2213">
            <text:p>2213</text:p>
          </table:table-cell>
          <table:table-cell table:number-columns-repeated="2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359">
            <text:p>359</text:p>
          </table:table-cell>
          <table:table-cell table:number-columns-repeated="2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844">
            <text:p>844</text:p>
          </table:table-cell>
          <table:table-cell table:number-columns-repeated="2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935">
            <text:p>935</text:p>
          </table:table-cell>
          <table:table-cell table:number-columns-repeated="2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6738">
            <text:p>6738</text:p>
          </table:table-cell>
          <table:table-cell table:number-columns-repeated="2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299">
            <text:p>299</text:p>
          </table:table-cell>
          <table:table-cell table:number-columns-repeated="2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2116">
            <text:p>2116</text:p>
          </table:table-cell>
          <table:table-cell table:number-columns-repeated="2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8127">
            <text:p>8127</text:p>
          </table:table-cell>
          <table:table-cell table:number-columns-repeated="2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6371">
            <text:p>6371</text:p>
          </table:table-cell>
          <table:table-cell table:number-columns-repeated="2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23682">
            <text:p>23682</text:p>
          </table:table-cell>
          <table:table-cell table:number-columns-repeated="2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3246">
            <text:p>3246</text:p>
          </table:table-cell>
          <table:table-cell table:number-columns-repeated="2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21450">
            <text:p>21450</text:p>
          </table:table-cell>
          <table:table-cell table:number-columns-repeated="2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number-columns-repeated="2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26">
            <text:p>1026</text:p>
          </table:table-cell>
          <table:table-cell table:number-columns-repeated="2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14079">
            <text:p>14079</text:p>
          </table:table-cell>
          <table:table-cell table:number-columns-repeated="2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2225">
            <text:p>2225</text:p>
          </table:table-cell>
          <table:table-cell table:number-columns-repeated="2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58707">
            <text:p>58707</text:p>
          </table:table-cell>
          <table:table-cell table:number-columns-repeated="2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7138">
            <text:p>7138</text:p>
          </table:table-cell>
          <table:table-cell table:number-columns-repeated="2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10282">
            <text:p>10282</text:p>
          </table:table-cell>
          <table:table-cell table:number-columns-repeated="2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5635">
            <text:p>5635</text:p>
          </table:table-cell>
          <table:table-cell table:number-columns-repeated="2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2016">
            <text:p>2016</text:p>
          </table:table-cell>
          <table:table-cell table:number-columns-repeated="2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11730">
            <text:p>11730</text:p>
          </table:table-cell>
          <table:table-cell table:number-columns-repeated="2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12545">
            <text:p>12545</text:p>
          </table:table-cell>
          <table:table-cell table:number-columns-repeated="2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447">
            <text:p>447</text:p>
          </table:table-cell>
          <table:table-cell table:number-columns-repeated="2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14371">
            <text:p>14371</text:p>
          </table:table-cell>
          <table:table-cell table:number-columns-repeated="2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17363">
            <text:p>17363</text:p>
          </table:table-cell>
          <table:table-cell table:number-columns-repeated="2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22965">
            <text:p>22965</text:p>
          </table:table-cell>
          <table:table-cell table:number-columns-repeated="2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23039">
            <text:p>23039</text:p>
          </table:table-cell>
          <table:table-cell table:number-columns-repeated="2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number-columns-repeated="2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5711">
            <text:p>35711</text:p>
          </table:table-cell>
          <table:table-cell table:number-columns-repeated="2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13074">
            <text:p>13074</text:p>
          </table:table-cell>
          <table:table-cell table:number-columns-repeated="2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32475">
            <text:p>32475</text:p>
          </table:table-cell>
          <table:table-cell table:number-columns-repeated="2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4885">
            <text:p>4885</text:p>
          </table:table-cell>
          <table:table-cell table:number-columns-repeated="2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4794">
            <text:p>4794</text:p>
          </table:table-cell>
          <table:table-cell table:number-columns-repeated="2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19744">
            <text:p>19744</text:p>
          </table:table-cell>
          <table:table-cell table:number-columns-repeated="2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30001">
            <text:p>30001</text:p>
          </table:table-cell>
          <table:table-cell table:number-columns-repeated="2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21660">
            <text:p>21660</text:p>
          </table:table-cell>
          <table:table-cell table:number-columns-repeated="2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02883">
            <text:p>102883</text:p>
          </table:table-cell>
          <table:table-cell table:number-columns-repeated="2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66566">
            <text:p>66566</text:p>
          </table:table-cell>
          <table:table-cell table:number-columns-repeated="2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5537">
            <text:p>25537</text:p>
          </table:table-cell>
          <table:table-cell table:number-columns-repeated="2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22577">
            <text:p>22577</text:p>
          </table:table-cell>
          <table:table-cell table:number-columns-repeated="2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54505">
            <text:p>54505</text:p>
          </table:table-cell>
          <table:table-cell table:number-columns-repeated="2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7986">
            <text:p>7986</text:p>
          </table:table-cell>
          <table:table-cell table:number-columns-repeated="2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58699">
            <text:p>58699</text:p>
          </table:table-cell>
          <table:table-cell table:number-columns-repeated="2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111063">
            <text:p>111063</text:p>
          </table:table-cell>
          <table:table-cell table:number-columns-repeated="2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10237">
            <text:p>10237</text:p>
          </table:table-cell>
          <table:table-cell table:number-columns-repeated="2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7819">
            <text:p>7819</text:p>
          </table:table-cell>
          <table:table-cell table:number-columns-repeated="2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4387">
            <text:p>4387</text:p>
          </table:table-cell>
          <table:table-cell table:number-columns-repeated="2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14624">
            <text:p>14624</text:p>
          </table:table-cell>
          <table:table-cell table:number-columns-repeated="2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0348">
            <text:p>10348</text:p>
          </table:table-cell>
          <table:table-cell table:number-columns-repeated="2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95089">
            <text:p>95089</text:p>
          </table:table-cell>
          <table:table-cell table:number-columns-repeated="2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69568">
            <text:p>69568</text:p>
          </table:table-cell>
          <table:table-cell table:number-columns-repeated="2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50094">
            <text:p>50094</text:p>
          </table:table-cell>
          <table:table-cell table:number-columns-repeated="2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2388">
            <text:p>2388</text:p>
          </table:table-cell>
          <table:table-cell table:number-columns-repeated="2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155851">
            <text:p>155851</text:p>
          </table:table-cell>
          <table:table-cell table:number-columns-repeated="2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7365">
            <text:p>7365</text:p>
          </table:table-cell>
          <table:table-cell table:number-columns-repeated="2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7503">
            <text:p>7503</text:p>
          </table:table-cell>
          <table:table-cell table:number-columns-repeated="2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32647">
            <text:p>32647</text:p>
          </table:table-cell>
          <table:table-cell table:number-columns-repeated="2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16077">
            <text:p>16077</text:p>
          </table:table-cell>
          <table:table-cell table:number-columns-repeated="2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18373">
            <text:p>18373</text:p>
          </table:table-cell>
          <table:table-cell table:number-columns-repeated="2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1757">
            <text:p>1757</text:p>
          </table:table-cell>
          <table:table-cell table:number-columns-repeated="2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4806">
            <text:p>4806</text:p>
          </table:table-cell>
          <table:table-cell table:number-columns-repeated="2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2375">
            <text:p>2375</text:p>
          </table:table-cell>
          <table:table-cell table:number-columns-repeated="2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53728">
            <text:p>53728</text:p>
          </table:table-cell>
          <table:table-cell table:number-columns-repeated="2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16242">
            <text:p>16242</text:p>
          </table:table-cell>
          <table:table-cell table:number-columns-repeated="2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52955">
            <text:p>52955</text:p>
          </table:table-cell>
          <table:table-cell table:number-columns-repeated="2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5905">
            <text:p>5905</text:p>
          </table:table-cell>
          <table:table-cell table:number-columns-repeated="2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8281">
            <text:p>28281</text:p>
          </table:table-cell>
          <table:table-cell table:number-columns-repeated="2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26982">
            <text:p>26982</text:p>
          </table:table-cell>
          <table:table-cell table:number-columns-repeated="2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21197">
            <text:p>21197</text:p>
          </table:table-cell>
          <table:table-cell table:number-columns-repeated="2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28121">
            <text:p>28121</text:p>
          </table:table-cell>
          <table:table-cell table:number-columns-repeated="2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11151">
            <text:p>11151</text:p>
          </table:table-cell>
          <table:table-cell table:number-columns-repeated="2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14351">
            <text:p>14351</text:p>
          </table:table-cell>
          <table:table-cell table:number-columns-repeated="2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048">
            <text:p>1048</text:p>
          </table:table-cell>
          <table:table-cell table:number-columns-repeated="2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4559">
            <text:p>4559</text:p>
          </table:table-cell>
          <table:table-cell table:number-columns-repeated="2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25016">
            <text:p>25016</text:p>
          </table:table-cell>
          <table:table-cell table:number-columns-repeated="2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17013">
            <text:p>17013</text:p>
          </table:table-cell>
          <table:table-cell table:number-columns-repeated="2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5226">
            <text:p>25226</text:p>
          </table:table-cell>
          <table:table-cell table:number-columns-repeated="2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4233">
            <text:p>4233</text:p>
          </table:table-cell>
          <table:table-cell table:number-columns-repeated="2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1868">
            <text:p>1868</text:p>
          </table:table-cell>
          <table:table-cell table:number-columns-repeated="2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36120">
            <text:p>36120</text:p>
          </table:table-cell>
          <table:table-cell table:number-columns-repeated="2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1042">
            <text:p>1042</text:p>
          </table:table-cell>
          <table:table-cell table:number-columns-repeated="2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19912">
            <text:p>19912</text:p>
          </table:table-cell>
          <table:table-cell table:number-columns-repeated="2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2067">
            <text:p>2067</text:p>
          </table:table-cell>
          <table:table-cell table:number-columns-repeated="2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02807">
            <text:p>102807</text:p>
          </table:table-cell>
          <table:table-cell table:number-columns-repeated="2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12572">
            <text:p>12572</text:p>
          </table:table-cell>
          <table:table-cell table:number-columns-repeated="2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51408">
            <text:p>51408</text:p>
          </table:table-cell>
          <table:table-cell table:number-columns-repeated="2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17945">
            <text:p>17945</text:p>
          </table:table-cell>
          <table:table-cell table:number-columns-repeated="2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20359">
            <text:p>20359</text:p>
          </table:table-cell>
          <table:table-cell table:number-columns-repeated="2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7443">
            <text:p>7443</text:p>
          </table:table-cell>
          <table:table-cell table:number-columns-repeated="2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11758">
            <text:p>11758</text:p>
          </table:table-cell>
          <table:table-cell table:number-columns-repeated="2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7306">
            <text:p>7306</text:p>
          </table:table-cell>
          <table:table-cell table:number-columns-repeated="2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4069">
            <text:p>4069</text:p>
          </table:table-cell>
          <table:table-cell table:number-columns-repeated="2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4874">
            <text:p>4874</text:p>
          </table:table-cell>
          <table:table-cell table:number-columns-repeated="2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34402">
            <text:p>34402</text:p>
          </table:table-cell>
          <table:table-cell table:number-columns-repeated="2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26914">
            <text:p>26914</text:p>
          </table:table-cell>
          <table:table-cell table:number-columns-repeated="2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8039">
            <text:p>18039</text:p>
          </table:table-cell>
          <table:table-cell table:number-columns-repeated="2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19280">
            <text:p>19280</text:p>
          </table:table-cell>
          <table:table-cell table:number-columns-repeated="2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4421">
            <text:p>4421</text:p>
          </table:table-cell>
          <table:table-cell table:number-columns-repeated="2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15673">
            <text:p>15673</text:p>
          </table:table-cell>
          <table:table-cell table:number-columns-repeated="2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38241">
            <text:p>38241</text:p>
          </table:table-cell>
          <table:table-cell table:number-columns-repeated="2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771">
            <text:p>771</text:p>
          </table:table-cell>
          <table:table-cell table:number-columns-repeated="2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48860">
            <text:p>48860</text:p>
          </table:table-cell>
          <table:table-cell table:number-columns-repeated="2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1127">
            <text:p>1127</text:p>
          </table:table-cell>
          <table:table-cell table:number-columns-repeated="2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20961">
            <text:p>20961</text:p>
          </table:table-cell>
          <table:table-cell table:number-columns-repeated="2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19212">
            <text:p>19212</text:p>
          </table:table-cell>
          <table:table-cell table:number-columns-repeated="2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2639">
            <text:p>2639</text:p>
          </table:table-cell>
          <table:table-cell table:number-columns-repeated="2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6395">
            <text:p>6395</text:p>
          </table:table-cell>
          <table:table-cell table:number-columns-repeated="2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5470">
            <text:p>5470</text:p>
          </table:table-cell>
          <table:table-cell table:number-columns-repeated="2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3307">
            <text:p>3307</text:p>
          </table:table-cell>
          <table:table-cell table:number-columns-repeated="2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31207">
            <text:p>31207</text:p>
          </table:table-cell>
          <table:table-cell table:number-columns-repeated="2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0909">
            <text:p>10909</text:p>
          </table:table-cell>
          <table:table-cell table:number-columns-repeated="2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825">
            <text:p>825</text:p>
          </table:table-cell>
          <table:table-cell table:number-columns-repeated="2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586">
            <text:p>586</text:p>
          </table:table-cell>
          <table:table-cell table:number-columns-repeated="2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23682">
            <text:p>23682</text:p>
          </table:table-cell>
          <table:table-cell table:number-columns-repeated="2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86609">
            <text:p>86609</text:p>
          </table:table-cell>
          <table:table-cell table:number-columns-repeated="2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57799">
            <text:p>57799</text:p>
          </table:table-cell>
          <table:table-cell table:number-columns-repeated="2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1973">
            <text:p>1973</text:p>
          </table:table-cell>
          <table:table-cell table:number-columns-repeated="2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10470">
            <text:p>10470</text:p>
          </table:table-cell>
          <table:table-cell table:number-columns-repeated="2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7706">
            <text:p>7706</text:p>
          </table:table-cell>
          <table:table-cell table:number-columns-repeated="2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1545">
            <text:p>1545</text:p>
          </table:table-cell>
          <table:table-cell table:number-columns-repeated="2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1367">
            <text:p>1367</text:p>
          </table:table-cell>
          <table:table-cell table:number-columns-repeated="2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9314">
            <text:p>9314</text:p>
          </table:table-cell>
          <table:table-cell table:number-columns-repeated="2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39040">
            <text:p>39040</text:p>
          </table:table-cell>
          <table:table-cell table:number-columns-repeated="2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7115">
            <text:p>7115</text:p>
          </table:table-cell>
          <table:table-cell table:number-columns-repeated="2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8192">
            <text:p>8192</text:p>
          </table:table-cell>
          <table:table-cell table:number-columns-repeated="2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0946">
            <text:p>10946</text:p>
          </table:table-cell>
          <table:table-cell table:number-columns-repeated="2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938">
            <text:p>1938</text:p>
          </table:table-cell>
          <table:table-cell table:number-columns-repeated="2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15286">
            <text:p>15286</text:p>
          </table:table-cell>
          <table:table-cell table:number-columns-repeated="2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13700">
            <text:p>13700</text:p>
          </table:table-cell>
          <table:table-cell table:number-columns-repeated="2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1008">
            <text:p>11008</text:p>
          </table:table-cell>
          <table:table-cell table:number-columns-repeated="2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1221">
            <text:p>1221</text:p>
          </table:table-cell>
          <table:table-cell table:number-columns-repeated="2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14715">
            <text:p>14715</text:p>
          </table:table-cell>
          <table:table-cell table:number-columns-repeated="2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7882">
            <text:p>7882</text:p>
          </table:table-cell>
          <table:table-cell table:number-columns-repeated="2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3386">
            <text:p>3386</text:p>
          </table:table-cell>
          <table:table-cell table:number-columns-repeated="2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4942">
            <text:p>4942</text:p>
          </table:table-cell>
          <table:table-cell table:number-columns-repeated="2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1688">
            <text:p>11688</text:p>
          </table:table-cell>
          <table:table-cell table:number-columns-repeated="2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17258">
            <text:p>17258</text:p>
          </table:table-cell>
          <table:table-cell table:number-columns-repeated="2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19667">
            <text:p>19667</text:p>
          </table:table-cell>
          <table:table-cell table:number-columns-repeated="2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25443">
            <text:p>25443</text:p>
          </table:table-cell>
          <table:table-cell table:number-columns-repeated="2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14934">
            <text:p>14934</text:p>
          </table:table-cell>
          <table:table-cell table:number-columns-repeated="2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23323">
            <text:p>23323</text:p>
          </table:table-cell>
          <table:table-cell table:number-columns-repeated="2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7462">
            <text:p>7462</text:p>
          </table:table-cell>
          <table:table-cell table:number-columns-repeated="2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1373">
            <text:p>1373</text:p>
          </table:table-cell>
          <table:table-cell table:number-columns-repeated="2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5601">
            <text:p>5601</text:p>
          </table:table-cell>
          <table:table-cell table:number-columns-repeated="2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30437">
            <text:p>30437</text:p>
          </table:table-cell>
          <table:table-cell table:number-columns-repeated="2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number-columns-repeated="2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13911">
            <text:p>13911</text:p>
          </table:table-cell>
          <table:table-cell table:number-columns-repeated="2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2241">
            <text:p>2241</text:p>
          </table:table-cell>
          <table:table-cell table:number-columns-repeated="2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25526">
            <text:p>25526</text:p>
          </table:table-cell>
          <table:table-cell table:number-columns-repeated="2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2627">
            <text:p>2627</text:p>
          </table:table-cell>
          <table:table-cell table:number-columns-repeated="2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34014">
            <text:p>34014</text:p>
          </table:table-cell>
          <table:table-cell table:number-columns-repeated="2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2267">
            <text:p>2267</text:p>
          </table:table-cell>
          <table:table-cell table:number-columns-repeated="2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26392">
            <text:p>26392</text:p>
          </table:table-cell>
          <table:table-cell table:number-columns-repeated="2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891">
            <text:p>891</text:p>
          </table:table-cell>
          <table:table-cell table:number-columns-repeated="2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890">
            <text:p>2890</text:p>
          </table:table-cell>
          <table:table-cell table:number-columns-repeated="2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2071">
            <text:p>2071</text:p>
          </table:table-cell>
          <table:table-cell table:number-columns-repeated="2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7030">
            <text:p>7030</text:p>
          </table:table-cell>
          <table:table-cell table:number-columns-repeated="2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1036">
            <text:p>1036</text:p>
          </table:table-cell>
          <table:table-cell table:number-columns-repeated="2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3890">
            <text:p>3890</text:p>
          </table:table-cell>
          <table:table-cell table:number-columns-repeated="2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48">
            <text:p>448</text:p>
          </table:table-cell>
          <table:table-cell table:number-columns-repeated="2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7379">
            <text:p>7379</text:p>
          </table:table-cell>
          <table:table-cell table:number-columns-repeated="2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2360">
            <text:p>2360</text:p>
          </table:table-cell>
          <table:table-cell table:number-columns-repeated="2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1235">
            <text:p>1235</text:p>
          </table:table-cell>
          <table:table-cell table:number-columns-repeated="2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248">
            <text:p>28248</text:p>
          </table:table-cell>
          <table:table-cell table:number-columns-repeated="2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4032">
            <text:p>4032</text:p>
          </table:table-cell>
          <table:table-cell table:number-columns-repeated="2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4591">
            <text:p>4591</text:p>
          </table:table-cell>
          <table:table-cell table:number-columns-repeated="2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6602">
            <text:p>6602</text:p>
          </table:table-cell>
          <table:table-cell table:number-columns-repeated="2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7614">
            <text:p>7614</text:p>
          </table:table-cell>
          <table:table-cell table:number-columns-repeated="2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11917">
            <text:p>11917</text:p>
          </table:table-cell>
          <table:table-cell table:number-columns-repeated="2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0200">
            <text:p>10200</text:p>
          </table:table-cell>
          <table:table-cell table:number-columns-repeated="2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36759">
            <text:p>36759</text:p>
          </table:table-cell>
          <table:table-cell table:number-columns-repeated="2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9127">
            <text:p>9127</text:p>
          </table:table-cell>
          <table:table-cell table:number-columns-repeated="2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7025">
            <text:p>7025</text:p>
          </table:table-cell>
          <table:table-cell table:number-columns-repeated="2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28023">
            <text:p>28023</text:p>
          </table:table-cell>
          <table:table-cell table:number-columns-repeated="2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7309">
            <text:p>7309</text:p>
          </table:table-cell>
          <table:table-cell table:number-columns-repeated="2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18605">
            <text:p>18605</text:p>
          </table:table-cell>
          <table:table-cell table:number-columns-repeated="2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7490">
            <text:p>7490</text:p>
          </table:table-cell>
          <table:table-cell table:number-columns-repeated="2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2746">
            <text:p>2746</text:p>
          </table:table-cell>
          <table:table-cell table:number-columns-repeated="2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46882">
            <text:p>46882</text:p>
          </table:table-cell>
          <table:table-cell table:number-columns-repeated="2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461">
            <text:p>461</text:p>
          </table:table-cell>
          <table:table-cell table:number-columns-repeated="2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896">
            <text:p>1896</text:p>
          </table:table-cell>
          <table:table-cell table:number-columns-repeated="2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18025">
            <text:p>18025</text:p>
          </table:table-cell>
          <table:table-cell table:number-columns-repeated="2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8018">
            <text:p>8018</text:p>
          </table:table-cell>
          <table:table-cell table:number-columns-repeated="2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4086">
            <text:p>4086</text:p>
          </table:table-cell>
          <table:table-cell table:number-columns-repeated="2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4160">
            <text:p>4160</text:p>
          </table:table-cell>
          <table:table-cell table:number-columns-repeated="2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16021">
            <text:p>16021</text:p>
          </table:table-cell>
          <table:table-cell table:number-columns-repeated="2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2142">
            <text:p>2142</text:p>
          </table:table-cell>
          <table:table-cell table:number-columns-repeated="2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634">
            <text:p>634</text:p>
          </table:table-cell>
          <table:table-cell table:number-columns-repeated="2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21526">
            <text:p>21526</text:p>
          </table:table-cell>
          <table:table-cell table:number-columns-repeated="2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13653">
            <text:p>13653</text:p>
          </table:table-cell>
          <table:table-cell table:number-columns-repeated="2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1727">
            <text:p>1727</text:p>
          </table:table-cell>
          <table:table-cell table:number-columns-repeated="2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589">
            <text:p>589</text:p>
          </table:table-cell>
          <table:table-cell table:number-columns-repeated="2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1256">
            <text:p>1256</text:p>
          </table:table-cell>
          <table:table-cell table:number-columns-repeated="2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6575">
            <text:p>6575</text:p>
          </table:table-cell>
          <table:table-cell table:number-columns-repeated="2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2692">
            <text:p>2692</text:p>
          </table:table-cell>
          <table:table-cell table:number-columns-repeated="2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7349">
            <text:p>7349</text:p>
          </table:table-cell>
          <table:table-cell table:number-columns-repeated="2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29345">
            <text:p>29345</text:p>
          </table:table-cell>
          <table:table-cell table:number-columns-repeated="2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314">
            <text:p>1314</text:p>
          </table:table-cell>
          <table:table-cell table:number-columns-repeated="2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number-columns-repeated="2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8267">
            <text:p>8267</text:p>
          </table:table-cell>
          <table:table-cell table:number-columns-repeated="2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983">
            <text:p>983</text:p>
          </table:table-cell>
          <table:table-cell table:number-columns-repeated="2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3495">
            <text:p>3495</text:p>
          </table:table-cell>
          <table:table-cell table:number-columns-repeated="2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1462">
            <text:p>1462</text:p>
          </table:table-cell>
          <table:table-cell table:number-columns-repeated="2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5650">
            <text:p>5650</text:p>
          </table:table-cell>
          <table:table-cell table:number-columns-repeated="2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8693">
            <text:p>8693</text:p>
          </table:table-cell>
          <table:table-cell table:number-columns-repeated="2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58144">
            <text:p>58144</text:p>
          </table:table-cell>
          <table:table-cell table:number-columns-repeated="2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593">
            <text:p>593</text:p>
          </table:table-cell>
          <table:table-cell table:number-columns-repeated="2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4473">
            <text:p>4473</text:p>
          </table:table-cell>
          <table:table-cell table:number-columns-repeated="2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286">
            <text:p>3286</text:p>
          </table:table-cell>
          <table:table-cell table:number-columns-repeated="2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3498">
            <text:p>3498</text:p>
          </table:table-cell>
          <table:table-cell table:number-columns-repeated="2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27501">
            <text:p>27501</text:p>
          </table:table-cell>
          <table:table-cell table:number-columns-repeated="2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144">
            <text:p>14144</text:p>
          </table:table-cell>
          <table:table-cell table:number-columns-repeated="2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2813">
            <text:p>2813</text:p>
          </table:table-cell>
          <table:table-cell table:number-columns-repeated="2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1245">
            <text:p>1245</text:p>
          </table:table-cell>
          <table:table-cell table:number-columns-repeated="2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5526">
            <text:p>5526</text:p>
          </table:table-cell>
          <table:table-cell table:number-columns-repeated="2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2690">
            <text:p>2690</text:p>
          </table:table-cell>
          <table:table-cell table:number-columns-repeated="2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4410">
            <text:p>4410</text:p>
          </table:table-cell>
          <table:table-cell table:number-columns-repeated="2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11446">
            <text:p>11446</text:p>
          </table:table-cell>
          <table:table-cell table:number-columns-repeated="2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6417">
            <text:p>6417</text:p>
          </table:table-cell>
          <table:table-cell table:number-columns-repeated="2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980">
            <text:p>2980</text:p>
          </table:table-cell>
          <table:table-cell table:number-columns-repeated="2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5412">
            <text:p>5412</text:p>
          </table:table-cell>
          <table:table-cell table:number-columns-repeated="2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941">
            <text:p>941</text:p>
          </table:table-cell>
          <table:table-cell table:number-columns-repeated="2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372">
            <text:p>372</text:p>
          </table:table-cell>
          <table:table-cell table:number-columns-repeated="2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2693">
            <text:p>2693</text:p>
          </table:table-cell>
          <table:table-cell table:number-columns-repeated="2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1758">
            <text:p>1758</text:p>
          </table:table-cell>
          <table:table-cell table:number-columns-repeated="2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6105">
            <text:p>6105</text:p>
          </table:table-cell>
          <table:table-cell table:number-columns-repeated="2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1533">
            <text:p>1533</text:p>
          </table:table-cell>
          <table:table-cell table:number-columns-repeated="2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6228">
            <text:p>6228</text:p>
          </table:table-cell>
          <table:table-cell table:number-columns-repeated="2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3751">
            <text:p>3751</text:p>
          </table:table-cell>
          <table:table-cell table:number-columns-repeated="2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397">
            <text:p>397</text:p>
          </table:table-cell>
          <table:table-cell table:number-columns-repeated="2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4049">
            <text:p>4049</text:p>
          </table:table-cell>
          <table:table-cell table:number-columns-repeated="2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39950">
            <text:p>39950</text:p>
          </table:table-cell>
          <table:table-cell table:number-columns-repeated="2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21921">
            <text:p>21921</text:p>
          </table:table-cell>
          <table:table-cell table:number-columns-repeated="2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2438">
            <text:p>2438</text:p>
          </table:table-cell>
          <table:table-cell table:number-columns-repeated="2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29723">
            <text:p>29723</text:p>
          </table:table-cell>
          <table:table-cell table:number-columns-repeated="2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31528">
            <text:p>31528</text:p>
          </table:table-cell>
          <table:table-cell table:number-columns-repeated="2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2698">
            <text:p>12698</text:p>
          </table:table-cell>
          <table:table-cell table:number-columns-repeated="2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001">
            <text:p>5001</text:p>
          </table:table-cell>
          <table:table-cell table:number-columns-repeated="2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1974">
            <text:p>11974</text:p>
          </table:table-cell>
          <table:table-cell table:number-columns-repeated="2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2160">
            <text:p>2160</text:p>
          </table:table-cell>
          <table:table-cell table:number-columns-repeated="2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73612">
            <text:p>73612</text:p>
          </table:table-cell>
          <table:table-cell table:number-columns-repeated="2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3236">
            <text:p>13236</text:p>
          </table:table-cell>
          <table:table-cell table:number-columns-repeated="2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7936">
            <text:p>7936</text:p>
          </table:table-cell>
          <table:table-cell table:number-columns-repeated="2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148584">
            <text:p>148584</text:p>
          </table:table-cell>
          <table:table-cell table:number-columns-repeated="2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101774">
            <text:p>101774</text:p>
          </table:table-cell>
          <table:table-cell table:number-columns-repeated="2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36926">
            <text:p>36926</text:p>
          </table:table-cell>
          <table:table-cell table:number-columns-repeated="2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5259">
            <text:p>5259</text:p>
          </table:table-cell>
          <table:table-cell table:number-columns-repeated="2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3012">
            <text:p>13012</text:p>
          </table:table-cell>
          <table:table-cell table:number-columns-repeated="2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7839">
            <text:p>7839</text:p>
          </table:table-cell>
          <table:table-cell table:number-columns-repeated="2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18714">
            <text:p>18714</text:p>
          </table:table-cell>
          <table:table-cell table:number-columns-repeated="2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75015">
            <text:p>75015</text:p>
          </table:table-cell>
          <table:table-cell table:number-columns-repeated="2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23004">
            <text:p>23004</text:p>
          </table:table-cell>
          <table:table-cell table:number-columns-repeated="2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8642">
            <text:p>8642</text:p>
          </table:table-cell>
          <table:table-cell table:number-columns-repeated="2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2998">
            <text:p>2998</text:p>
          </table:table-cell>
          <table:table-cell table:number-columns-repeated="2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1275">
            <text:p>21275</text:p>
          </table:table-cell>
          <table:table-cell table:number-columns-repeated="2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12803">
            <text:p>12803</text:p>
          </table:table-cell>
          <table:table-cell table:number-columns-repeated="2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42251">
            <text:p>42251</text:p>
          </table:table-cell>
          <table:table-cell table:number-columns-repeated="2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19754">
            <text:p>19754</text:p>
          </table:table-cell>
          <table:table-cell table:number-columns-repeated="2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3725">
            <text:p>13725</text:p>
          </table:table-cell>
          <table:table-cell table:number-columns-repeated="2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23842">
            <text:p>23842</text:p>
          </table:table-cell>
          <table:table-cell table:number-columns-repeated="2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46252">
            <text:p>46252</text:p>
          </table:table-cell>
          <table:table-cell table:number-columns-repeated="2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5351">
            <text:p>5351</text:p>
          </table:table-cell>
          <table:table-cell table:number-columns-repeated="2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46218">
            <text:p>46218</text:p>
          </table:table-cell>
          <table:table-cell table:number-columns-repeated="2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7482">
            <text:p>7482</text:p>
          </table:table-cell>
          <table:table-cell table:number-columns-repeated="2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10766">
            <text:p>10766</text:p>
          </table:table-cell>
          <table:table-cell table:number-columns-repeated="2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12186">
            <text:p>12186</text:p>
          </table:table-cell>
          <table:table-cell table:number-columns-repeated="2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10880">
            <text:p>10880</text:p>
          </table:table-cell>
          <table:table-cell table:number-columns-repeated="2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6694">
            <text:p>6694</text:p>
          </table:table-cell>
          <table:table-cell table:number-columns-repeated="2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33615">
            <text:p>33615</text:p>
          </table:table-cell>
          <table:table-cell table:number-columns-repeated="2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43999">
            <text:p>43999</text:p>
          </table:table-cell>
          <table:table-cell table:number-columns-repeated="2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13043">
            <text:p>13043</text:p>
          </table:table-cell>
          <table:table-cell table:number-columns-repeated="2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25656">
            <text:p>25656</text:p>
          </table:table-cell>
          <table:table-cell table:number-columns-repeated="2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3255">
            <text:p>3255</text:p>
          </table:table-cell>
          <table:table-cell table:number-columns-repeated="2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33674">
            <text:p>33674</text:p>
          </table:table-cell>
          <table:table-cell table:number-columns-repeated="2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806">
            <text:p>806</text:p>
          </table:table-cell>
          <table:table-cell table:number-columns-repeated="2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8546">
            <text:p>8546</text:p>
          </table:table-cell>
          <table:table-cell table:number-columns-repeated="2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22835">
            <text:p>22835</text:p>
          </table:table-cell>
          <table:table-cell table:number-columns-repeated="2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4467">
            <text:p>4467</text:p>
          </table:table-cell>
          <table:table-cell table:number-columns-repeated="2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5144">
            <text:p>5144</text:p>
          </table:table-cell>
          <table:table-cell table:number-columns-repeated="2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12509">
            <text:p>12509</text:p>
          </table:table-cell>
          <table:table-cell table:number-columns-repeated="2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811">
            <text:p>1811</text:p>
          </table:table-cell>
          <table:table-cell table:number-columns-repeated="2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number-columns-repeated="2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2124">
            <text:p>2124</text:p>
          </table:table-cell>
          <table:table-cell table:number-columns-repeated="2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090">
            <text:p>1090</text:p>
          </table:table-cell>
          <table:table-cell table:number-columns-repeated="2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106860">
            <text:p>106860</text:p>
          </table:table-cell>
          <table:table-cell table:number-columns-repeated="2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7402">
            <text:p>7402</text:p>
          </table:table-cell>
          <table:table-cell table:number-columns-repeated="2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113850">
            <text:p>113850</text:p>
          </table:table-cell>
          <table:table-cell table:number-columns-repeated="2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31605">
            <text:p>31605</text:p>
          </table:table-cell>
          <table:table-cell table:number-columns-repeated="2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7746">
            <text:p>7746</text:p>
          </table:table-cell>
          <table:table-cell table:number-columns-repeated="2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14467">
            <text:p>14467</text:p>
          </table:table-cell>
          <table:table-cell table:number-columns-repeated="2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2584">
            <text:p>12584</text:p>
          </table:table-cell>
          <table:table-cell table:number-columns-repeated="2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4788">
            <text:p>4788</text:p>
          </table:table-cell>
          <table:table-cell table:number-columns-repeated="2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88271">
            <text:p>88271</text:p>
          </table:table-cell>
          <table:table-cell table:number-columns-repeated="2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24715">
            <text:p>24715</text:p>
          </table:table-cell>
          <table:table-cell table:number-columns-repeated="2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2939">
            <text:p>2939</text:p>
          </table:table-cell>
          <table:table-cell table:number-columns-repeated="2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952">
            <text:p>5952</text:p>
          </table:table-cell>
          <table:table-cell table:number-columns-repeated="2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16212">
            <text:p>16212</text:p>
          </table:table-cell>
          <table:table-cell table:number-columns-repeated="2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2965">
            <text:p>2965</text:p>
          </table:table-cell>
          <table:table-cell table:number-columns-repeated="2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46846">
            <text:p>46846</text:p>
          </table:table-cell>
          <table:table-cell table:number-columns-repeated="2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8100">
            <text:p>8100</text:p>
          </table:table-cell>
          <table:table-cell table:number-columns-repeated="2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69480">
            <text:p>69480</text:p>
          </table:table-cell>
          <table:table-cell table:number-columns-repeated="2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4428">
            <text:p>24428</text:p>
          </table:table-cell>
          <table:table-cell table:number-columns-repeated="2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7097">
            <text:p>7097</text:p>
          </table:table-cell>
          <table:table-cell table:number-columns-repeated="2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19006">
            <text:p>19006</text:p>
          </table:table-cell>
          <table:table-cell table:number-columns-repeated="2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02402">
            <text:p>102402</text:p>
          </table:table-cell>
          <table:table-cell table:number-columns-repeated="2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1559">
            <text:p>11559</text:p>
          </table:table-cell>
          <table:table-cell table:number-columns-repeated="2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11596">
            <text:p>11596</text:p>
          </table:table-cell>
          <table:table-cell table:number-columns-repeated="2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15930">
            <text:p>15930</text:p>
          </table:table-cell>
          <table:table-cell table:number-columns-repeated="2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15423">
            <text:p>15423</text:p>
          </table:table-cell>
          <table:table-cell table:number-columns-repeated="2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1780">
            <text:p>1780</text:p>
          </table:table-cell>
          <table:table-cell table:number-columns-repeated="2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4315">
            <text:p>4315</text:p>
          </table:table-cell>
          <table:table-cell table:number-columns-repeated="2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28374">
            <text:p>28374</text:p>
          </table:table-cell>
          <table:table-cell table:number-columns-repeated="2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5697">
            <text:p>5697</text:p>
          </table:table-cell>
          <table:table-cell table:number-columns-repeated="2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4905">
            <text:p>4905</text:p>
          </table:table-cell>
          <table:table-cell table:number-columns-repeated="2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551">
            <text:p>1551</text:p>
          </table:table-cell>
          <table:table-cell table:number-columns-repeated="2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16773">
            <text:p>16773</text:p>
          </table:table-cell>
          <table:table-cell table:number-columns-repeated="2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165">
            <text:p>8165</text:p>
          </table:table-cell>
          <table:table-cell table:number-columns-repeated="2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2558">
            <text:p>2558</text:p>
          </table:table-cell>
          <table:table-cell table:number-columns-repeated="2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3026">
            <text:p>3026</text:p>
          </table:table-cell>
          <table:table-cell table:number-columns-repeated="2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8226">
            <text:p>38226</text:p>
          </table:table-cell>
          <table:table-cell table:number-columns-repeated="2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number-columns-repeated="2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1173">
            <text:p>1173</text:p>
          </table:table-cell>
          <table:table-cell table:number-columns-repeated="2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2573">
            <text:p>12573</text:p>
          </table:table-cell>
          <table:table-cell table:number-columns-repeated="2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18117">
            <text:p>18117</text:p>
          </table:table-cell>
          <table:table-cell table:number-columns-repeated="2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6382">
            <text:p>6382</text:p>
          </table:table-cell>
          <table:table-cell table:number-columns-repeated="2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8395">
            <text:p>8395</text:p>
          </table:table-cell>
          <table:table-cell table:number-columns-repeated="2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1647">
            <text:p>1647</text:p>
          </table:table-cell>
          <table:table-cell table:number-columns-repeated="2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45406">
            <text:p>45406</text:p>
          </table:table-cell>
          <table:table-cell table:number-columns-repeated="2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10168">
            <text:p>10168</text:p>
          </table:table-cell>
          <table:table-cell table:number-columns-repeated="2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0523">
            <text:p>10523</text:p>
          </table:table-cell>
          <table:table-cell table:number-columns-repeated="2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6066">
            <text:p>6066</text:p>
          </table:table-cell>
          <table:table-cell table:number-columns-repeated="2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9589">
            <text:p>9589</text:p>
          </table:table-cell>
          <table:table-cell table:number-columns-repeated="2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1733">
            <text:p>1733</text:p>
          </table:table-cell>
          <table:table-cell table:number-columns-repeated="2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6821">
            <text:p>6821</text:p>
          </table:table-cell>
          <table:table-cell table:number-columns-repeated="2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13696">
            <text:p>13696</text:p>
          </table:table-cell>
          <table:table-cell table:number-columns-repeated="2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12081">
            <text:p>12081</text:p>
          </table:table-cell>
          <table:table-cell table:number-columns-repeated="2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number-columns-repeated="2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3794">
            <text:p>3794</text:p>
          </table:table-cell>
          <table:table-cell table:number-columns-repeated="2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5149">
            <text:p>5149</text:p>
          </table:table-cell>
          <table:table-cell table:number-columns-repeated="2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3702">
            <text:p>3702</text:p>
          </table:table-cell>
          <table:table-cell table:number-columns-repeated="2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5050">
            <text:p>5050</text:p>
          </table:table-cell>
          <table:table-cell table:number-columns-repeated="2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2665">
            <text:p>2665</text:p>
          </table:table-cell>
          <table:table-cell table:number-columns-repeated="2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3197">
            <text:p>3197</text:p>
          </table:table-cell>
          <table:table-cell table:number-columns-repeated="2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5868">
            <text:p>5868</text:p>
          </table:table-cell>
          <table:table-cell table:number-columns-repeated="2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2979">
            <text:p>2979</text:p>
          </table:table-cell>
          <table:table-cell table:number-columns-repeated="2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6444">
            <text:p>6444</text:p>
          </table:table-cell>
          <table:table-cell table:number-columns-repeated="2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14433">
            <text:p>14433</text:p>
          </table:table-cell>
          <table:table-cell table:number-columns-repeated="2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3268">
            <text:p>3268</text:p>
          </table:table-cell>
          <table:table-cell table:number-columns-repeated="2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5881">
            <text:p>5881</text:p>
          </table:table-cell>
          <table:table-cell table:number-columns-repeated="2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4416">
            <text:p>4416</text:p>
          </table:table-cell>
          <table:table-cell table:number-columns-repeated="2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16312">
            <text:p>16312</text:p>
          </table:table-cell>
          <table:table-cell table:number-columns-repeated="2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4496">
            <text:p>4496</text:p>
          </table:table-cell>
          <table:table-cell table:number-columns-repeated="2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29181">
            <text:p>29181</text:p>
          </table:table-cell>
          <table:table-cell table:number-columns-repeated="2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7186">
            <text:p>7186</text:p>
          </table:table-cell>
          <table:table-cell table:number-columns-repeated="2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16449">
            <text:p>16449</text:p>
          </table:table-cell>
          <table:table-cell table:number-columns-repeated="2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7835">
            <text:p>7835</text:p>
          </table:table-cell>
          <table:table-cell table:number-columns-repeated="2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29311">
            <text:p>29311</text:p>
          </table:table-cell>
          <table:table-cell table:number-columns-repeated="2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4318">
            <text:p>4318</text:p>
          </table:table-cell>
          <table:table-cell table:number-columns-repeated="2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1880">
            <text:p>1880</text:p>
          </table:table-cell>
          <table:table-cell table:number-columns-repeated="2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7477">
            <text:p>7477</text:p>
          </table:table-cell>
          <table:table-cell table:number-columns-repeated="2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21811">
            <text:p>21811</text:p>
          </table:table-cell>
          <table:table-cell table:number-columns-repeated="2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6361">
            <text:p>6361</text:p>
          </table:table-cell>
          <table:table-cell table:number-columns-repeated="2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11225">
            <text:p>11225</text:p>
          </table:table-cell>
          <table:table-cell table:number-columns-repeated="2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667">
            <text:p>667</text:p>
          </table:table-cell>
          <table:table-cell table:number-columns-repeated="2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2415">
            <text:p>2415</text:p>
          </table:table-cell>
          <table:table-cell table:number-columns-repeated="2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10534">
            <text:p>110534</text:p>
          </table:table-cell>
          <table:table-cell table:number-columns-repeated="2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747">
            <text:p>747</text:p>
          </table:table-cell>
          <table:table-cell table:number-columns-repeated="2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1596">
            <text:p>1596</text:p>
          </table:table-cell>
          <table:table-cell table:number-columns-repeated="2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28330">
            <text:p>28330</text:p>
          </table:table-cell>
          <table:table-cell table:number-columns-repeated="2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9893">
            <text:p>9893</text:p>
          </table:table-cell>
          <table:table-cell table:number-columns-repeated="2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357">
            <text:p>357</text:p>
          </table:table-cell>
          <table:table-cell table:number-columns-repeated="2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51584">
            <text:p>51584</text:p>
          </table:table-cell>
          <table:table-cell table:number-columns-repeated="2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3972">
            <text:p>3972</text:p>
          </table:table-cell>
          <table:table-cell table:number-columns-repeated="2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1440">
            <text:p>1440</text:p>
          </table:table-cell>
          <table:table-cell table:number-columns-repeated="2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618">
            <text:p>618</text:p>
          </table:table-cell>
          <table:table-cell table:number-columns-repeated="2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1110">
            <text:p>1110</text:p>
          </table:table-cell>
          <table:table-cell table:number-columns-repeated="2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3715">
            <text:p>3715</text:p>
          </table:table-cell>
          <table:table-cell table:number-columns-repeated="2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719">
            <text:p>719</text:p>
          </table:table-cell>
          <table:table-cell table:number-columns-repeated="2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9966">
            <text:p>9966</text:p>
          </table:table-cell>
          <table:table-cell table:number-columns-repeated="2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50480">
            <text:p>50480</text:p>
          </table:table-cell>
          <table:table-cell table:number-columns-repeated="2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4656">
            <text:p>4656</text:p>
          </table:table-cell>
          <table:table-cell table:number-columns-repeated="2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3317">
            <text:p>3317</text:p>
          </table:table-cell>
          <table:table-cell table:number-columns-repeated="2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2097">
            <text:p>12097</text:p>
          </table:table-cell>
          <table:table-cell table:number-columns-repeated="2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734">
            <text:p>1734</text:p>
          </table:table-cell>
          <table:table-cell table:number-columns-repeated="2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83218">
            <text:p>83218</text:p>
          </table:table-cell>
          <table:table-cell table:number-columns-repeated="2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13894">
            <text:p>13894</text:p>
          </table:table-cell>
          <table:table-cell table:number-columns-repeated="2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2023">
            <text:p>2023</text:p>
          </table:table-cell>
          <table:table-cell table:number-columns-repeated="2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7537">
            <text:p>7537</text:p>
          </table:table-cell>
          <table:table-cell table:number-columns-repeated="2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3193">
            <text:p>3193</text:p>
          </table:table-cell>
          <table:table-cell table:number-columns-repeated="2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5123">
            <text:p>5123</text:p>
          </table:table-cell>
          <table:table-cell table:number-columns-repeated="2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4470">
            <text:p>4470</text:p>
          </table:table-cell>
          <table:table-cell table:number-columns-repeated="2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24985">
            <text:p>24985</text:p>
          </table:table-cell>
          <table:table-cell table:number-columns-repeated="2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912">
            <text:p>912</text:p>
          </table:table-cell>
          <table:table-cell table:number-columns-repeated="2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4660">
            <text:p>4660</text:p>
          </table:table-cell>
          <table:table-cell table:number-columns-repeated="2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5501">
            <text:p>25501</text:p>
          </table:table-cell>
          <table:table-cell table:number-columns-repeated="2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3281">
            <text:p>3281</text:p>
          </table:table-cell>
          <table:table-cell table:number-columns-repeated="2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2518">
            <text:p>2518</text:p>
          </table:table-cell>
          <table:table-cell table:number-columns-repeated="2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4621">
            <text:p>4621</text:p>
          </table:table-cell>
          <table:table-cell table:number-columns-repeated="2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12328">
            <text:p>12328</text:p>
          </table:table-cell>
          <table:table-cell table:number-columns-repeated="2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070">
            <text:p>1070</text:p>
          </table:table-cell>
          <table:table-cell table:number-columns-repeated="2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6786">
            <text:p>6786</text:p>
          </table:table-cell>
          <table:table-cell table:number-columns-repeated="2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9087">
            <text:p>9087</text:p>
          </table:table-cell>
          <table:table-cell table:number-columns-repeated="2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342">
            <text:p>2342</text:p>
          </table:table-cell>
          <table:table-cell table:number-columns-repeated="2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7088">
            <text:p>7088</text:p>
          </table:table-cell>
          <table:table-cell table:number-columns-repeated="2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6687">
            <text:p>6687</text:p>
          </table:table-cell>
          <table:table-cell table:number-columns-repeated="2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1166">
            <text:p>1166</text:p>
          </table:table-cell>
          <table:table-cell table:number-columns-repeated="2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18515">
            <text:p>18515</text:p>
          </table:table-cell>
          <table:table-cell table:number-columns-repeated="2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13915">
            <text:p>13915</text:p>
          </table:table-cell>
          <table:table-cell table:number-columns-repeated="2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06">
            <text:p>1506</text:p>
          </table:table-cell>
          <table:table-cell table:number-columns-repeated="2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1256">
            <text:p>1256</text:p>
          </table:table-cell>
          <table:table-cell table:number-columns-repeated="2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3167">
            <text:p>3167</text:p>
          </table:table-cell>
          <table:table-cell table:number-columns-repeated="2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791">
            <text:p>1791</text:p>
          </table:table-cell>
          <table:table-cell table:number-columns-repeated="2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14785">
            <text:p>14785</text:p>
          </table:table-cell>
          <table:table-cell table:number-columns-repeated="2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1483">
            <text:p>1483</text:p>
          </table:table-cell>
          <table:table-cell table:number-columns-repeated="2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5173">
            <text:p>5173</text:p>
          </table:table-cell>
          <table:table-cell table:number-columns-repeated="2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457">
            <text:p>457</text:p>
          </table:table-cell>
          <table:table-cell table:number-columns-repeated="2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number-columns-repeated="2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2598">
            <text:p>2598</text:p>
          </table:table-cell>
          <table:table-cell table:number-columns-repeated="2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15508">
            <text:p>15508</text:p>
          </table:table-cell>
          <table:table-cell table:number-columns-repeated="2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0289">
            <text:p>10289</text:p>
          </table:table-cell>
          <table:table-cell table:number-columns-repeated="2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343">
            <text:p>9343</text:p>
          </table:table-cell>
          <table:table-cell table:number-columns-repeated="2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4601">
            <text:p>4601</text:p>
          </table:table-cell>
          <table:table-cell table:number-columns-repeated="2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number-columns-repeated="2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2312">
            <text:p>2312</text:p>
          </table:table-cell>
          <table:table-cell table:number-columns-repeated="2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10779">
            <text:p>10779</text:p>
          </table:table-cell>
          <table:table-cell table:number-columns-repeated="2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7786">
            <text:p>7786</text:p>
          </table:table-cell>
          <table:table-cell table:number-columns-repeated="2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1119">
            <text:p>1119</text:p>
          </table:table-cell>
          <table:table-cell table:number-columns-repeated="2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959">
            <text:p>959</text:p>
          </table:table-cell>
          <table:table-cell table:number-columns-repeated="2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499">
            <text:p>499</text:p>
          </table:table-cell>
          <table:table-cell table:number-columns-repeated="2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1545">
            <text:p>1545</text:p>
          </table:table-cell>
          <table:table-cell table:number-columns-repeated="2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4506">
            <text:p>4506</text:p>
          </table:table-cell>
          <table:table-cell table:number-columns-repeated="2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5338">
            <text:p>5338</text:p>
          </table:table-cell>
          <table:table-cell table:number-columns-repeated="2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6032">
            <text:p>6032</text:p>
          </table:table-cell>
          <table:table-cell table:number-columns-repeated="2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3085">
            <text:p>3085</text:p>
          </table:table-cell>
          <table:table-cell table:number-columns-repeated="2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number-columns-repeated="2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302">
            <text:p>302</text:p>
          </table:table-cell>
          <table:table-cell table:number-columns-repeated="2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3669">
            <text:p>3669</text:p>
          </table:table-cell>
          <table:table-cell table:number-columns-repeated="2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0911">
            <text:p>10911</text:p>
          </table:table-cell>
          <table:table-cell table:number-columns-repeated="2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44748">
            <text:p>44748</text:p>
          </table:table-cell>
          <table:table-cell table:number-columns-repeated="2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3331">
            <text:p>3331</text:p>
          </table:table-cell>
          <table:table-cell table:number-columns-repeated="2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54520">
            <text:p>54520</text:p>
          </table:table-cell>
          <table:table-cell table:number-columns-repeated="2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34648">
            <text:p>34648</text:p>
          </table:table-cell>
          <table:table-cell table:number-columns-repeated="2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4798">
            <text:p>4798</text:p>
          </table:table-cell>
          <table:table-cell table:number-columns-repeated="2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291662">
            <text:p>291662</text:p>
          </table:table-cell>
          <table:table-cell table:number-columns-repeated="2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129478">
            <text:p>129478</text:p>
          </table:table-cell>
          <table:table-cell table:number-columns-repeated="2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84014">
            <text:p>84014</text:p>
          </table:table-cell>
          <table:table-cell table:number-columns-repeated="2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186">
            <text:p>13186</text:p>
          </table:table-cell>
          <table:table-cell table:number-columns-repeated="2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5590">
            <text:p>5590</text:p>
          </table:table-cell>
          <table:table-cell table:number-columns-repeated="2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48929">
            <text:p>48929</text:p>
          </table:table-cell>
          <table:table-cell table:number-columns-repeated="2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number-columns-repeated="2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23933">
            <text:p>23933</text:p>
          </table:table-cell>
          <table:table-cell table:number-columns-repeated="2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8186">
            <text:p>18186</text:p>
          </table:table-cell>
          <table:table-cell table:number-columns-repeated="2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0289">
            <text:p>10289</text:p>
          </table:table-cell>
          <table:table-cell table:number-columns-repeated="2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87424">
            <text:p>87424</text:p>
          </table:table-cell>
          <table:table-cell table:number-columns-repeated="2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22791">
            <text:p>22791</text:p>
          </table:table-cell>
          <table:table-cell table:number-columns-repeated="2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18666">
            <text:p>18666</text:p>
          </table:table-cell>
          <table:table-cell table:number-columns-repeated="2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33979">
            <text:p>33979</text:p>
          </table:table-cell>
          <table:table-cell table:number-columns-repeated="2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34286">
            <text:p>34286</text:p>
          </table:table-cell>
          <table:table-cell table:number-columns-repeated="2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14688">
            <text:p>14688</text:p>
          </table:table-cell>
          <table:table-cell table:number-columns-repeated="2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9360">
            <text:p>9360</text:p>
          </table:table-cell>
          <table:table-cell table:number-columns-repeated="2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6931">
            <text:p>16931</text:p>
          </table:table-cell>
          <table:table-cell table:number-columns-repeated="2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46300">
            <text:p>46300</text:p>
          </table:table-cell>
          <table:table-cell table:number-columns-repeated="2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46125">
            <text:p>46125</text:p>
          </table:table-cell>
          <table:table-cell table:number-columns-repeated="2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104557">
            <text:p>104557</text:p>
          </table:table-cell>
          <table:table-cell table:number-columns-repeated="2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18794">
            <text:p>18794</text:p>
          </table:table-cell>
          <table:table-cell table:number-columns-repeated="2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2614">
            <text:p>2614</text:p>
          </table:table-cell>
          <table:table-cell table:number-columns-repeated="2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19201">
            <text:p>19201</text:p>
          </table:table-cell>
          <table:table-cell table:number-columns-repeated="2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2085">
            <text:p>62085</text:p>
          </table:table-cell>
          <table:table-cell table:number-columns-repeated="2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27169">
            <text:p>27169</text:p>
          </table:table-cell>
          <table:table-cell table:number-columns-repeated="2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1979">
            <text:p>1979</text:p>
          </table:table-cell>
          <table:table-cell table:number-columns-repeated="2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45512">
            <text:p>45512</text:p>
          </table:table-cell>
          <table:table-cell table:number-columns-repeated="2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0973">
            <text:p>10973</text:p>
          </table:table-cell>
          <table:table-cell table:number-columns-repeated="2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5495">
            <text:p>5495</text:p>
          </table:table-cell>
          <table:table-cell table:number-columns-repeated="2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1331">
            <text:p>1331</text:p>
          </table:table-cell>
          <table:table-cell table:number-columns-repeated="2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14760">
            <text:p>14760</text:p>
          </table:table-cell>
          <table:table-cell table:number-columns-repeated="2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30629">
            <text:p>30629</text:p>
          </table:table-cell>
          <table:table-cell table:number-columns-repeated="2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34368">
            <text:p>34368</text:p>
          </table:table-cell>
          <table:table-cell table:number-columns-repeated="2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13699">
            <text:p>13699</text:p>
          </table:table-cell>
          <table:table-cell table:number-columns-repeated="2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54496">
            <text:p>54496</text:p>
          </table:table-cell>
          <table:table-cell table:number-columns-repeated="2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13172">
            <text:p>13172</text:p>
          </table:table-cell>
          <table:table-cell table:number-columns-repeated="2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2919">
            <text:p>12919</text:p>
          </table:table-cell>
          <table:table-cell table:number-columns-repeated="2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62000">
            <text:p>62000</text:p>
          </table:table-cell>
          <table:table-cell table:number-columns-repeated="2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1333">
            <text:p>1333</text:p>
          </table:table-cell>
          <table:table-cell table:number-columns-repeated="2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4780">
            <text:p>4780</text:p>
          </table:table-cell>
          <table:table-cell table:number-columns-repeated="2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5358">
            <text:p>15358</text:p>
          </table:table-cell>
          <table:table-cell table:number-columns-repeated="2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9896">
            <text:p>9896</text:p>
          </table:table-cell>
          <table:table-cell table:number-columns-repeated="2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10831">
            <text:p>10831</text:p>
          </table:table-cell>
          <table:table-cell table:number-columns-repeated="2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2022">
            <text:p>12022</text:p>
          </table:table-cell>
          <table:table-cell table:number-columns-repeated="2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19878">
            <text:p>19878</text:p>
          </table:table-cell>
          <table:table-cell table:number-columns-repeated="2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149174">
            <text:p>149174</text:p>
          </table:table-cell>
          <table:table-cell table:number-columns-repeated="2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5385">
            <text:p>5385</text:p>
          </table:table-cell>
          <table:table-cell table:number-columns-repeated="2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2922">
            <text:p>2922</text:p>
          </table:table-cell>
          <table:table-cell table:number-columns-repeated="2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32182">
            <text:p>32182</text:p>
          </table:table-cell>
          <table:table-cell table:number-columns-repeated="2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11317">
            <text:p>11317</text:p>
          </table:table-cell>
          <table:table-cell table:number-columns-repeated="2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8706">
            <text:p>8706</text:p>
          </table:table-cell>
          <table:table-cell table:number-columns-repeated="2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94921">
            <text:p>94921</text:p>
          </table:table-cell>
          <table:table-cell table:number-columns-repeated="2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19929">
            <text:p>19929</text:p>
          </table:table-cell>
          <table:table-cell table:number-columns-repeated="2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31868">
            <text:p>31868</text:p>
          </table:table-cell>
          <table:table-cell table:number-columns-repeated="2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18005">
            <text:p>18005</text:p>
          </table:table-cell>
          <table:table-cell table:number-columns-repeated="2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3103">
            <text:p>3103</text:p>
          </table:table-cell>
          <table:table-cell table:number-columns-repeated="2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17206">
            <text:p>17206</text:p>
          </table:table-cell>
          <table:table-cell table:number-columns-repeated="2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14019">
            <text:p>14019</text:p>
          </table:table-cell>
          <table:table-cell table:number-columns-repeated="2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3055">
            <text:p>13055</text:p>
          </table:table-cell>
          <table:table-cell table:number-columns-repeated="2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4515">
            <text:p>4515</text:p>
          </table:table-cell>
          <table:table-cell table:number-columns-repeated="2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13276">
            <text:p>13276</text:p>
          </table:table-cell>
          <table:table-cell table:number-columns-repeated="2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3757">
            <text:p>3757</text:p>
          </table:table-cell>
          <table:table-cell table:number-columns-repeated="2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26935">
            <text:p>26935</text:p>
          </table:table-cell>
          <table:table-cell table:number-columns-repeated="2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36289">
            <text:p>36289</text:p>
          </table:table-cell>
          <table:table-cell table:number-columns-repeated="2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5371">
            <text:p>15371</text:p>
          </table:table-cell>
          <table:table-cell table:number-columns-repeated="2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number-columns-repeated="2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5747">
            <text:p>5747</text:p>
          </table:table-cell>
          <table:table-cell table:number-columns-repeated="2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4954">
            <text:p>14954</text:p>
          </table:table-cell>
          <table:table-cell table:number-columns-repeated="2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3876">
            <text:p>3876</text:p>
          </table:table-cell>
          <table:table-cell table:number-columns-repeated="2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644">
            <text:p>644</text:p>
          </table:table-cell>
          <table:table-cell table:number-columns-repeated="2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4777">
            <text:p>4777</text:p>
          </table:table-cell>
          <table:table-cell table:number-columns-repeated="2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9235">
            <text:p>9235</text:p>
          </table:table-cell>
          <table:table-cell table:number-columns-repeated="2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24499">
            <text:p>24499</text:p>
          </table:table-cell>
          <table:table-cell table:number-columns-repeated="2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2560">
            <text:p>32560</text:p>
          </table:table-cell>
          <table:table-cell table:number-columns-repeated="2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1437">
            <text:p>1437</text:p>
          </table:table-cell>
          <table:table-cell table:number-columns-repeated="2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9942">
            <text:p>9942</text:p>
          </table:table-cell>
          <table:table-cell table:number-columns-repeated="2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4808">
            <text:p>4808</text:p>
          </table:table-cell>
          <table:table-cell table:number-columns-repeated="2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27588">
            <text:p>27588</text:p>
          </table:table-cell>
          <table:table-cell table:number-columns-repeated="2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788">
            <text:p>788</text:p>
          </table:table-cell>
          <table:table-cell table:number-columns-repeated="2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2850">
            <text:p>2850</text:p>
          </table:table-cell>
          <table:table-cell table:number-columns-repeated="2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8793">
            <text:p>8793</text:p>
          </table:table-cell>
          <table:table-cell table:number-columns-repeated="2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624">
            <text:p>2624</text:p>
          </table:table-cell>
          <table:table-cell table:number-columns-repeated="2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16300">
            <text:p>16300</text:p>
          </table:table-cell>
          <table:table-cell table:number-columns-repeated="2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15479">
            <text:p>15479</text:p>
          </table:table-cell>
          <table:table-cell table:number-columns-repeated="2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16439">
            <text:p>16439</text:p>
          </table:table-cell>
          <table:table-cell table:number-columns-repeated="2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20449">
            <text:p>20449</text:p>
          </table:table-cell>
          <table:table-cell table:number-columns-repeated="2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13830">
            <text:p>13830</text:p>
          </table:table-cell>
          <table:table-cell table:number-columns-repeated="2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8837">
            <text:p>8837</text:p>
          </table:table-cell>
          <table:table-cell table:number-columns-repeated="2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0594">
            <text:p>10594</text:p>
          </table:table-cell>
          <table:table-cell table:number-columns-repeated="2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2415">
            <text:p>2415</text:p>
          </table:table-cell>
          <table:table-cell table:number-columns-repeated="2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45997">
            <text:p>45997</text:p>
          </table:table-cell>
          <table:table-cell table:number-columns-repeated="2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15728">
            <text:p>15728</text:p>
          </table:table-cell>
          <table:table-cell table:number-columns-repeated="2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999">
            <text:p>999</text:p>
          </table:table-cell>
          <table:table-cell table:number-columns-repeated="2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5600">
            <text:p>5600</text:p>
          </table:table-cell>
          <table:table-cell table:number-columns-repeated="2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16542">
            <text:p>16542</text:p>
          </table:table-cell>
          <table:table-cell table:number-columns-repeated="2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2623">
            <text:p>2623</text:p>
          </table:table-cell>
          <table:table-cell table:number-columns-repeated="2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1775">
            <text:p>1775</text:p>
          </table:table-cell>
          <table:table-cell table:number-columns-repeated="2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952">
            <text:p>1952</text:p>
          </table:table-cell>
          <table:table-cell table:number-columns-repeated="2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8905">
            <text:p>8905</text:p>
          </table:table-cell>
          <table:table-cell table:number-columns-repeated="2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1124">
            <text:p>1124</text:p>
          </table:table-cell>
          <table:table-cell table:number-columns-repeated="2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26823">
            <text:p>26823</text:p>
          </table:table-cell>
          <table:table-cell table:number-columns-repeated="2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1010">
            <text:p>1010</text:p>
          </table:table-cell>
          <table:table-cell table:number-columns-repeated="2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2574">
            <text:p>2574</text:p>
          </table:table-cell>
          <table:table-cell table:number-columns-repeated="2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8076">
            <text:p>8076</text:p>
          </table:table-cell>
          <table:table-cell table:number-columns-repeated="2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3880">
            <text:p>13880</text:p>
          </table:table-cell>
          <table:table-cell table:number-columns-repeated="2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4586">
            <text:p>4586</text:p>
          </table:table-cell>
          <table:table-cell table:number-columns-repeated="2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8354">
            <text:p>8354</text:p>
          </table:table-cell>
          <table:table-cell table:number-columns-repeated="2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1229">
            <text:p>1229</text:p>
          </table:table-cell>
          <table:table-cell table:number-columns-repeated="2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6806">
            <text:p>6806</text:p>
          </table:table-cell>
          <table:table-cell table:number-columns-repeated="2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12928">
            <text:p>12928</text:p>
          </table:table-cell>
          <table:table-cell table:number-columns-repeated="2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6213">
            <text:p>6213</text:p>
          </table:table-cell>
          <table:table-cell table:number-columns-repeated="2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39064">
            <text:p>39064</text:p>
          </table:table-cell>
          <table:table-cell table:number-columns-repeated="2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1271">
            <text:p>1271</text:p>
          </table:table-cell>
          <table:table-cell table:number-columns-repeated="2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2079">
            <text:p>2079</text:p>
          </table:table-cell>
          <table:table-cell table:number-columns-repeated="2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9753">
            <text:p>9753</text:p>
          </table:table-cell>
          <table:table-cell table:number-columns-repeated="2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3172">
            <text:p>3172</text:p>
          </table:table-cell>
          <table:table-cell table:number-columns-repeated="2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1886">
            <text:p>1886</text:p>
          </table:table-cell>
          <table:table-cell table:number-columns-repeated="2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6020">
            <text:p>6020</text:p>
          </table:table-cell>
          <table:table-cell table:number-columns-repeated="2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185">
            <text:p>2185</text:p>
          </table:table-cell>
          <table:table-cell table:number-columns-repeated="2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882">
            <text:p>882</text:p>
          </table:table-cell>
          <table:table-cell table:number-columns-repeated="2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8649">
            <text:p>8649</text:p>
          </table:table-cell>
          <table:table-cell table:number-columns-repeated="2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688">
            <text:p>3688</text:p>
          </table:table-cell>
          <table:table-cell table:number-columns-repeated="2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6936">
            <text:p>6936</text:p>
          </table:table-cell>
          <table:table-cell table:number-columns-repeated="2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1057">
            <text:p>1057</text:p>
          </table:table-cell>
          <table:table-cell table:number-columns-repeated="2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3842">
            <text:p>3842</text:p>
          </table:table-cell>
          <table:table-cell table:number-columns-repeated="2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24288">
            <text:p>24288</text:p>
          </table:table-cell>
          <table:table-cell table:number-columns-repeated="2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4611">
            <text:p>4611</text:p>
          </table:table-cell>
          <table:table-cell table:number-columns-repeated="2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2368">
            <text:p>2368</text:p>
          </table:table-cell>
          <table:table-cell table:number-columns-repeated="2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7098">
            <text:p>7098</text:p>
          </table:table-cell>
          <table:table-cell table:number-columns-repeated="2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2703">
            <text:p>2703</text:p>
          </table:table-cell>
          <table:table-cell table:number-columns-repeated="2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10902">
            <text:p>10902</text:p>
          </table:table-cell>
          <table:table-cell table:number-columns-repeated="2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24407">
            <text:p>24407</text:p>
          </table:table-cell>
          <table:table-cell table:number-columns-repeated="2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17303">
            <text:p>17303</text:p>
          </table:table-cell>
          <table:table-cell table:number-columns-repeated="2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7384">
            <text:p>7384</text:p>
          </table:table-cell>
          <table:table-cell table:number-columns-repeated="2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16391">
            <text:p>16391</text:p>
          </table:table-cell>
          <table:table-cell table:number-columns-repeated="2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1477">
            <text:p>1477</text:p>
          </table:table-cell>
          <table:table-cell table:number-columns-repeated="2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42266">
            <text:p>42266</text:p>
          </table:table-cell>
          <table:table-cell table:number-columns-repeated="2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433">
            <text:p>2433</text:p>
          </table:table-cell>
          <table:table-cell table:number-columns-repeated="2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6238">
            <text:p>6238</text:p>
          </table:table-cell>
          <table:table-cell table:number-columns-repeated="2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1758">
            <text:p>1758</text:p>
          </table:table-cell>
          <table:table-cell table:number-columns-repeated="2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0712">
            <text:p>10712</text:p>
          </table:table-cell>
          <table:table-cell table:number-columns-repeated="2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9811">
            <text:p>9811</text:p>
          </table:table-cell>
          <table:table-cell table:number-columns-repeated="2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29211">
            <text:p>29211</text:p>
          </table:table-cell>
          <table:table-cell table:number-columns-repeated="2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16077">
            <text:p>16077</text:p>
          </table:table-cell>
          <table:table-cell table:number-columns-repeated="2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3546">
            <text:p>13546</text:p>
          </table:table-cell>
          <table:table-cell table:number-columns-repeated="2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9635">
            <text:p>9635</text:p>
          </table:table-cell>
          <table:table-cell table:number-columns-repeated="2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3680">
            <text:p>3680</text:p>
          </table:table-cell>
          <table:table-cell table:number-columns-repeated="2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3389">
            <text:p>13389</text:p>
          </table:table-cell>
          <table:table-cell table:number-columns-repeated="2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8564">
            <text:p>8564</text:p>
          </table:table-cell>
          <table:table-cell table:number-columns-repeated="2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217">
            <text:p>7217</text:p>
          </table:table-cell>
          <table:table-cell table:number-columns-repeated="2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668">
            <text:p>29668</text:p>
          </table:table-cell>
          <table:table-cell table:number-columns-repeated="2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9339">
            <text:p>9339</text:p>
          </table:table-cell>
          <table:table-cell table:number-columns-repeated="2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707">
            <text:p>707</text:p>
          </table:table-cell>
          <table:table-cell table:number-columns-repeated="2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12164">
            <text:p>12164</text:p>
          </table:table-cell>
          <table:table-cell table:number-columns-repeated="2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1920">
            <text:p>21920</text:p>
          </table:table-cell>
          <table:table-cell table:number-columns-repeated="2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1138">
            <text:p>1138</text:p>
          </table:table-cell>
          <table:table-cell table:number-columns-repeated="2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1725">
            <text:p>1725</text:p>
          </table:table-cell>
          <table:table-cell table:number-columns-repeated="2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8238">
            <text:p>8238</text:p>
          </table:table-cell>
          <table:table-cell table:number-columns-repeated="2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489">
            <text:p>489</text:p>
          </table:table-cell>
          <table:table-cell table:number-columns-repeated="2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12973">
            <text:p>12973</text:p>
          </table:table-cell>
          <table:table-cell table:number-columns-repeated="2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19034">
            <text:p>19034</text:p>
          </table:table-cell>
          <table:table-cell table:number-columns-repeated="2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834">
            <text:p>834</text:p>
          </table:table-cell>
          <table:table-cell table:number-columns-repeated="2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10747">
            <text:p>10747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3292">
            <text:p>3292</text:p>
          </table:table-cell>
          <table:table-cell table:number-columns-repeated="2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754">
            <text:p>754</text:p>
          </table:table-cell>
          <table:table-cell table:number-columns-repeated="2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10970">
            <text:p>10970</text:p>
          </table:table-cell>
          <table:table-cell table:number-columns-repeated="2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6578">
            <text:p>6578</text:p>
          </table:table-cell>
          <table:table-cell table:number-columns-repeated="2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15860">
            <text:p>15860</text:p>
          </table:table-cell>
          <table:table-cell table:number-columns-repeated="2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384">
            <text:p>384</text:p>
          </table:table-cell>
          <table:table-cell table:number-columns-repeated="2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17301">
            <text:p>17301</text:p>
          </table:table-cell>
          <table:table-cell table:number-columns-repeated="2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4532">
            <text:p>4532</text:p>
          </table:table-cell>
          <table:table-cell table:number-columns-repeated="2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3328">
            <text:p>3328</text:p>
          </table:table-cell>
          <table:table-cell table:number-columns-repeated="2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number-columns-repeated="2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9387">
            <text:p>9387</text:p>
          </table:table-cell>
          <table:table-cell table:number-columns-repeated="2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9969">
            <text:p>9969</text:p>
          </table:table-cell>
          <table:table-cell table:number-columns-repeated="2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15019">
            <text:p>15019</text:p>
          </table:table-cell>
          <table:table-cell table:number-columns-repeated="2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93">
            <text:p>2193</text:p>
          </table:table-cell>
          <table:table-cell table:number-columns-repeated="2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4492">
            <text:p>4492</text:p>
          </table:table-cell>
          <table:table-cell table:number-columns-repeated="2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639">
            <text:p>639</text:p>
          </table:table-cell>
          <table:table-cell table:number-columns-repeated="2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477">
            <text:p>477</text:p>
          </table:table-cell>
          <table:table-cell table:number-columns-repeated="2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1070">
            <text:p>1070</text:p>
          </table:table-cell>
          <table:table-cell table:number-columns-repeated="2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1967">
            <text:p>1967</text:p>
          </table:table-cell>
          <table:table-cell table:number-columns-repeated="2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6278">
            <text:p>6278</text:p>
          </table:table-cell>
          <table:table-cell table:number-columns-repeated="2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3034">
            <text:p>3034</text:p>
          </table:table-cell>
          <table:table-cell table:number-columns-repeated="2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515">
            <text:p>515</text:p>
          </table:table-cell>
          <table:table-cell table:number-columns-repeated="2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069">
            <text:p>7069</text:p>
          </table:table-cell>
          <table:table-cell table:number-columns-repeated="2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2156">
            <text:p>2156</text:p>
          </table:table-cell>
          <table:table-cell table:number-columns-repeated="2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9494">
            <text:p>9494</text:p>
          </table:table-cell>
          <table:table-cell table:number-columns-repeated="2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425">
            <text:p>425</text:p>
          </table:table-cell>
          <table:table-cell table:number-columns-repeated="2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929">
            <text:p>929</text:p>
          </table:table-cell>
          <table:table-cell table:number-columns-repeated="2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9289">
            <text:p>9289</text:p>
          </table:table-cell>
          <table:table-cell table:number-columns-repeated="2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4060">
            <text:p>4060</text:p>
          </table:table-cell>
          <table:table-cell table:number-columns-repeated="2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349">
            <text:p>349</text:p>
          </table:table-cell>
          <table:table-cell table:number-columns-repeated="2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1173">
            <text:p>1173</text:p>
          </table:table-cell>
          <table:table-cell table:number-columns-repeated="2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882">
            <text:p>882</text:p>
          </table:table-cell>
          <table:table-cell table:number-columns-repeated="2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334">
            <text:p>334</text:p>
          </table:table-cell>
          <table:table-cell table:number-columns-repeated="2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4354">
            <text:p>4354</text:p>
          </table:table-cell>
          <table:table-cell table:number-columns-repeated="2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33763">
            <text:p>33763</text:p>
          </table:table-cell>
          <table:table-cell table:number-columns-repeated="2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318699">
            <text:p>318699</text:p>
          </table:table-cell>
          <table:table-cell table:number-columns-repeated="2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3001">
            <text:p>3001</text:p>
          </table:table-cell>
          <table:table-cell table:number-columns-repeated="2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97020">
            <text:p>97020</text:p>
          </table:table-cell>
          <table:table-cell table:number-columns-repeated="2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16156">
            <text:p>16156</text:p>
          </table:table-cell>
          <table:table-cell table:number-columns-repeated="2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6868">
            <text:p>6868</text:p>
          </table:table-cell>
          <table:table-cell table:number-columns-repeated="2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30517">
            <text:p>30517</text:p>
          </table:table-cell>
          <table:table-cell table:number-columns-repeated="2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7199">
            <text:p>7199</text:p>
          </table:table-cell>
          <table:table-cell table:number-columns-repeated="2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41582">
            <text:p>41582</text:p>
          </table:table-cell>
          <table:table-cell table:number-columns-repeated="2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23074">
            <text:p>23074</text:p>
          </table:table-cell>
          <table:table-cell table:number-columns-repeated="2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2649">
            <text:p>2649</text:p>
          </table:table-cell>
          <table:table-cell table:number-columns-repeated="2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number-columns-repeated="2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28104">
            <text:p>28104</text:p>
          </table:table-cell>
          <table:table-cell table:number-columns-repeated="2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4088">
            <text:p>4088</text:p>
          </table:table-cell>
          <table:table-cell table:number-columns-repeated="2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51369">
            <text:p>51369</text:p>
          </table:table-cell>
          <table:table-cell table:number-columns-repeated="2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62278">
            <text:p>62278</text:p>
          </table:table-cell>
          <table:table-cell table:number-columns-repeated="2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6091">
            <text:p>6091</text:p>
          </table:table-cell>
          <table:table-cell table:number-columns-repeated="2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42052">
            <text:p>42052</text:p>
          </table:table-cell>
          <table:table-cell table:number-columns-repeated="2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78742">
            <text:p>78742</text:p>
          </table:table-cell>
          <table:table-cell table:number-columns-repeated="2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16100">
            <text:p>16100</text:p>
          </table:table-cell>
          <table:table-cell table:number-columns-repeated="2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81357">
            <text:p>81357</text:p>
          </table:table-cell>
          <table:table-cell table:number-columns-repeated="2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4538">
            <text:p>4538</text:p>
          </table:table-cell>
          <table:table-cell table:number-columns-repeated="2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96532">
            <text:p>96532</text:p>
          </table:table-cell>
          <table:table-cell table:number-columns-repeated="2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871">
            <text:p>1871</text:p>
          </table:table-cell>
          <table:table-cell table:number-columns-repeated="2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7207">
            <text:p>7207</text:p>
          </table:table-cell>
          <table:table-cell table:number-columns-repeated="2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824">
            <text:p>824</text:p>
          </table:table-cell>
          <table:table-cell table:number-columns-repeated="2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30298">
            <text:p>30298</text:p>
          </table:table-cell>
          <table:table-cell table:number-columns-repeated="2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4440">
            <text:p>4440</text:p>
          </table:table-cell>
          <table:table-cell table:number-columns-repeated="2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37021">
            <text:p>37021</text:p>
          </table:table-cell>
          <table:table-cell table:number-columns-repeated="2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3515">
            <text:p>3515</text:p>
          </table:table-cell>
          <table:table-cell table:number-columns-repeated="2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2916">
            <text:p>12916</text:p>
          </table:table-cell>
          <table:table-cell table:number-columns-repeated="2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23406">
            <text:p>23406</text:p>
          </table:table-cell>
          <table:table-cell table:number-columns-repeated="2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19172">
            <text:p>19172</text:p>
          </table:table-cell>
          <table:table-cell table:number-columns-repeated="2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25979">
            <text:p>25979</text:p>
          </table:table-cell>
          <table:table-cell table:number-columns-repeated="2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51376">
            <text:p>51376</text:p>
          </table:table-cell>
          <table:table-cell table:number-columns-repeated="2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number-columns-repeated="2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29530">
            <text:p>29530</text:p>
          </table:table-cell>
          <table:table-cell table:number-columns-repeated="2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1829">
            <text:p>1829</text:p>
          </table:table-cell>
          <table:table-cell table:number-columns-repeated="2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2118">
            <text:p>2118</text:p>
          </table:table-cell>
          <table:table-cell table:number-columns-repeated="2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6253">
            <text:p>16253</text:p>
          </table:table-cell>
          <table:table-cell table:number-columns-repeated="2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17343">
            <text:p>17343</text:p>
          </table:table-cell>
          <table:table-cell table:number-columns-repeated="2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16469">
            <text:p>16469</text:p>
          </table:table-cell>
          <table:table-cell table:number-columns-repeated="2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10141">
            <text:p>10141</text:p>
          </table:table-cell>
          <table:table-cell table:number-columns-repeated="2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32692">
            <text:p>32692</text:p>
          </table:table-cell>
          <table:table-cell table:number-columns-repeated="2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7222">
            <text:p>7222</text:p>
          </table:table-cell>
          <table:table-cell table:number-columns-repeated="2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35211">
            <text:p>35211</text:p>
          </table:table-cell>
          <table:table-cell table:number-columns-repeated="2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896">
            <text:p>896</text:p>
          </table:table-cell>
          <table:table-cell table:number-columns-repeated="2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34072">
            <text:p>34072</text:p>
          </table:table-cell>
          <table:table-cell table:number-columns-repeated="2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378">
            <text:p>378</text:p>
          </table:table-cell>
          <table:table-cell table:number-columns-repeated="2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26643">
            <text:p>26643</text:p>
          </table:table-cell>
          <table:table-cell table:number-columns-repeated="2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4187">
            <text:p>4187</text:p>
          </table:table-cell>
          <table:table-cell table:number-columns-repeated="2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12934">
            <text:p>12934</text:p>
          </table:table-cell>
          <table:table-cell table:number-columns-repeated="2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3090">
            <text:p>3090</text:p>
          </table:table-cell>
          <table:table-cell table:number-columns-repeated="2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8398">
            <text:p>8398</text:p>
          </table:table-cell>
          <table:table-cell table:number-columns-repeated="2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60517">
            <text:p>60517</text:p>
          </table:table-cell>
          <table:table-cell table:number-columns-repeated="2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4851">
            <text:p>4851</text:p>
          </table:table-cell>
          <table:table-cell table:number-columns-repeated="2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10532">
            <text:p>10532</text:p>
          </table:table-cell>
          <table:table-cell table:number-columns-repeated="2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11158">
            <text:p>11158</text:p>
          </table:table-cell>
          <table:table-cell table:number-columns-repeated="2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number-columns-repeated="2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17666">
            <text:p>17666</text:p>
          </table:table-cell>
          <table:table-cell table:number-columns-repeated="2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26813">
            <text:p>26813</text:p>
          </table:table-cell>
          <table:table-cell table:number-columns-repeated="2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52989">
            <text:p>52989</text:p>
          </table:table-cell>
          <table:table-cell table:number-columns-repeated="2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20674">
            <text:p>20674</text:p>
          </table:table-cell>
          <table:table-cell table:number-columns-repeated="2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1618">
            <text:p>1618</text:p>
          </table:table-cell>
          <table:table-cell table:number-columns-repeated="2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10303">
            <text:p>10303</text:p>
          </table:table-cell>
          <table:table-cell table:number-columns-repeated="2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11595">
            <text:p>11595</text:p>
          </table:table-cell>
          <table:table-cell table:number-columns-repeated="2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15272">
            <text:p>15272</text:p>
          </table:table-cell>
          <table:table-cell table:number-columns-repeated="2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6146">
            <text:p>6146</text:p>
          </table:table-cell>
          <table:table-cell table:number-columns-repeated="2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3477">
            <text:p>3477</text:p>
          </table:table-cell>
          <table:table-cell table:number-columns-repeated="2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15561">
            <text:p>15561</text:p>
          </table:table-cell>
          <table:table-cell table:number-columns-repeated="2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29497">
            <text:p>29497</text:p>
          </table:table-cell>
          <table:table-cell table:number-columns-repeated="2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48008">
            <text:p>48008</text:p>
          </table:table-cell>
          <table:table-cell table:number-columns-repeated="2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74589">
            <text:p>74589</text:p>
          </table:table-cell>
          <table:table-cell table:number-columns-repeated="2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3372">
            <text:p>13372</text:p>
          </table:table-cell>
          <table:table-cell table:number-columns-repeated="2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33886">
            <text:p>33886</text:p>
          </table:table-cell>
          <table:table-cell table:number-columns-repeated="2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6167">
            <text:p>6167</text:p>
          </table:table-cell>
          <table:table-cell table:number-columns-repeated="2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2297">
            <text:p>2297</text:p>
          </table:table-cell>
          <table:table-cell table:number-columns-repeated="2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24004">
            <text:p>24004</text:p>
          </table:table-cell>
          <table:table-cell table:number-columns-repeated="2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6659">
            <text:p>6659</text:p>
          </table:table-cell>
          <table:table-cell table:number-columns-repeated="2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65215">
            <text:p>65215</text:p>
          </table:table-cell>
          <table:table-cell table:number-columns-repeated="2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63688">
            <text:p>63688</text:p>
          </table:table-cell>
          <table:table-cell table:number-columns-repeated="2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9885">
            <text:p>9885</text:p>
          </table:table-cell>
          <table:table-cell table:number-columns-repeated="2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6489">
            <text:p>6489</text:p>
          </table:table-cell>
          <table:table-cell table:number-columns-repeated="2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2956">
            <text:p>2956</text:p>
          </table:table-cell>
          <table:table-cell table:number-columns-repeated="2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10312">
            <text:p>10312</text:p>
          </table:table-cell>
          <table:table-cell table:number-columns-repeated="2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677">
            <text:p>677</text:p>
          </table:table-cell>
          <table:table-cell table:number-columns-repeated="2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123972">
            <text:p>123972</text:p>
          </table:table-cell>
          <table:table-cell table:number-columns-repeated="2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5026">
            <text:p>5026</text:p>
          </table:table-cell>
          <table:table-cell table:number-columns-repeated="2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4705">
            <text:p>4705</text:p>
          </table:table-cell>
          <table:table-cell table:number-columns-repeated="2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5779">
            <text:p>5779</text:p>
          </table:table-cell>
          <table:table-cell table:number-columns-repeated="2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5749">
            <text:p>15749</text:p>
          </table:table-cell>
          <table:table-cell table:number-columns-repeated="2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10339">
            <text:p>10339</text:p>
          </table:table-cell>
          <table:table-cell table:number-columns-repeated="2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4800">
            <text:p>4800</text:p>
          </table:table-cell>
          <table:table-cell table:number-columns-repeated="2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2874">
            <text:p>22874</text:p>
          </table:table-cell>
          <table:table-cell table:number-columns-repeated="2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12391">
            <text:p>12391</text:p>
          </table:table-cell>
          <table:table-cell table:number-columns-repeated="2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13375">
            <text:p>13375</text:p>
          </table:table-cell>
          <table:table-cell table:number-columns-repeated="2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02">
            <text:p>2802</text:p>
          </table:table-cell>
          <table:table-cell table:number-columns-repeated="2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607">
            <text:p>607</text:p>
          </table:table-cell>
          <table:table-cell table:number-columns-repeated="2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8759">
            <text:p>8759</text:p>
          </table:table-cell>
          <table:table-cell table:number-columns-repeated="2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3954">
            <text:p>13954</text:p>
          </table:table-cell>
          <table:table-cell table:number-columns-repeated="2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1312">
            <text:p>1312</text:p>
          </table:table-cell>
          <table:table-cell table:number-columns-repeated="2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3892">
            <text:p>3892</text:p>
          </table:table-cell>
          <table:table-cell table:number-columns-repeated="2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07710">
            <text:p>107710</text:p>
          </table:table-cell>
          <table:table-cell table:number-columns-repeated="2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4295">
            <text:p>4295</text:p>
          </table:table-cell>
          <table:table-cell table:number-columns-repeated="2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4470">
            <text:p>4470</text:p>
          </table:table-cell>
          <table:table-cell table:number-columns-repeated="2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38132">
            <text:p>38132</text:p>
          </table:table-cell>
          <table:table-cell table:number-columns-repeated="2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5563">
            <text:p>5563</text:p>
          </table:table-cell>
          <table:table-cell table:number-columns-repeated="2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49907">
            <text:p>49907</text:p>
          </table:table-cell>
          <table:table-cell table:number-columns-repeated="2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1163">
            <text:p>1163</text:p>
          </table:table-cell>
          <table:table-cell table:number-columns-repeated="2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5554">
            <text:p>5554</text:p>
          </table:table-cell>
          <table:table-cell table:number-columns-repeated="2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7585">
            <text:p>7585</text:p>
          </table:table-cell>
          <table:table-cell table:number-columns-repeated="2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13690">
            <text:p>13690</text:p>
          </table:table-cell>
          <table:table-cell table:number-columns-repeated="2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8058">
            <text:p>8058</text:p>
          </table:table-cell>
          <table:table-cell table:number-columns-repeated="2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393">
            <text:p>9393</text:p>
          </table:table-cell>
          <table:table-cell table:number-columns-repeated="2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21120">
            <text:p>21120</text:p>
          </table:table-cell>
          <table:table-cell table:number-columns-repeated="2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986">
            <text:p>986</text:p>
          </table:table-cell>
          <table:table-cell table:number-columns-repeated="2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490">
            <text:p>490</text:p>
          </table:table-cell>
          <table:table-cell table:number-columns-repeated="2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5601">
            <text:p>5601</text:p>
          </table:table-cell>
          <table:table-cell table:number-columns-repeated="2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6714">
            <text:p>6714</text:p>
          </table:table-cell>
          <table:table-cell table:number-columns-repeated="2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2973">
            <text:p>2973</text:p>
          </table:table-cell>
          <table:table-cell table:number-columns-repeated="2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7003">
            <text:p>7003</text:p>
          </table:table-cell>
          <table:table-cell table:number-columns-repeated="2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6239">
            <text:p>6239</text:p>
          </table:table-cell>
          <table:table-cell table:number-columns-repeated="2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3673">
            <text:p>3673</text:p>
          </table:table-cell>
          <table:table-cell table:number-columns-repeated="2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6703">
            <text:p>6703</text:p>
          </table:table-cell>
          <table:table-cell table:number-columns-repeated="2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034">
            <text:p>1034</text:p>
          </table:table-cell>
          <table:table-cell table:number-columns-repeated="2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16025">
            <text:p>16025</text:p>
          </table:table-cell>
          <table:table-cell table:number-columns-repeated="2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16723">
            <text:p>16723</text:p>
          </table:table-cell>
          <table:table-cell table:number-columns-repeated="2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469">
            <text:p>10469</text:p>
          </table:table-cell>
          <table:table-cell table:number-columns-repeated="2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504">
            <text:p>504</text:p>
          </table:table-cell>
          <table:table-cell table:number-columns-repeated="2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4800">
            <text:p>4800</text:p>
          </table:table-cell>
          <table:table-cell table:number-columns-repeated="2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8591">
            <text:p>8591</text:p>
          </table:table-cell>
          <table:table-cell table:number-columns-repeated="2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9237">
            <text:p>9237</text:p>
          </table:table-cell>
          <table:table-cell table:number-columns-repeated="2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327">
            <text:p>327</text:p>
          </table:table-cell>
          <table:table-cell table:number-columns-repeated="2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7328">
            <text:p>7328</text:p>
          </table:table-cell>
          <table:table-cell table:number-columns-repeated="2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240">
            <text:p>1240</text:p>
          </table:table-cell>
          <table:table-cell table:number-columns-repeated="2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437">
            <text:p>2437</text:p>
          </table:table-cell>
          <table:table-cell table:number-columns-repeated="2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4888">
            <text:p>4888</text:p>
          </table:table-cell>
          <table:table-cell table:number-columns-repeated="2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31172">
            <text:p>31172</text:p>
          </table:table-cell>
          <table:table-cell table:number-columns-repeated="2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11813">
            <text:p>11813</text:p>
          </table:table-cell>
          <table:table-cell table:number-columns-repeated="2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3071">
            <text:p>3071</text:p>
          </table:table-cell>
          <table:table-cell table:number-columns-repeated="2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4769">
            <text:p>4769</text:p>
          </table:table-cell>
          <table:table-cell table:number-columns-repeated="2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295">
            <text:p>10295</text:p>
          </table:table-cell>
          <table:table-cell table:number-columns-repeated="2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5358">
            <text:p>5358</text:p>
          </table:table-cell>
          <table:table-cell table:number-columns-repeated="2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1007">
            <text:p>1007</text:p>
          </table:table-cell>
          <table:table-cell table:number-columns-repeated="2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51683">
            <text:p>51683</text:p>
          </table:table-cell>
          <table:table-cell table:number-columns-repeated="2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15440">
            <text:p>15440</text:p>
          </table:table-cell>
          <table:table-cell table:number-columns-repeated="2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number-columns-repeated="2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6591">
            <text:p>6591</text:p>
          </table:table-cell>
          <table:table-cell table:number-columns-repeated="2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3423">
            <text:p>3423</text:p>
          </table:table-cell>
          <table:table-cell table:number-columns-repeated="2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2619">
            <text:p>2619</text:p>
          </table:table-cell>
          <table:table-cell table:number-columns-repeated="2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2116">
            <text:p>2116</text:p>
          </table:table-cell>
          <table:table-cell table:number-columns-repeated="2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7731">
            <text:p>7731</text:p>
          </table:table-cell>
          <table:table-cell table:number-columns-repeated="2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8733">
            <text:p>8733</text:p>
          </table:table-cell>
          <table:table-cell table:number-columns-repeated="2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310">
            <text:p>2310</text:p>
          </table:table-cell>
          <table:table-cell table:number-columns-repeated="2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086">
            <text:p>1086</text:p>
          </table:table-cell>
          <table:table-cell table:number-columns-repeated="2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4408">
            <text:p>4408</text:p>
          </table:table-cell>
          <table:table-cell table:number-columns-repeated="2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number-columns-repeated="2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9081">
            <text:p>9081</text:p>
          </table:table-cell>
          <table:table-cell table:number-columns-repeated="2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27990">
            <text:p>27990</text:p>
          </table:table-cell>
          <table:table-cell table:number-columns-repeated="2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24008">
            <text:p>24008</text:p>
          </table:table-cell>
          <table:table-cell table:number-columns-repeated="2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4466">
            <text:p>4466</text:p>
          </table:table-cell>
          <table:table-cell table:number-columns-repeated="2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1021">
            <text:p>1021</text:p>
          </table:table-cell>
          <table:table-cell table:number-columns-repeated="2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11440">
            <text:p>11440</text:p>
          </table:table-cell>
          <table:table-cell table:number-columns-repeated="2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8085">
            <text:p>38085</text:p>
          </table:table-cell>
          <table:table-cell table:number-columns-repeated="2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010">
            <text:p>5010</text:p>
          </table:table-cell>
          <table:table-cell table:number-columns-repeated="2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3381">
            <text:p>3381</text:p>
          </table:table-cell>
          <table:table-cell table:number-columns-repeated="2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8140">
            <text:p>8140</text:p>
          </table:table-cell>
          <table:table-cell table:number-columns-repeated="2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2013">
            <text:p>2013</text:p>
          </table:table-cell>
          <table:table-cell table:number-columns-repeated="2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11634">
            <text:p>11634</text:p>
          </table:table-cell>
          <table:table-cell table:number-columns-repeated="2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number-columns-repeated="2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472">
            <text:p>472</text:p>
          </table:table-cell>
          <table:table-cell table:number-columns-repeated="2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3486">
            <text:p>3486</text:p>
          </table:table-cell>
          <table:table-cell table:number-columns-repeated="2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817">
            <text:p>817</text:p>
          </table:table-cell>
          <table:table-cell table:number-columns-repeated="2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3525">
            <text:p>3525</text:p>
          </table:table-cell>
          <table:table-cell table:number-columns-repeated="2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736">
            <text:p>736</text:p>
          </table:table-cell>
          <table:table-cell table:number-columns-repeated="2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929">
            <text:p>929</text:p>
          </table:table-cell>
          <table:table-cell table:number-columns-repeated="2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6657">
            <text:p>6657</text:p>
          </table:table-cell>
          <table:table-cell table:number-columns-repeated="2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1666">
            <text:p>1666</text:p>
          </table:table-cell>
          <table:table-cell table:number-columns-repeated="2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413">
            <text:p>413</text:p>
          </table:table-cell>
          <table:table-cell table:number-columns-repeated="2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13530">
            <text:p>13530</text:p>
          </table:table-cell>
          <table:table-cell table:number-columns-repeated="2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6042">
            <text:p>6042</text:p>
          </table:table-cell>
          <table:table-cell table:number-columns-repeated="2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4072">
            <text:p>54072</text:p>
          </table:table-cell>
          <table:table-cell table:number-columns-repeated="2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1829">
            <text:p>31829</text:p>
          </table:table-cell>
          <table:table-cell table:number-columns-repeated="2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0920">
            <text:p>40920</text:p>
          </table:table-cell>
          <table:table-cell table:number-columns-repeated="2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34843">
            <text:p>34843</text:p>
          </table:table-cell>
          <table:table-cell table:number-columns-repeated="2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35637">
            <text:p>35637</text:p>
          </table:table-cell>
          <table:table-cell table:number-columns-repeated="2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5658">
            <text:p>15658</text:p>
          </table:table-cell>
          <table:table-cell table:number-columns-repeated="2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10028">
            <text:p>10028</text:p>
          </table:table-cell>
          <table:table-cell table:number-columns-repeated="2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6353">
            <text:p>6353</text:p>
          </table:table-cell>
          <table:table-cell table:number-columns-repeated="2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20933">
            <text:p>20933</text:p>
          </table:table-cell>
          <table:table-cell table:number-columns-repeated="2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350048">
            <text:p>350048</text:p>
          </table:table-cell>
          <table:table-cell table:number-columns-repeated="2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4119">
            <text:p>4119</text:p>
          </table:table-cell>
          <table:table-cell table:number-columns-repeated="2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34988">
            <text:p>34988</text:p>
          </table:table-cell>
          <table:table-cell table:number-columns-repeated="2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28392">
            <text:p>28392</text:p>
          </table:table-cell>
          <table:table-cell table:number-columns-repeated="2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6305">
            <text:p>6305</text:p>
          </table:table-cell>
          <table:table-cell table:number-columns-repeated="2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678">
            <text:p>10678</text:p>
          </table:table-cell>
          <table:table-cell table:number-columns-repeated="2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850">
            <text:p>2850</text:p>
          </table:table-cell>
          <table:table-cell table:number-columns-repeated="2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3376">
            <text:p>3376</text:p>
          </table:table-cell>
          <table:table-cell table:number-columns-repeated="2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9824">
            <text:p>9824</text:p>
          </table:table-cell>
          <table:table-cell table:number-columns-repeated="2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12350">
            <text:p>12350</text:p>
          </table:table-cell>
          <table:table-cell table:number-columns-repeated="2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34929">
            <text:p>34929</text:p>
          </table:table-cell>
          <table:table-cell table:number-columns-repeated="2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23359">
            <text:p>23359</text:p>
          </table:table-cell>
          <table:table-cell table:number-columns-repeated="2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12284">
            <text:p>12284</text:p>
          </table:table-cell>
          <table:table-cell table:number-columns-repeated="2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78733">
            <text:p>78733</text:p>
          </table:table-cell>
          <table:table-cell table:number-columns-repeated="2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12592">
            <text:p>12592</text:p>
          </table:table-cell>
          <table:table-cell table:number-columns-repeated="2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781">
            <text:p>2781</text:p>
          </table:table-cell>
          <table:table-cell table:number-columns-repeated="2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428">
            <text:p>428</text:p>
          </table:table-cell>
          <table:table-cell table:number-columns-repeated="2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13615">
            <text:p>13615</text:p>
          </table:table-cell>
          <table:table-cell table:number-columns-repeated="2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12359">
            <text:p>112359</text:p>
          </table:table-cell>
          <table:table-cell table:number-columns-repeated="2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10318">
            <text:p>10318</text:p>
          </table:table-cell>
          <table:table-cell table:number-columns-repeated="2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27810">
            <text:p>27810</text:p>
          </table:table-cell>
          <table:table-cell table:number-columns-repeated="2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16761">
            <text:p>16761</text:p>
          </table:table-cell>
          <table:table-cell table:number-columns-repeated="2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21289">
            <text:p>21289</text:p>
          </table:table-cell>
          <table:table-cell table:number-columns-repeated="2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91009">
            <text:p>91009</text:p>
          </table:table-cell>
          <table:table-cell table:number-columns-repeated="2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2245">
            <text:p>2245</text:p>
          </table:table-cell>
          <table:table-cell table:number-columns-repeated="2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17544">
            <text:p>17544</text:p>
          </table:table-cell>
          <table:table-cell table:number-columns-repeated="2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5368">
            <text:p>5368</text:p>
          </table:table-cell>
          <table:table-cell table:number-columns-repeated="2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7973">
            <text:p>17973</text:p>
          </table:table-cell>
          <table:table-cell table:number-columns-repeated="2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26178">
            <text:p>26178</text:p>
          </table:table-cell>
          <table:table-cell table:number-columns-repeated="2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3071">
            <text:p>3071</text:p>
          </table:table-cell>
          <table:table-cell table:number-columns-repeated="2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26552">
            <text:p>26552</text:p>
          </table:table-cell>
          <table:table-cell table:number-columns-repeated="2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3257">
            <text:p>3257</text:p>
          </table:table-cell>
          <table:table-cell table:number-columns-repeated="2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87875">
            <text:p>87875</text:p>
          </table:table-cell>
          <table:table-cell table:number-columns-repeated="2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8123">
            <text:p>8123</text:p>
          </table:table-cell>
          <table:table-cell table:number-columns-repeated="2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14016">
            <text:p>14016</text:p>
          </table:table-cell>
          <table:table-cell table:number-columns-repeated="2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4747">
            <text:p>4747</text:p>
          </table:table-cell>
          <table:table-cell table:number-columns-repeated="2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24102">
            <text:p>24102</text:p>
          </table:table-cell>
          <table:table-cell table:number-columns-repeated="2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9497">
            <text:p>9497</text:p>
          </table:table-cell>
          <table:table-cell table:number-columns-repeated="2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2783">
            <text:p>2783</text:p>
          </table:table-cell>
          <table:table-cell table:number-columns-repeated="2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12759">
            <text:p>12759</text:p>
          </table:table-cell>
          <table:table-cell table:number-columns-repeated="2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6133">
            <text:p>6133</text:p>
          </table:table-cell>
          <table:table-cell table:number-columns-repeated="2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number-columns-repeated="2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8822">
            <text:p>8822</text:p>
          </table:table-cell>
          <table:table-cell table:number-columns-repeated="2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5277">
            <text:p>5277</text:p>
          </table:table-cell>
          <table:table-cell table:number-columns-repeated="2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3727">
            <text:p>3727</text:p>
          </table:table-cell>
          <table:table-cell table:number-columns-repeated="2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8565">
            <text:p>8565</text:p>
          </table:table-cell>
          <table:table-cell table:number-columns-repeated="2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13032">
            <text:p>13032</text:p>
          </table:table-cell>
          <table:table-cell table:number-columns-repeated="2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22528">
            <text:p>22528</text:p>
          </table:table-cell>
          <table:table-cell table:number-columns-repeated="2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8251">
            <text:p>8251</text:p>
          </table:table-cell>
          <table:table-cell table:number-columns-repeated="2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120979">
            <text:p>120979</text:p>
          </table:table-cell>
          <table:table-cell table:number-columns-repeated="2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33284">
            <text:p>33284</text:p>
          </table:table-cell>
          <table:table-cell table:number-columns-repeated="2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19972">
            <text:p>19972</text:p>
          </table:table-cell>
          <table:table-cell table:number-columns-repeated="2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9102">
            <text:p>9102</text:p>
          </table:table-cell>
          <table:table-cell table:number-columns-repeated="2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2885">
            <text:p>2885</text:p>
          </table:table-cell>
          <table:table-cell table:number-columns-repeated="2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5523">
            <text:p>5523</text:p>
          </table:table-cell>
          <table:table-cell table:number-columns-repeated="2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2812">
            <text:p>2812</text:p>
          </table:table-cell>
          <table:table-cell table:number-columns-repeated="2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12495">
            <text:p>12495</text:p>
          </table:table-cell>
          <table:table-cell table:number-columns-repeated="2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2120">
            <text:p>2120</text:p>
          </table:table-cell>
          <table:table-cell table:number-columns-repeated="2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4482">
            <text:p>4482</text:p>
          </table:table-cell>
          <table:table-cell table:number-columns-repeated="2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7829">
            <text:p>7829</text:p>
          </table:table-cell>
          <table:table-cell table:number-columns-repeated="2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5421">
            <text:p>5421</text:p>
          </table:table-cell>
          <table:table-cell table:number-columns-repeated="2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737">
            <text:p>3737</text:p>
          </table:table-cell>
          <table:table-cell table:number-columns-repeated="2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8785">
            <text:p>8785</text:p>
          </table:table-cell>
          <table:table-cell table:number-columns-repeated="2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095">
            <text:p>1095</text:p>
          </table:table-cell>
          <table:table-cell table:number-columns-repeated="2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4101">
            <text:p>14101</text:p>
          </table:table-cell>
          <table:table-cell table:number-columns-repeated="2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number-columns-repeated="2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48101">
            <text:p>48101</text:p>
          </table:table-cell>
          <table:table-cell table:number-columns-repeated="2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9168">
            <text:p>9168</text:p>
          </table:table-cell>
          <table:table-cell table:number-columns-repeated="2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3167">
            <text:p>3167</text:p>
          </table:table-cell>
          <table:table-cell table:number-columns-repeated="2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992">
            <text:p>992</text:p>
          </table:table-cell>
          <table:table-cell table:number-columns-repeated="2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2687">
            <text:p>2687</text:p>
          </table:table-cell>
          <table:table-cell table:number-columns-repeated="2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44361">
            <text:p>44361</text:p>
          </table:table-cell>
          <table:table-cell table:number-columns-repeated="2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4668">
            <text:p>4668</text:p>
          </table:table-cell>
          <table:table-cell table:number-columns-repeated="2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1453">
            <text:p>1453</text:p>
          </table:table-cell>
          <table:table-cell table:number-columns-repeated="2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2838">
            <text:p>12838</text:p>
          </table:table-cell>
          <table:table-cell table:number-columns-repeated="2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8741">
            <text:p>8741</text:p>
          </table:table-cell>
          <table:table-cell table:number-columns-repeated="2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837">
            <text:p>837</text:p>
          </table:table-cell>
          <table:table-cell table:number-columns-repeated="2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19541">
            <text:p>19541</text:p>
          </table:table-cell>
          <table:table-cell table:number-columns-repeated="2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43102">
            <text:p>43102</text:p>
          </table:table-cell>
          <table:table-cell table:number-columns-repeated="2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21192">
            <text:p>21192</text:p>
          </table:table-cell>
          <table:table-cell table:number-columns-repeated="2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1533">
            <text:p>1533</text:p>
          </table:table-cell>
          <table:table-cell table:number-columns-repeated="2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67440">
            <text:p>67440</text:p>
          </table:table-cell>
          <table:table-cell table:number-columns-repeated="2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57597">
            <text:p>57597</text:p>
          </table:table-cell>
          <table:table-cell table:number-columns-repeated="2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3109">
            <text:p>13109</text:p>
          </table:table-cell>
          <table:table-cell table:number-columns-repeated="2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number-columns-repeated="2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5412">
            <text:p>5412</text:p>
          </table:table-cell>
          <table:table-cell table:number-columns-repeated="2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1790">
            <text:p>1790</text:p>
          </table:table-cell>
          <table:table-cell table:number-columns-repeated="2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number-columns-repeated="2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4582">
            <text:p>4582</text:p>
          </table:table-cell>
          <table:table-cell table:number-columns-repeated="2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0566">
            <text:p>10566</text:p>
          </table:table-cell>
          <table:table-cell table:number-columns-repeated="2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3484">
            <text:p>3484</text:p>
          </table:table-cell>
          <table:table-cell table:number-columns-repeated="2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08">
            <text:p>608</text:p>
          </table:table-cell>
          <table:table-cell table:number-columns-repeated="2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25109">
            <text:p>25109</text:p>
          </table:table-cell>
          <table:table-cell table:number-columns-repeated="2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016">
            <text:p>46016</text:p>
          </table:table-cell>
          <table:table-cell table:number-columns-repeated="2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5392">
            <text:p>5392</text:p>
          </table:table-cell>
          <table:table-cell table:number-columns-repeated="2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29034">
            <text:p>29034</text:p>
          </table:table-cell>
          <table:table-cell table:number-columns-repeated="2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307">
            <text:p>307</text:p>
          </table:table-cell>
          <table:table-cell table:number-columns-repeated="2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4346">
            <text:p>4346</text:p>
          </table:table-cell>
          <table:table-cell table:number-columns-repeated="2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9150">
            <text:p>9150</text:p>
          </table:table-cell>
          <table:table-cell table:number-columns-repeated="2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1569">
            <text:p>1569</text:p>
          </table:table-cell>
          <table:table-cell table:number-columns-repeated="2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3841">
            <text:p>3841</text:p>
          </table:table-cell>
          <table:table-cell table:number-columns-repeated="2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5389">
            <text:p>5389</text:p>
          </table:table-cell>
          <table:table-cell table:number-columns-repeated="2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784">
            <text:p>1784</text:p>
          </table:table-cell>
          <table:table-cell table:number-columns-repeated="2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1971">
            <text:p>1971</text:p>
          </table:table-cell>
          <table:table-cell table:number-columns-repeated="2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5668">
            <text:p>5668</text:p>
          </table:table-cell>
          <table:table-cell table:number-columns-repeated="2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2211">
            <text:p>2211</text:p>
          </table:table-cell>
          <table:table-cell table:number-columns-repeated="2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number-columns-repeated="2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1306">
            <text:p>11306</text:p>
          </table:table-cell>
          <table:table-cell table:number-columns-repeated="2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778">
            <text:p>778</text:p>
          </table:table-cell>
          <table:table-cell table:number-columns-repeated="2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158">
            <text:p>1158</text:p>
          </table:table-cell>
          <table:table-cell table:number-columns-repeated="2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9354">
            <text:p>9354</text:p>
          </table:table-cell>
          <table:table-cell table:number-columns-repeated="2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720">
            <text:p>720</text:p>
          </table:table-cell>
          <table:table-cell table:number-columns-repeated="2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12748">
            <text:p>12748</text:p>
          </table:table-cell>
          <table:table-cell table:number-columns-repeated="2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1423">
            <text:p>1423</text:p>
          </table:table-cell>
          <table:table-cell table:number-columns-repeated="2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1223">
            <text:p>1223</text:p>
          </table:table-cell>
          <table:table-cell table:number-columns-repeated="2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336">
            <text:p>336</text:p>
          </table:table-cell>
          <table:table-cell table:number-columns-repeated="2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10872">
            <text:p>10872</text:p>
          </table:table-cell>
          <table:table-cell table:number-columns-repeated="2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1409">
            <text:p>1409</text:p>
          </table:table-cell>
          <table:table-cell table:number-columns-repeated="2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79872">
            <text:p>79872</text:p>
          </table:table-cell>
          <table:table-cell table:number-columns-repeated="2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56663">
            <text:p>56663</text:p>
          </table:table-cell>
          <table:table-cell table:number-columns-repeated="2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38">
            <text:p>83838</text:p>
          </table:table-cell>
          <table:table-cell table:number-columns-repeated="2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1566">
            <text:p>21566</text:p>
          </table:table-cell>
          <table:table-cell table:number-columns-repeated="2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12650">
            <text:p>112650</text:p>
          </table:table-cell>
          <table:table-cell table:number-columns-repeated="2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number-columns-repeated="2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5983">
            <text:p>5983</text:p>
          </table:table-cell>
          <table:table-cell table:number-columns-repeated="2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39864">
            <text:p>39864</text:p>
          </table:table-cell>
          <table:table-cell table:number-columns-repeated="2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6059">
            <text:p>6059</text:p>
          </table:table-cell>
          <table:table-cell table:number-columns-repeated="2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80734">
            <text:p>80734</text:p>
          </table:table-cell>
          <table:table-cell table:number-columns-repeated="2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8867">
            <text:p>8867</text:p>
          </table:table-cell>
          <table:table-cell table:number-columns-repeated="2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15707">
            <text:p>15707</text:p>
          </table:table-cell>
          <table:table-cell table:number-columns-repeated="2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7413">
            <text:p>7413</text:p>
          </table:table-cell>
          <table:table-cell table:number-columns-repeated="2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13298">
            <text:p>13298</text:p>
          </table:table-cell>
          <table:table-cell table:number-columns-repeated="2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34536">
            <text:p>34536</text:p>
          </table:table-cell>
          <table:table-cell table:number-columns-repeated="2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23232">
            <text:p>23232</text:p>
          </table:table-cell>
          <table:table-cell table:number-columns-repeated="2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6490">
            <text:p>6490</text:p>
          </table:table-cell>
          <table:table-cell table:number-columns-repeated="2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20289">
            <text:p>20289</text:p>
          </table:table-cell>
          <table:table-cell table:number-columns-repeated="2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6936">
            <text:p>6936</text:p>
          </table:table-cell>
          <table:table-cell table:number-columns-repeated="2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33244">
            <text:p>33244</text:p>
          </table:table-cell>
          <table:table-cell table:number-columns-repeated="2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4660">
            <text:p>4660</text:p>
          </table:table-cell>
          <table:table-cell table:number-columns-repeated="2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1376">
            <text:p>11376</text:p>
          </table:table-cell>
          <table:table-cell table:number-columns-repeated="2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6224">
            <text:p>26224</text:p>
          </table:table-cell>
          <table:table-cell table:number-columns-repeated="2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2836">
            <text:p>22836</text:p>
          </table:table-cell>
          <table:table-cell table:number-columns-repeated="2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744">
            <text:p>1744</text:p>
          </table:table-cell>
          <table:table-cell table:number-columns-repeated="2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8795">
            <text:p>8795</text:p>
          </table:table-cell>
          <table:table-cell table:number-columns-repeated="2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12552">
            <text:p>12552</text:p>
          </table:table-cell>
          <table:table-cell table:number-columns-repeated="2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830">
            <text:p>3830</text:p>
          </table:table-cell>
          <table:table-cell table:number-columns-repeated="2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9524">
            <text:p>9524</text:p>
          </table:table-cell>
          <table:table-cell table:number-columns-repeated="2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9027">
            <text:p>9027</text:p>
          </table:table-cell>
          <table:table-cell table:number-columns-repeated="2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9499">
            <text:p>9499</text:p>
          </table:table-cell>
          <table:table-cell table:number-columns-repeated="2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8834">
            <text:p>8834</text:p>
          </table:table-cell>
          <table:table-cell table:number-columns-repeated="2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16407">
            <text:p>16407</text:p>
          </table:table-cell>
          <table:table-cell table:number-columns-repeated="2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27062">
            <text:p>27062</text:p>
          </table:table-cell>
          <table:table-cell table:number-columns-repeated="2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841">
            <text:p>841</text:p>
          </table:table-cell>
          <table:table-cell table:number-columns-repeated="2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5710">
            <text:p>5710</text:p>
          </table:table-cell>
          <table:table-cell table:number-columns-repeated="2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3556">
            <text:p>3556</text:p>
          </table:table-cell>
          <table:table-cell table:number-columns-repeated="2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9030">
            <text:p>9030</text:p>
          </table:table-cell>
          <table:table-cell table:number-columns-repeated="2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21369">
            <text:p>21369</text:p>
          </table:table-cell>
          <table:table-cell table:number-columns-repeated="2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1775">
            <text:p>11775</text:p>
          </table:table-cell>
          <table:table-cell table:number-columns-repeated="2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10437">
            <text:p>10437</text:p>
          </table:table-cell>
          <table:table-cell table:number-columns-repeated="2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085">
            <text:p>29085</text:p>
          </table:table-cell>
          <table:table-cell table:number-columns-repeated="2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6140">
            <text:p>6140</text:p>
          </table:table-cell>
          <table:table-cell table:number-columns-repeated="2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4888">
            <text:p>4888</text:p>
          </table:table-cell>
          <table:table-cell table:number-columns-repeated="2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16841">
            <text:p>16841</text:p>
          </table:table-cell>
          <table:table-cell table:number-columns-repeated="2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22420">
            <text:p>22420</text:p>
          </table:table-cell>
          <table:table-cell table:number-columns-repeated="2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8610">
            <text:p>8610</text:p>
          </table:table-cell>
          <table:table-cell table:number-columns-repeated="2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3028">
            <text:p>3028</text:p>
          </table:table-cell>
          <table:table-cell table:number-columns-repeated="2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10128">
            <text:p>10128</text:p>
          </table:table-cell>
          <table:table-cell table:number-columns-repeated="2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13826">
            <text:p>13826</text:p>
          </table:table-cell>
          <table:table-cell table:number-columns-repeated="2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1309">
            <text:p>1309</text:p>
          </table:table-cell>
          <table:table-cell table:number-columns-repeated="2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21585">
            <text:p>21585</text:p>
          </table:table-cell>
          <table:table-cell table:number-columns-repeated="2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24972">
            <text:p>24972</text:p>
          </table:table-cell>
          <table:table-cell table:number-columns-repeated="2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199">
            <text:p>2199</text:p>
          </table:table-cell>
          <table:table-cell table:number-columns-repeated="2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017">
            <text:p>10017</text:p>
          </table:table-cell>
          <table:table-cell table:number-columns-repeated="2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10845">
            <text:p>10845</text:p>
          </table:table-cell>
          <table:table-cell table:number-columns-repeated="2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6798">
            <text:p>6798</text:p>
          </table:table-cell>
          <table:table-cell table:number-columns-repeated="2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11952">
            <text:p>11952</text:p>
          </table:table-cell>
          <table:table-cell table:number-columns-repeated="2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8761">
            <text:p>8761</text:p>
          </table:table-cell>
          <table:table-cell table:number-columns-repeated="2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5909">
            <text:p>5909</text:p>
          </table:table-cell>
          <table:table-cell table:number-columns-repeated="2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3292">
            <text:p>3292</text:p>
          </table:table-cell>
          <table:table-cell table:number-columns-repeated="2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number-columns-repeated="2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8358">
            <text:p>8358</text:p>
          </table:table-cell>
          <table:table-cell table:number-columns-repeated="2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2851">
            <text:p>2851</text:p>
          </table:table-cell>
          <table:table-cell table:number-columns-repeated="2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2444">
            <text:p>2444</text:p>
          </table:table-cell>
          <table:table-cell table:number-columns-repeated="2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11978">
            <text:p>11978</text:p>
          </table:table-cell>
          <table:table-cell table:number-columns-repeated="2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39163">
            <text:p>39163</text:p>
          </table:table-cell>
          <table:table-cell table:number-columns-repeated="2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22096">
            <text:p>22096</text:p>
          </table:table-cell>
          <table:table-cell table:number-columns-repeated="2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2129">
            <text:p>2129</text:p>
          </table:table-cell>
          <table:table-cell table:number-columns-repeated="2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34971">
            <text:p>34971</text:p>
          </table:table-cell>
          <table:table-cell table:number-columns-repeated="2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10373">
            <text:p>10373</text:p>
          </table:table-cell>
          <table:table-cell table:number-columns-repeated="2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615">
            <text:p>1615</text:p>
          </table:table-cell>
          <table:table-cell table:number-columns-repeated="2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20706">
            <text:p>20706</text:p>
          </table:table-cell>
          <table:table-cell table:number-columns-repeated="2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2354">
            <text:p>2354</text:p>
          </table:table-cell>
          <table:table-cell table:number-columns-repeated="2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2696">
            <text:p>2696</text:p>
          </table:table-cell>
          <table:table-cell table:number-columns-repeated="2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983">
            <text:p>983</text:p>
          </table:table-cell>
          <table:table-cell table:number-columns-repeated="2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31743">
            <text:p>31743</text:p>
          </table:table-cell>
          <table:table-cell table:number-columns-repeated="2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8957">
            <text:p>8957</text:p>
          </table:table-cell>
          <table:table-cell table:number-columns-repeated="2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9402">
            <text:p>9402</text:p>
          </table:table-cell>
          <table:table-cell table:number-columns-repeated="2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39411">
            <text:p>39411</text:p>
          </table:table-cell>
          <table:table-cell table:number-columns-repeated="2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8510">
            <text:p>8510</text:p>
          </table:table-cell>
          <table:table-cell table:number-columns-repeated="2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2344">
            <text:p>2344</text:p>
          </table:table-cell>
          <table:table-cell table:number-columns-repeated="2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8738">
            <text:p>8738</text:p>
          </table:table-cell>
          <table:table-cell table:number-columns-repeated="2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10532">
            <text:p>10532</text:p>
          </table:table-cell>
          <table:table-cell table:number-columns-repeated="2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6537">
            <text:p>6537</text:p>
          </table:table-cell>
          <table:table-cell table:number-columns-repeated="2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337">
            <text:p>4337</text:p>
          </table:table-cell>
          <table:table-cell table:number-columns-repeated="2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2437">
            <text:p>2437</text:p>
          </table:table-cell>
          <table:table-cell table:number-columns-repeated="2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24970">
            <text:p>24970</text:p>
          </table:table-cell>
          <table:table-cell table:number-columns-repeated="2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7288">
            <text:p>7288</text:p>
          </table:table-cell>
          <table:table-cell table:number-columns-repeated="2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5991">
            <text:p>5991</text:p>
          </table:table-cell>
          <table:table-cell table:number-columns-repeated="2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9603">
            <text:p>9603</text:p>
          </table:table-cell>
          <table:table-cell table:number-columns-repeated="2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341">
            <text:p>2341</text:p>
          </table:table-cell>
          <table:table-cell table:number-columns-repeated="2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5982">
            <text:p>5982</text:p>
          </table:table-cell>
          <table:table-cell table:number-columns-repeated="2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4189">
            <text:p>4189</text:p>
          </table:table-cell>
          <table:table-cell table:number-columns-repeated="2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148">
            <text:p>6148</text:p>
          </table:table-cell>
          <table:table-cell table:number-columns-repeated="2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5192">
            <text:p>5192</text:p>
          </table:table-cell>
          <table:table-cell table:number-columns-repeated="2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7233">
            <text:p>7233</text:p>
          </table:table-cell>
          <table:table-cell table:number-columns-repeated="2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2746">
            <text:p>2746</text:p>
          </table:table-cell>
          <table:table-cell table:number-columns-repeated="2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number-columns-repeated="2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985">
            <text:p>985</text:p>
          </table:table-cell>
          <table:table-cell table:number-columns-repeated="2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273762">
            <text:p>273762</text:p>
          </table:table-cell>
          <table:table-cell table:number-columns-repeated="2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40795">
            <text:p>40795</text:p>
          </table:table-cell>
          <table:table-cell table:number-columns-repeated="2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2391">
            <text:p>12391</text:p>
          </table:table-cell>
          <table:table-cell table:number-columns-repeated="2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2298">
            <text:p>22298</text:p>
          </table:table-cell>
          <table:table-cell table:number-columns-repeated="2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225177">
            <text:p>225177</text:p>
          </table:table-cell>
          <table:table-cell table:number-columns-repeated="2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01052">
            <text:p>101052</text:p>
          </table:table-cell>
          <table:table-cell table:number-columns-repeated="2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15601">
            <text:p>15601</text:p>
          </table:table-cell>
          <table:table-cell table:number-columns-repeated="2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48371">
            <text:p>48371</text:p>
          </table:table-cell>
          <table:table-cell table:number-columns-repeated="2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38598">
            <text:p>38598</text:p>
          </table:table-cell>
          <table:table-cell table:number-columns-repeated="2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01140">
            <text:p>101140</text:p>
          </table:table-cell>
          <table:table-cell table:number-columns-repeated="2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5018">
            <text:p>25018</text:p>
          </table:table-cell>
          <table:table-cell table:number-columns-repeated="2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04215">
            <text:p>404215</text:p>
          </table:table-cell>
          <table:table-cell table:number-columns-repeated="2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7413">
            <text:p>17413</text:p>
          </table:table-cell>
          <table:table-cell table:number-columns-repeated="2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14164">
            <text:p>14164</text:p>
          </table:table-cell>
          <table:table-cell table:number-columns-repeated="2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4834">
            <text:p>4834</text:p>
          </table:table-cell>
          <table:table-cell table:number-columns-repeated="2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1045">
            <text:p>1045</text:p>
          </table:table-cell>
          <table:table-cell table:number-columns-repeated="2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2403">
            <text:p>2403</text:p>
          </table:table-cell>
          <table:table-cell table:number-columns-repeated="2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9765">
            <text:p>9765</text:p>
          </table:table-cell>
          <table:table-cell table:number-columns-repeated="2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69383">
            <text:p>69383</text:p>
          </table:table-cell>
          <table:table-cell table:number-columns-repeated="2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11890">
            <text:p>11890</text:p>
          </table:table-cell>
          <table:table-cell table:number-columns-repeated="2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16904">
            <text:p>16904</text:p>
          </table:table-cell>
          <table:table-cell table:number-columns-repeated="2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2853">
            <text:p>22853</text:p>
          </table:table-cell>
          <table:table-cell table:number-columns-repeated="2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number-columns-repeated="2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56529">
            <text:p>56529</text:p>
          </table:table-cell>
          <table:table-cell table:number-columns-repeated="2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3630">
            <text:p>3630</text:p>
          </table:table-cell>
          <table:table-cell table:number-columns-repeated="2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3113">
            <text:p>3113</text:p>
          </table:table-cell>
          <table:table-cell table:number-columns-repeated="2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22877">
            <text:p>22877</text:p>
          </table:table-cell>
          <table:table-cell table:number-columns-repeated="2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13275">
            <text:p>13275</text:p>
          </table:table-cell>
          <table:table-cell table:number-columns-repeated="2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2984">
            <text:p>2984</text:p>
          </table:table-cell>
          <table:table-cell table:number-columns-repeated="2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number-columns-repeated="2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038">
            <text:p>8038</text:p>
          </table:table-cell>
          <table:table-cell table:number-columns-repeated="2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0551">
            <text:p>10551</text:p>
          </table:table-cell>
          <table:table-cell table:number-columns-repeated="2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496">
            <text:p>2496</text:p>
          </table:table-cell>
          <table:table-cell table:number-columns-repeated="2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2423">
            <text:p>2423</text:p>
          </table:table-cell>
          <table:table-cell table:number-columns-repeated="2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2693">
            <text:p>2693</text:p>
          </table:table-cell>
          <table:table-cell table:number-columns-repeated="2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11082">
            <text:p>11082</text:p>
          </table:table-cell>
          <table:table-cell table:number-columns-repeated="2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8550">
            <text:p>8550</text:p>
          </table:table-cell>
          <table:table-cell table:number-columns-repeated="2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1259">
            <text:p>1259</text:p>
          </table:table-cell>
          <table:table-cell table:number-columns-repeated="2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59487">
            <text:p>59487</text:p>
          </table:table-cell>
          <table:table-cell table:number-columns-repeated="2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1279">
            <text:p>1279</text:p>
          </table:table-cell>
          <table:table-cell table:number-columns-repeated="2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9669">
            <text:p>9669</text:p>
          </table:table-cell>
          <table:table-cell table:number-columns-repeated="2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2007">
            <text:p>2007</text:p>
          </table:table-cell>
          <table:table-cell table:number-columns-repeated="2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3205">
            <text:p>3205</text:p>
          </table:table-cell>
          <table:table-cell table:number-columns-repeated="2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4065">
            <text:p>4065</text:p>
          </table:table-cell>
          <table:table-cell table:number-columns-repeated="2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1982">
            <text:p>21982</text:p>
          </table:table-cell>
          <table:table-cell table:number-columns-repeated="2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0430">
            <text:p>10430</text:p>
          </table:table-cell>
          <table:table-cell table:number-columns-repeated="2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615">
            <text:p>1615</text:p>
          </table:table-cell>
          <table:table-cell table:number-columns-repeated="2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429">
            <text:p>1429</text:p>
          </table:table-cell>
          <table:table-cell table:number-columns-repeated="2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2192">
            <text:p>2192</text:p>
          </table:table-cell>
          <table:table-cell table:number-columns-repeated="2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5542">
            <text:p>5542</text:p>
          </table:table-cell>
          <table:table-cell table:number-columns-repeated="2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8230">
            <text:p>18230</text:p>
          </table:table-cell>
          <table:table-cell table:number-columns-repeated="2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21914">
            <text:p>121914</text:p>
          </table:table-cell>
          <table:table-cell table:number-columns-repeated="2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29642">
            <text:p>29642</text:p>
          </table:table-cell>
          <table:table-cell table:number-columns-repeated="2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42023">
            <text:p>42023</text:p>
          </table:table-cell>
          <table:table-cell table:number-columns-repeated="2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3315">
            <text:p>3315</text:p>
          </table:table-cell>
          <table:table-cell table:number-columns-repeated="2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5108">
            <text:p>5108</text:p>
          </table:table-cell>
          <table:table-cell table:number-columns-repeated="2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number-columns-repeated="2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5854">
            <text:p>5854</text:p>
          </table:table-cell>
          <table:table-cell table:number-columns-repeated="2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6790">
            <text:p>6790</text:p>
          </table:table-cell>
          <table:table-cell table:number-columns-repeated="2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22603">
            <text:p>22603</text:p>
          </table:table-cell>
          <table:table-cell table:number-columns-repeated="2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number-columns-repeated="2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4785">
            <text:p>4785</text:p>
          </table:table-cell>
          <table:table-cell table:number-columns-repeated="2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3486">
            <text:p>3486</text:p>
          </table:table-cell>
          <table:table-cell table:number-columns-repeated="2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2558">
            <text:p>2558</text:p>
          </table:table-cell>
          <table:table-cell table:number-columns-repeated="2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number-columns-repeated="2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5419">
            <text:p>5419</text:p>
          </table:table-cell>
          <table:table-cell table:number-columns-repeated="2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9445">
            <text:p>9445</text:p>
          </table:table-cell>
          <table:table-cell table:number-columns-repeated="2"/>
        </table:table-row>
      </table:table>
      <table:database-ranges>
        <table:database-range table:target-range-address="Sheet1.A1:Sheet1.C339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8">09/28/2023</text:date>, <text:time>14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4:34:48.87</dc:date>
    <meta:document-statistic meta:table-count="1" meta:cell-count="10204" meta:object-count="0"/>
    <meta:generator>OpenOffice/4.1.6$Win32 OpenOffice.org_project/416m1$Build-9790</meta:generator>
  </office:meta>
</office:document-meta>
</file>